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4" svg:font-family="Arial"/>
    <style:font-face style:name="Courier New2" svg:font-family="'Courier New'"/>
    <style:font-face style:name="Lohit Devanagari2" svg:font-family="'Lohit Devanagari'"/>
    <style:font-face style:name="Arial1" svg:font-family="Arial" style:font-family-generic="roman"/>
    <style:font-face style:name="Lohit Devanagari" svg:font-family="'Lohit Devanagari'" style:font-family-generic="roman"/>
    <style:font-face style:name="ARIAL" svg:font-family="ARIAL" style:font-family-generic="swiss"/>
    <style:font-face style:name="ARial1" svg:font-family="ARial" style:font-family-generic="swiss"/>
    <style:font-face style:name="Arial5" svg:font-family="Arial" style:font-family-generic="swiss"/>
    <style:font-face style:name="Arial" svg:font-family="Arial" style:font-adornments="Regular" style:font-family-generic="swiss"/>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Arial3" svg:font-family="Arial" style:font-pitch="variable"/>
    <style:font-face style:name="Liberation Serif2" svg:font-family="'Liberation Serif'" style:font-pitch="variable"/>
    <style:font-face style:name="Courier New1"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5in" table:align="margins" style:writing-mode="lr-tb"/>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56" style:family="table">
      <style:table-properties style:width="4.5in" table:align="margins" style:writing-mode="lr-tb"/>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2" style:family="table">
      <style:table-properties style:width="4.5in" table:align="margins" style:writing-mode="lr-tb"/>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75in" fo:margin-left="0in" table:align="left"/>
    </style:style>
    <style:style style:name="Table3.A" style:family="table-column">
      <style:table-column-properties style:column-width="4.75in"/>
    </style:style>
    <style:style style:name="Table3.A1" style:family="table-cell">
      <style:table-cell-properties fo:padding="0.0382in" fo:border="0.05pt solid #000000"/>
    </style:style>
    <style:style style:name="Table57" style:family="table">
      <style:table-properties style:width="4.75in" fo:margin-left="0in" table:align="left"/>
    </style:style>
    <style:style style:name="Table57.A" style:family="table-column">
      <style:table-column-properties style:column-width="4.75in"/>
    </style:style>
    <style:style style:name="Table57.A1" style:family="table-cell">
      <style:table-cell-properties fo:padding="0.0382in" fo:border="0.05pt solid #000000"/>
    </style:style>
    <style:style style:name="Table4" style:family="table">
      <style:table-properties style:width="4.75in" fo:margin-left="0in" table:align="left"/>
    </style:style>
    <style:style style:name="Table4.A" style:family="table-column">
      <style:table-column-properties style:column-width="4.75in"/>
    </style:style>
    <style:style style:name="Table4.A1" style:family="table-cell">
      <style:table-cell-properties fo:padding="0.0382in" fo:border="0.05pt solid #000000"/>
    </style:style>
    <style:style style:name="Table5" style:family="table">
      <style:table-properties style:width="4.75in" fo:margin-left="0in" table:align="left"/>
    </style:style>
    <style:style style:name="Table5.A" style:family="table-column">
      <style:table-column-properties style:column-width="4.75in"/>
    </style:style>
    <style:style style:name="Table5.A1" style:family="table-cell">
      <style:table-cell-properties fo:padding="0.0382in" fo:border="0.05pt solid #000000"/>
    </style:style>
    <style:style style:name="Table6" style:family="table">
      <style:table-properties style:width="4.75in" fo:margin-left="0in" table:align="left"/>
    </style:style>
    <style:style style:name="Table6.A" style:family="table-column">
      <style:table-column-properties style:column-width="4.75in"/>
    </style:style>
    <style:style style:name="Table6.A1" style:family="table-cell">
      <style:table-cell-properties fo:padding="0.0382in" fo:border="0.05pt solid #000000"/>
    </style:style>
    <style:style style:name="Table7" style:family="table">
      <style:table-properties style:width="5.0625in" fo:margin-left="0in" table:align="left"/>
    </style:style>
    <style:style style:name="Table7.A" style:family="table-column">
      <style:table-column-properties style:column-width="5.0625in"/>
    </style:style>
    <style:style style:name="Table7.A1" style:family="table-cell">
      <style:table-cell-properties fo:padding="0.0382in" fo:border="0.05pt solid #000000"/>
    </style:style>
    <style:style style:name="Table8" style:family="table">
      <style:table-properties style:width="5.0625in" fo:margin-left="0in" table:align="left"/>
    </style:style>
    <style:style style:name="Table8.A" style:family="table-column">
      <style:table-column-properties style:column-width="5.0625in"/>
    </style:style>
    <style:style style:name="Table8.A1" style:family="table-cell">
      <style:table-cell-properties fo:padding="0.0382in" fo:border="0.05pt solid #000000"/>
    </style:style>
    <style:style style:name="Table9" style:family="table">
      <style:table-properties style:width="5.0625in" fo:margin-left="0in" table:align="left"/>
    </style:style>
    <style:style style:name="Table9.A" style:family="table-column">
      <style:table-column-properties style:column-width="5.0625in"/>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5.125in" fo:margin-left="0in" table:align="left"/>
    </style:style>
    <style:style style:name="Table32.A" style:family="table-column">
      <style:table-column-properties style:column-width="5.125in"/>
    </style:style>
    <style:style style:name="Table32.A1" style:family="table-cell">
      <style:table-cell-properties fo:padding="0.0382in" fo:border="0.05pt solid #000000"/>
    </style:style>
    <style:style style:name="Table33" style:family="table">
      <style:table-properties style:width="5.125in" fo:margin-left="0in" table:align="left"/>
    </style:style>
    <style:style style:name="Table33.A" style:family="table-column">
      <style:table-column-properties style:column-width="5.125in"/>
    </style:style>
    <style:style style:name="Table33.A1" style:family="table-cell">
      <style:table-cell-properties fo:padding="0.0382in" fo:border="0.05pt solid #000000"/>
    </style:style>
    <style:style style:name="Table34" style:family="table">
      <style:table-properties style:width="5.125in" fo:margin-left="0in" table:align="left"/>
    </style:style>
    <style:style style:name="Table34.A" style:family="table-column">
      <style:table-column-properties style:column-width="5.125in"/>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75in" fo:margin-left="0in" table:align="left"/>
    </style:style>
    <style:style style:name="Table42.A" style:family="table-column">
      <style:table-column-properties style:column-width="4.75in"/>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6" style:family="table">
      <style:table-properties style:width="5.1875in" fo:margin-left="0in" table:align="left"/>
    </style:style>
    <style:style style:name="Table46.A" style:family="table-column">
      <style:table-column-properties style:column-width="5.1875in"/>
    </style:style>
    <style:style style:name="Table46.A1" style:family="table-cell">
      <style:table-cell-properties fo:padding="0.0382in" fo:border="0.05pt solid #000000"/>
    </style:style>
    <style:style style:name="Table47" style:family="table">
      <style:table-properties style:width="5.1875in" fo:margin-left="0in" table:align="left"/>
    </style:style>
    <style:style style:name="Table47.A" style:family="table-column">
      <style:table-column-properties style:column-width="5.1875in"/>
    </style:style>
    <style:style style:name="Table47.A1" style:family="table-cell">
      <style:table-cell-properties fo:padding="0.0382in" fo:border="0.05pt solid #000000"/>
    </style:style>
    <style:style style:name="Table48" style:family="table">
      <style:table-properties style:width="5.1875in" fo:margin-left="0in" table:align="left"/>
    </style:style>
    <style:style style:name="Table48.A" style:family="table-column">
      <style:table-column-properties style:column-width="5.1875in"/>
    </style:style>
    <style:style style:name="Table48.A1" style:family="table-cell">
      <style:table-cell-properties fo:padding="0.0382in" fo:border="0.05pt solid #000000"/>
    </style:style>
    <style:style style:name="Table49" style:family="table">
      <style:table-properties style:width="5.9375in" fo:margin-left="0in" table:align="left"/>
    </style:style>
    <style:style style:name="Table49.A" style:family="table-column">
      <style:table-column-properties style:column-width="5.9375in"/>
    </style:style>
    <style:style style:name="Table49.A1" style:family="table-cell">
      <style:table-cell-properties fo:padding="0.0382in" fo:border="0.05pt solid #000000"/>
    </style:style>
    <style:style style:name="Table50" style:family="table">
      <style:table-properties style:width="5.9375in" fo:margin-left="0in" table:align="left"/>
    </style:style>
    <style:style style:name="Table50.A" style:family="table-column">
      <style:table-column-properties style:column-width="5.9375in"/>
    </style:style>
    <style:style style:name="Table50.A1" style:family="table-cell">
      <style:table-cell-properties fo:padding="0.0382in" fo:border="0.05pt solid #000000"/>
    </style:style>
    <style:style style:name="Table51" style:family="table">
      <style:table-properties style:width="5.9375in" fo:margin-left="0in" table:align="left"/>
    </style:style>
    <style:style style:name="Table51.A" style:family="table-column">
      <style:table-column-properties style:column-width="5.9375in"/>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6.0625in" fo:margin-left="0in" table:align="left"/>
    </style:style>
    <style:style style:name="Table53.A" style:family="table-column">
      <style:table-column-properties style:column-width="6.0625in"/>
    </style:style>
    <style:style style:name="Table53.A1" style:family="table-cell">
      <style:table-cell-properties fo:padding="0.0382in" fo:border="0.05pt solid #000000"/>
    </style:style>
    <style:style style:name="Table54" style:family="table">
      <style:table-properties style:width="6.0625in" fo:margin-left="0in" table:align="left"/>
    </style:style>
    <style:style style:name="Table54.A" style:family="table-column">
      <style:table-column-properties style:column-width="6.0625in"/>
    </style:style>
    <style:style style:name="Table54.A1" style:family="table-cell">
      <style:table-cell-properties fo:padding="0.0382in" fo:border="0.05pt solid #000000"/>
    </style:style>
    <style:style style:name="Table55" style:family="table">
      <style:table-properties style:width="6.0625in" fo:margin-left="0in" table:align="left"/>
    </style:style>
    <style:style style:name="Table55.A" style:family="table-column">
      <style:table-column-properties style:column-width="6.0625in"/>
    </style:style>
    <style:style style:name="Table55.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ARial1" fo:font-size="10pt" fo:font-weight="normal" officeooo:rsid="005c1ee9" officeooo:paragraph-rsid="005c1ee9" style:font-size-asian="8.75pt" style:font-weight-asian="normal" style:font-size-complex="10pt" style:font-weight-complex="normal"/>
    </style:style>
    <style:style style:name="P3" style:family="paragraph" style:parent-style-name="Standard">
      <style:text-properties style:font-name="ARial1" fo:font-size="10pt" fo:font-weight="normal" officeooo:rsid="005e18d7" officeooo:paragraph-rsid="005e18d7" style:font-size-asian="8.75pt" style:font-weight-asian="normal" style:font-size-complex="10pt" style:font-weight-complex="normal"/>
    </style:style>
    <style:style style:name="P4" style:family="paragraph" style:parent-style-name="Standard">
      <style:text-properties style:font-name="ARial1" fo:font-size="10pt" fo:font-weight="normal" officeooo:rsid="005e18d7" officeooo:paragraph-rsid="005ef30d" style:font-size-asian="8.75pt" style:font-weight-asian="normal" style:font-size-complex="10pt" style:font-weight-complex="normal"/>
    </style:style>
    <style:style style:name="P5" style:family="paragraph" style:parent-style-name="Standard">
      <style:text-properties style:font-name="ARial1" fo:font-size="10pt" fo:font-weight="normal" officeooo:rsid="0062bf5f" officeooo:paragraph-rsid="0062bf5f" style:font-size-asian="8.75pt" style:font-weight-asian="normal" style:font-size-complex="10pt" style:font-weight-complex="normal"/>
    </style:style>
    <style:style style:name="P6" style:family="paragraph" style:parent-style-name="Standard">
      <style:text-properties style:font-name="ARial1" fo:font-size="10pt" fo:font-weight="normal" officeooo:rsid="008a0814" officeooo:paragraph-rsid="008a0814" style:font-size-asian="8.75pt" style:font-weight-asian="normal" style:font-size-complex="10pt" style:font-weight-complex="normal"/>
    </style:style>
    <style:style style:name="P7" style:family="paragraph" style:parent-style-name="Standard">
      <style:text-properties style:font-name="ARial1" fo:font-size="10pt" fo:font-weight="normal" officeooo:rsid="008f2548" officeooo:paragraph-rsid="008f2548" style:font-size-asian="8.75pt" style:font-weight-asian="normal" style:font-size-complex="10pt" style:font-weight-complex="normal"/>
    </style:style>
    <style:style style:name="P8" style:family="paragraph" style:parent-style-name="Standard">
      <style:text-properties style:font-name="ARial1" fo:font-size="10pt" fo:font-weight="normal" officeooo:rsid="008fd56c" officeooo:paragraph-rsid="008fd56c" style:font-size-asian="8.75pt" style:font-weight-asian="normal" style:font-size-complex="10pt" style:font-weight-complex="normal"/>
    </style:style>
    <style:style style:name="P9" style:family="paragraph" style:parent-style-name="Standard">
      <style:text-properties style:font-name="ARial1" fo:font-size="10pt" fo:font-weight="normal" officeooo:rsid="00903c57" officeooo:paragraph-rsid="00903c57" style:font-size-asian="8.75pt" style:font-weight-asian="normal" style:font-size-complex="10pt" style:font-weight-complex="normal"/>
    </style:style>
    <style:style style:name="P10" style:family="paragraph" style:parent-style-name="Standard">
      <style:text-properties style:font-name="ARial1" fo:font-size="10pt" fo:font-weight="normal" officeooo:rsid="00903c57" officeooo:paragraph-rsid="0091bfb2" style:font-size-asian="8.75pt" style:font-weight-asian="normal" style:font-size-complex="10pt" style:font-weight-complex="normal"/>
    </style:style>
    <style:style style:name="P11" style:family="paragraph" style:parent-style-name="Standard">
      <style:text-properties style:font-name="ARial1" fo:font-size="10pt" fo:font-weight="normal" officeooo:rsid="009b559e" officeooo:paragraph-rsid="009b559e" style:font-size-asian="8.75pt" style:font-weight-asian="normal" style:font-size-complex="10pt" style:font-weight-complex="normal"/>
    </style:style>
    <style:style style:name="P12" style:family="paragraph" style:parent-style-name="Standard">
      <style:text-properties style:font-name="ARial1" fo:font-size="10pt" fo:font-weight="normal" officeooo:rsid="009f5bf5" officeooo:paragraph-rsid="009f5bf5" style:font-size-asian="8.75pt" style:font-weight-asian="normal" style:font-size-complex="10pt" style:font-weight-complex="normal"/>
    </style:style>
    <style:style style:name="P13" style:family="paragraph" style:parent-style-name="Standard">
      <style:text-properties style:font-name="ARial1" fo:font-size="10pt" fo:font-weight="normal" officeooo:rsid="00a94a54" officeooo:paragraph-rsid="00a94a54" style:font-size-asian="8.75pt" style:font-weight-asian="normal" style:font-size-complex="10pt" style:font-weight-complex="normal"/>
    </style:style>
    <style:style style:name="P14" style:family="paragraph" style:parent-style-name="Standard">
      <style:text-properties style:font-name="ARial1" fo:font-size="10pt" fo:font-weight="normal" officeooo:rsid="00af1ca1" officeooo:paragraph-rsid="00af1ca1" style:font-size-asian="8.75pt" style:font-weight-asian="normal" style:font-size-complex="10pt" style:font-weight-complex="normal"/>
    </style:style>
    <style:style style:name="P15" style:family="paragraph" style:parent-style-name="Standard">
      <style:text-properties style:font-name="ARial1" fo:font-size="10pt" fo:font-weight="normal" officeooo:rsid="00b14a84" officeooo:paragraph-rsid="00b14a84" style:font-size-asian="8.75pt" style:font-weight-asian="normal" style:font-size-complex="10pt" style:font-weight-complex="normal"/>
    </style:style>
    <style:style style:name="P16" style:family="paragraph" style:parent-style-name="Standard">
      <style:text-properties style:font-name="ARial1" fo:font-size="10pt" fo:font-weight="normal" officeooo:rsid="00cad85a" officeooo:paragraph-rsid="00cad85a" style:font-size-asian="8.75pt" style:font-weight-asian="normal" style:font-size-complex="10pt" style:font-weight-complex="normal"/>
    </style:style>
    <style:style style:name="P17" style:family="paragraph" style:parent-style-name="Standard">
      <style:text-properties style:font-name="ARial1" fo:font-size="10pt" fo:font-weight="normal" officeooo:rsid="0115d5a9" officeooo:paragraph-rsid="0115d5a9" style:font-size-asian="8.75pt" style:font-weight-asian="normal" style:font-size-complex="10pt" style:font-weight-complex="normal"/>
    </style:style>
    <style:style style:name="P18" style:family="paragraph" style:parent-style-name="Standard">
      <style:text-properties style:font-name="ARial1" fo:font-size="10pt" fo:font-weight="normal" officeooo:rsid="011d0fd3" officeooo:paragraph-rsid="011d0fd3" style:font-size-asian="8.75pt" style:font-weight-asian="normal" style:font-size-complex="10pt" style:font-weight-complex="normal"/>
    </style:style>
    <style:style style:name="P19" style:family="paragraph" style:parent-style-name="Standard">
      <style:text-properties style:font-name="ARial1" fo:font-size="10pt" fo:font-weight="normal" officeooo:rsid="011eb240" officeooo:paragraph-rsid="011eb240" style:font-size-asian="8.75pt" style:font-weight-asian="normal" style:font-size-complex="10pt" style:font-weight-complex="normal"/>
    </style:style>
    <style:style style:name="P20" style:family="paragraph" style:parent-style-name="Standard">
      <style:text-properties style:font-name="ARial1" fo:font-size="10pt" fo:font-weight="normal" officeooo:rsid="01321556" officeooo:paragraph-rsid="01321556" style:font-size-asian="8.75pt" style:font-weight-asian="normal" style:font-size-complex="10pt" style:font-weight-complex="normal"/>
    </style:style>
    <style:style style:name="P21" style:family="paragraph" style:parent-style-name="Standard">
      <style:text-properties style:font-name="ARial1" fo:font-size="10pt" fo:font-weight="normal" officeooo:rsid="00a2d2ea" officeooo:paragraph-rsid="01434f6e" style:font-size-asian="8.75pt" style:font-weight-asian="normal" style:font-size-complex="10pt" style:font-weight-complex="normal"/>
    </style:style>
    <style:style style:name="P22" style:family="paragraph" style:parent-style-name="Standard">
      <style:text-properties style:font-name="ARial1" fo:font-size="10pt" fo:font-weight="normal" officeooo:rsid="00a5a1e6" officeooo:paragraph-rsid="00a5a1e6" style:font-size-asian="8.75pt" style:font-weight-asian="normal" style:font-size-complex="10pt" style:font-weight-complex="normal"/>
    </style:style>
    <style:style style:name="P23" style:family="paragraph" style:parent-style-name="Standard">
      <style:text-properties style:font-name="ARial1" fo:font-size="10pt" fo:font-weight="normal" officeooo:rsid="00ce2b9b" officeooo:paragraph-rsid="00ce2b9b" style:font-size-asian="8.75pt" style:font-weight-asian="normal" style:font-size-complex="10pt" style:font-weight-complex="normal"/>
    </style:style>
    <style:style style:name="P24" style:family="paragraph" style:parent-style-name="Standard">
      <style:text-properties style:font-name="ARial1" fo:font-size="10pt" fo:font-weight="normal" officeooo:rsid="01276b5b" officeooo:paragraph-rsid="01276b5b" style:font-size-asian="8.75pt" style:font-weight-asian="normal" style:font-size-complex="10pt" style:font-weight-complex="normal"/>
    </style:style>
    <style:style style:name="P25" style:family="paragraph" style:parent-style-name="Standard">
      <style:text-properties style:font-name="ARial1" fo:font-size="10pt" fo:font-weight="bold" officeooo:rsid="009772cc" officeooo:paragraph-rsid="009772cc" style:font-size-asian="8.75pt" style:font-weight-asian="bold" style:font-size-complex="10pt" style:font-weight-complex="bold"/>
    </style:style>
    <style:style style:name="P26" style:family="paragraph" style:parent-style-name="Standard">
      <style:text-properties style:font-name="ARial1" fo:font-size="10pt" fo:font-weight="bold" officeooo:rsid="00b417f1" officeooo:paragraph-rsid="00b417f1" style:font-size-asian="8.75pt" style:font-weight-asian="bold" style:font-size-complex="10pt" style:font-weight-complex="bold"/>
    </style:style>
    <style:style style:name="P27" style:family="paragraph" style:parent-style-name="Standard">
      <style:text-properties style:font-name="ARial1" fo:font-size="10pt" fo:font-weight="bold" officeooo:rsid="00b4c190" officeooo:paragraph-rsid="00b4c190" style:font-size-asian="8.75pt" style:font-weight-asian="bold" style:font-size-complex="10pt" style:font-weight-complex="bold"/>
    </style:style>
    <style:style style:name="P28" style:family="paragraph" style:parent-style-name="Standard">
      <style:text-properties style:font-name="ARial1" fo:font-size="10pt" fo:font-weight="bold" officeooo:rsid="00b82fad" officeooo:paragraph-rsid="00b92812" style:font-size-asian="8.75pt" style:font-weight-asian="bold" style:font-size-complex="10pt" style:font-weight-complex="bold"/>
    </style:style>
    <style:style style:name="P29" style:family="paragraph" style:parent-style-name="Standard">
      <style:text-properties style:font-name="ARial1" fo:font-size="10pt" fo:font-weight="bold" officeooo:rsid="00d23c05" officeooo:paragraph-rsid="00d23c05" style:font-size-asian="8.75pt" style:font-weight-asian="bold" style:font-size-complex="10pt" style:font-weight-complex="bold"/>
    </style:style>
    <style:style style:name="P30" style:family="paragraph" style:parent-style-name="Standard">
      <style:text-properties style:font-name="ARial1" fo:font-size="10pt" fo:font-weight="bold" officeooo:rsid="012fbd72" officeooo:paragraph-rsid="012fbd72" style:font-size-asian="8.75pt" style:font-weight-asian="bold" style:font-size-complex="10pt" style:font-weight-complex="bold"/>
    </style:style>
    <style:style style:name="P31" style:family="paragraph" style:parent-style-name="Standard">
      <style:text-properties style:font-name="ARial1" fo:font-size="16pt" fo:font-weight="bold" officeooo:rsid="0099b496" officeooo:paragraph-rsid="0099b496" style:font-size-asian="16pt" style:font-weight-asian="bold" style:font-size-complex="16pt" style:font-weight-complex="bold"/>
    </style:style>
    <style:style style:name="P32" style:family="paragraph" style:parent-style-name="Standard">
      <style:text-properties style:font-name="ARial1" fo:font-size="16pt" fo:font-weight="bold" officeooo:rsid="011d0fd3" officeooo:paragraph-rsid="011d0fd3" style:font-size-asian="16pt" style:font-weight-asian="bold" style:font-size-complex="16pt" style:font-weight-complex="bold"/>
    </style:style>
    <style:style style:name="P33" style:family="paragraph" style:parent-style-name="Standard">
      <style:text-properties style:font-name="Courier New"/>
    </style:style>
    <style:style style:name="P34" style:family="paragraph" style:parent-style-name="Standard">
      <style:text-properties style:font-name="Courier New" officeooo:paragraph-rsid="0028c896"/>
    </style:style>
    <style:style style:name="P35" style:family="paragraph" style:parent-style-name="Standard">
      <style:text-properties style:font-name="Courier New" fo:font-style="normal" style:text-underline-style="none" fo:font-weight="normal" officeooo:rsid="0044b5a4" officeooo:paragraph-rsid="0044b5a4" style:font-style-asian="normal" style:font-weight-asian="normal" style:font-style-complex="normal" style:font-weight-complex="normal"/>
    </style:style>
    <style:style style:name="P36" style:family="paragraph" style:parent-style-name="Standard">
      <style:text-properties style:font-name="Courier New" fo:font-size="10pt" fo:font-weight="normal" officeooo:rsid="0047a3bb" officeooo:paragraph-rsid="0047a3bb" style:font-size-asian="8.75pt" style:font-weight-asian="normal" style:font-size-complex="10pt" style:font-weight-complex="normal"/>
    </style:style>
    <style:style style:name="P37" style:family="paragraph" style:parent-style-name="Standard">
      <style:text-properties style:font-name="Courier New" fo:font-size="10pt" fo:font-weight="normal" officeooo:rsid="00a94a54" officeooo:paragraph-rsid="00a94a54" style:font-size-asian="8.75pt" style:font-weight-asian="normal" style:font-size-complex="10pt" style:font-weight-complex="normal"/>
    </style:style>
    <style:style style:name="P38" style:family="paragraph" style:parent-style-name="Standard">
      <style:text-properties style:font-name="Courier New" fo:font-size="10pt" fo:font-weight="normal" officeooo:rsid="00a94a54" officeooo:paragraph-rsid="00a9f1bf" style:font-size-asian="8.75pt" style:font-weight-asian="normal" style:font-size-complex="10pt" style:font-weight-complex="normal"/>
    </style:style>
    <style:style style:name="P39" style:family="paragraph" style:parent-style-name="Standard">
      <style:text-properties style:font-name="Courier New" fo:font-size="10pt" fo:font-weight="normal" officeooo:rsid="00aa8de0" officeooo:paragraph-rsid="00aa8de0" style:font-size-asian="8.75pt" style:font-weight-asian="normal" style:font-size-complex="10pt" style:font-weight-complex="normal"/>
    </style:style>
    <style:style style:name="P40" style:family="paragraph" style:parent-style-name="Standard">
      <style:text-properties style:font-name="Courier New" fo:font-size="10pt" fo:font-weight="normal" officeooo:rsid="00af1ca1" officeooo:paragraph-rsid="00af1ca1" style:font-size-asian="8.75pt" style:font-weight-asian="normal" style:font-size-complex="10pt" style:font-weight-complex="normal"/>
    </style:style>
    <style:style style:name="P41" style:family="paragraph" style:parent-style-name="Standard">
      <style:text-properties style:font-name="Courier New" fo:font-size="10pt" fo:font-weight="normal" officeooo:rsid="00b92812" officeooo:paragraph-rsid="00b92812" style:font-size-asian="8.75pt" style:font-weight-asian="normal" style:font-size-complex="10pt" style:font-weight-complex="normal"/>
    </style:style>
    <style:style style:name="P42" style:family="paragraph" style:parent-style-name="Standard">
      <style:text-properties style:font-name="Courier New" fo:font-size="10pt" fo:font-weight="bold" officeooo:rsid="00b92812" officeooo:paragraph-rsid="00b92812" style:font-size-asian="8.75pt" style:font-weight-asian="bold" style:font-size-complex="10pt" style:font-weight-complex="bold"/>
    </style:style>
    <style:style style:name="P43" style:family="paragraph" style:parent-style-name="Standard">
      <style:text-properties style:font-name="Courier New" officeooo:rsid="005083c2" officeooo:paragraph-rsid="005083c2"/>
    </style:style>
    <style:style style:name="P44" style:family="paragraph" style:parent-style-name="Standard">
      <style:text-properties style:font-name="Courier New" officeooo:paragraph-rsid="002141ea"/>
    </style:style>
    <style:style style:name="P45" style:family="paragraph" style:parent-style-name="Standard">
      <style:text-properties style:font-name="Courier New" officeooo:rsid="004f8249" officeooo:paragraph-rsid="00e884b6"/>
    </style:style>
    <style:style style:name="P46" style:family="paragraph" style:parent-style-name="Standard">
      <style:text-properties style:font-name="Courier New" officeooo:paragraph-rsid="013fc508"/>
    </style:style>
    <style:style style:name="P47" style:family="paragraph" style:parent-style-name="Standard">
      <style:text-properties style:font-name="Courier New" fo:font-size="9.5pt" officeooo:paragraph-rsid="013fc508" style:font-size-asian="9.5pt" style:font-size-complex="9.5pt"/>
    </style:style>
    <style:style style:name="P48" style:family="paragraph" style:parent-style-name="Standard">
      <style:text-properties style:font-name="Courier New" officeooo:rsid="01417115" officeooo:paragraph-rsid="01417115"/>
    </style:style>
    <style:style style:name="P49" style:family="paragraph" style:parent-style-name="Standard">
      <style:text-properties style:font-name="Courier New" officeooo:paragraph-rsid="0146c374"/>
    </style:style>
    <style:style style:name="P50" style:family="paragraph" style:parent-style-name="Standard">
      <style:text-properties fo:font-size="16pt" fo:font-weight="bold" style:font-size-asian="16pt" style:font-weight-asian="bold" style:font-size-complex="16pt" style:font-weight-complex="bold"/>
    </style:style>
    <style:style style:name="P51" style:family="paragraph" style:parent-style-name="Standard">
      <style:text-properties fo:font-size="16pt" fo:font-weight="bold" officeooo:rsid="007826ee" officeooo:paragraph-rsid="007826ee" style:font-size-asian="16pt" style:font-weight-asian="bold" style:font-size-complex="16pt" style:font-weight-complex="bold"/>
    </style:style>
    <style:style style:name="P52" style:family="paragraph" style:parent-style-name="Standard">
      <style:text-properties fo:font-size="10pt" fo:font-weight="bold" style:font-size-asian="8.75pt" style:font-weight-asian="bold" style:font-size-complex="10pt" style:font-weight-complex="bold"/>
    </style:style>
    <style:style style:name="P53" style:family="paragraph" style:parent-style-name="Standard">
      <style:text-properties fo:font-size="10pt" fo:font-weight="bold" officeooo:rsid="0023cc80" officeooo:paragraph-rsid="0023cc80" style:font-size-asian="8.75pt" style:font-weight-asian="bold" style:font-size-complex="10pt" style:font-weight-complex="bold"/>
    </style:style>
    <style:style style:name="P54" style:family="paragraph" style:parent-style-name="Standard">
      <style:text-properties fo:font-size="10pt" fo:font-weight="bold" officeooo:rsid="00468596" officeooo:paragraph-rsid="00468596" style:font-size-asian="8.75pt" style:font-weight-asian="bold" style:font-size-complex="10pt" style:font-weight-complex="bold"/>
    </style:style>
    <style:style style:name="P55" style:family="paragraph" style:parent-style-name="Standard">
      <style:text-properties fo:font-size="10pt" fo:font-weight="bold" officeooo:rsid="004863df" officeooo:paragraph-rsid="0047a3bb" style:font-size-asian="8.75pt" style:font-weight-asian="bold" style:font-size-complex="10pt" style:font-weight-complex="bold"/>
    </style:style>
    <style:style style:name="P56" style:family="paragraph" style:parent-style-name="Standard">
      <style:text-properties fo:font-size="10pt" fo:font-weight="bold" officeooo:rsid="005083c2" officeooo:paragraph-rsid="005083c2" style:font-size-asian="8.75pt" style:font-weight-asian="bold" style:font-size-complex="10pt" style:font-weight-complex="bold"/>
    </style:style>
    <style:style style:name="P57" style:family="paragraph" style:parent-style-name="Standard">
      <style:text-properties fo:font-size="10pt" fo:font-weight="bold" officeooo:rsid="0055f8b4" officeooo:paragraph-rsid="0055f8b4" style:font-size-asian="8.75pt" style:font-weight-asian="bold" style:font-size-complex="10pt" style:font-weight-complex="bold"/>
    </style:style>
    <style:style style:name="P58" style:family="paragraph" style:parent-style-name="Standard">
      <style:text-properties fo:font-size="10pt" fo:font-weight="normal" officeooo:rsid="00468596" officeooo:paragraph-rsid="00468596" style:font-size-asian="8.75pt" style:font-weight-asian="normal" style:font-size-complex="10pt" style:font-weight-complex="normal"/>
    </style:style>
    <style:style style:name="P59" style:family="paragraph" style:parent-style-name="Standard">
      <style:text-properties fo:font-size="10pt" fo:font-weight="normal" officeooo:rsid="00479422" officeooo:paragraph-rsid="00479422" style:font-size-asian="8.75pt" style:font-weight-asian="normal" style:font-size-complex="10pt" style:font-weight-complex="normal"/>
    </style:style>
    <style:style style:name="P60" style:family="paragraph" style:parent-style-name="Standard">
      <style:text-properties fo:font-size="10pt" fo:font-weight="normal" officeooo:rsid="0047a3bb" officeooo:paragraph-rsid="0047a3bb" style:font-size-asian="8.75pt" style:font-weight-asian="normal" style:font-size-complex="10pt" style:font-weight-complex="normal"/>
    </style:style>
    <style:style style:name="P61" style:family="paragraph" style:parent-style-name="Standard">
      <style:text-properties fo:font-size="10pt" fo:font-weight="normal" officeooo:rsid="00659e6f" officeooo:paragraph-rsid="00659e6f" style:font-size-asian="8.75pt" style:font-weight-asian="normal" style:font-size-complex="10pt" style:font-weight-complex="normal"/>
    </style:style>
    <style:style style:name="P62" style:family="paragraph" style:parent-style-name="Standard">
      <style:text-properties fo:font-size="10pt" fo:font-weight="normal" officeooo:rsid="006bf0e1" officeooo:paragraph-rsid="006bf0e1" style:font-size-asian="8.75pt" style:font-weight-asian="normal" style:font-size-complex="10pt" style:font-weight-complex="normal"/>
    </style:style>
    <style:style style:name="P63" style:family="paragraph" style:parent-style-name="Standard">
      <style:text-properties fo:font-size="10pt" fo:font-weight="normal" officeooo:rsid="006dc170" officeooo:paragraph-rsid="006dc170" style:font-size-asian="8.75pt" style:font-weight-asian="normal" style:font-size-complex="10pt" style:font-weight-complex="normal"/>
    </style:style>
    <style:style style:name="P64" style:family="paragraph" style:parent-style-name="Standard">
      <style:text-properties fo:font-size="10pt" fo:font-weight="normal" officeooo:rsid="006fead2" officeooo:paragraph-rsid="006fead2" style:font-size-asian="8.75pt" style:font-weight-asian="normal" style:font-size-complex="10pt" style:font-weight-complex="normal"/>
    </style:style>
    <style:style style:name="P65" style:family="paragraph" style:parent-style-name="Standard">
      <style:text-properties fo:font-size="10pt" fo:font-weight="normal" officeooo:rsid="006fead2" officeooo:paragraph-rsid="0071b94e" style:font-size-asian="8.75pt" style:font-weight-asian="normal" style:font-size-complex="10pt" style:font-weight-complex="normal"/>
    </style:style>
    <style:style style:name="P66" style:family="paragraph" style:parent-style-name="Standard">
      <style:text-properties fo:font-size="10pt" fo:font-weight="normal" officeooo:rsid="0071b94e" officeooo:paragraph-rsid="0071b94e" style:font-size-asian="8.75pt" style:font-weight-asian="normal" style:font-size-complex="10pt" style:font-weight-complex="normal"/>
    </style:style>
    <style:style style:name="P67" style:family="paragraph" style:parent-style-name="Standard">
      <style:text-properties fo:font-size="10pt" fo:font-weight="normal" officeooo:rsid="007826ee" officeooo:paragraph-rsid="007826ee" style:font-size-asian="8.75pt" style:font-weight-asian="normal" style:font-size-complex="10pt" style:font-weight-complex="normal"/>
    </style:style>
    <style:style style:name="P68" style:family="paragraph" style:parent-style-name="Standard">
      <style:text-properties fo:font-size="10pt" fo:font-weight="normal" officeooo:rsid="0078f9a6" officeooo:paragraph-rsid="0078f9a6" style:font-size-asian="8.75pt" style:font-weight-asian="normal" style:font-size-complex="10pt" style:font-weight-complex="normal"/>
    </style:style>
    <style:style style:name="P69" style:family="paragraph" style:parent-style-name="Standard">
      <style:text-properties fo:font-size="10pt" fo:font-weight="normal" officeooo:rsid="008a0814" officeooo:paragraph-rsid="008a0814" style:font-size-asian="8.75pt" style:font-weight-asian="normal" style:font-size-complex="10pt" style:font-weight-complex="normal"/>
    </style:style>
    <style:style style:name="P70" style:family="paragraph" style:parent-style-name="Standard">
      <style:text-properties fo:font-size="10pt" fo:font-weight="normal" officeooo:rsid="006769bd" officeooo:paragraph-rsid="01417115" style:font-size-asian="8.75pt" style:font-weight-asian="normal" style:font-size-complex="10pt" style:font-weight-complex="normal"/>
    </style:style>
    <style:style style:name="P71" style:family="paragraph" style:parent-style-name="Standard">
      <style:text-properties fo:font-size="10pt" fo:font-weight="normal" officeooo:rsid="007435fe" officeooo:paragraph-rsid="007435fe" style:font-size-asian="8.75pt" style:font-weight-asian="normal" style:font-size-complex="10pt" style:font-weight-complex="normal"/>
    </style:style>
    <style:style style:name="P72" style:family="paragraph" style:parent-style-name="Standard">
      <style:text-properties fo:font-size="10pt" fo:font-style="normal" fo:font-weight="bold" officeooo:rsid="002a8c9d" officeooo:paragraph-rsid="002a8c9d" style:font-size-asian="8.75pt" style:font-style-asian="normal" style:font-weight-asian="bold" style:font-size-complex="10pt" style:font-style-complex="normal" style:font-weight-complex="bold"/>
    </style:style>
    <style:style style:name="P73" style:family="paragraph" style:parent-style-name="Standard">
      <style:text-properties officeooo:rsid="002a8c9d" officeooo:paragraph-rsid="002a8c9d"/>
    </style:style>
    <style:style style:name="P74" style:family="paragraph" style:parent-style-name="Standard">
      <style:text-properties fo:font-weight="bold" officeooo:rsid="00453be1" officeooo:paragraph-rsid="00453be1" style:font-weight-asian="bold" style:font-weight-complex="bold"/>
    </style:style>
    <style:style style:name="P75" style:family="paragraph" style:parent-style-name="Standard">
      <style:text-properties fo:font-weight="bold" officeooo:paragraph-rsid="004863df" style:font-weight-asian="bold" style:font-weight-complex="bold"/>
    </style:style>
    <style:style style:name="P76" style:family="paragraph" style:parent-style-name="Standard">
      <style:text-properties fo:font-style="italic" style:text-underline-style="solid" style:text-underline-width="auto" style:text-underline-color="font-color" fo:font-weight="bold" officeooo:rsid="00443c7b" officeooo:paragraph-rsid="00443c7b" style:font-style-asian="italic" style:font-weight-asian="bold" style:font-style-complex="italic" style:font-weight-complex="bold"/>
    </style:style>
    <style:style style:name="P77" style:family="paragraph" style:parent-style-name="Standard">
      <style:text-properties fo:font-style="normal" style:text-underline-style="none" fo:font-weight="normal" officeooo:rsid="0044b5a4" officeooo:paragraph-rsid="0044b5a4" style:font-style-asian="normal" style:font-weight-asian="normal" style:font-style-complex="normal" style:font-weight-complex="normal"/>
    </style:style>
    <style:style style:name="P78" style:family="paragraph" style:parent-style-name="Standard">
      <style:text-properties fo:font-weight="normal" officeooo:paragraph-rsid="0047a3bb" style:font-weight-asian="normal" style:font-weight-complex="normal"/>
    </style:style>
    <style:style style:name="P79" style:family="paragraph" style:parent-style-name="Standard">
      <style:text-properties officeooo:rsid="004d8e85" officeooo:paragraph-rsid="004d8e85"/>
    </style:style>
    <style:style style:name="P80" style:family="paragraph" style:parent-style-name="Standard">
      <style:text-properties officeooo:rsid="004d8e85" officeooo:paragraph-rsid="00e884b6"/>
    </style:style>
    <style:style style:name="P81" style:family="paragraph" style:parent-style-name="Standard">
      <style:text-properties officeooo:rsid="005083c2" officeooo:paragraph-rsid="005083c2"/>
    </style:style>
    <style:style style:name="P82" style:family="paragraph" style:parent-style-name="Standard">
      <style:text-properties officeooo:rsid="0062bf5f" officeooo:paragraph-rsid="0062bf5f"/>
    </style:style>
    <style:style style:name="P83" style:family="paragraph" style:parent-style-name="Standard">
      <style:text-properties style:font-name="ARIAL" fo:font-size="10pt" fo:font-weight="normal" officeooo:rsid="008fd56c" officeooo:paragraph-rsid="008fd56c" style:font-size-asian="8.75pt" style:font-weight-asian="normal" style:font-size-complex="10pt" style:font-weight-complex="normal"/>
    </style:style>
    <style:style style:name="P84" style:family="paragraph" style:parent-style-name="Standard">
      <style:text-properties fo:font-size="14pt" fo:font-weight="bold" style:font-size-asian="14pt" style:font-weight-asian="bold" style:font-size-complex="14pt" style:font-weight-complex="bold"/>
    </style:style>
    <style:style style:name="P85" style:family="paragraph" style:parent-style-name="Standard">
      <style:text-properties fo:font-size="14pt" fo:font-style="normal" style:text-underline-style="none" fo:font-weight="bold" officeooo:rsid="00443c7b" officeooo:paragraph-rsid="00443c7b" style:font-size-asian="14pt" style:font-style-asian="normal" style:font-weight-asian="bold" style:font-size-complex="14pt" style:font-style-complex="normal" style:font-weight-complex="bold"/>
    </style:style>
    <style:style style:name="P86" style:family="paragraph" style:parent-style-name="Standard">
      <style:text-properties officeooo:paragraph-rsid="013fc508"/>
    </style:style>
    <style:style style:name="P87" style:family="paragraph" style:parent-style-name="Standard">
      <style:text-properties officeooo:rsid="013fc508" officeooo:paragraph-rsid="013fc508"/>
    </style:style>
    <style:style style:name="P88" style:family="paragraph" style:parent-style-name="Standard">
      <style:text-properties style:font-name="Arial5"/>
    </style:style>
    <style:style style:name="P89" style:family="paragraph" style:parent-style-name="Standard">
      <style:text-properties style:font-name="Arial5" officeooo:paragraph-rsid="0140f35a"/>
    </style:style>
    <style:style style:name="P90" style:family="paragraph" style:parent-style-name="Standard">
      <style:text-properties style:font-name="Arial5" fo:font-size="14pt" fo:font-style="normal" style:text-underline-style="none" fo:font-weight="normal" officeooo:rsid="00903c57" officeooo:paragraph-rsid="00903c57" style:font-size-asian="14pt" style:font-style-asian="normal" style:font-weight-asian="normal" style:font-size-complex="14pt" style:font-style-complex="normal" style:font-weight-complex="normal"/>
    </style:style>
    <style:style style:name="P91" style:family="paragraph" style:parent-style-name="Standard">
      <style:text-properties style:font-name="Arial5" fo:font-size="10pt" fo:font-weight="normal" officeooo:rsid="008f2548" officeooo:paragraph-rsid="008f2548" style:font-size-asian="8.75pt" style:font-weight-asian="normal" style:font-size-complex="10pt" style:font-weight-complex="normal"/>
    </style:style>
    <style:style style:name="P92" style:family="paragraph" style:parent-style-name="Standard">
      <style:text-properties style:font-name="Arial5" fo:font-size="10pt" fo:font-weight="normal" officeooo:rsid="008fd56c" officeooo:paragraph-rsid="008fd56c" style:font-size-asian="8.75pt" style:font-weight-asian="normal" style:font-size-complex="10pt" style:font-weight-complex="normal"/>
    </style:style>
    <style:style style:name="P93" style:family="paragraph" style:parent-style-name="Standard">
      <style:text-properties style:font-name="Arial5" fo:font-size="10pt" fo:font-weight="normal" officeooo:rsid="00a5a1e6" officeooo:paragraph-rsid="00a5a1e6" style:font-size-asian="8.75pt" style:font-weight-asian="normal" style:font-size-complex="10pt" style:font-weight-complex="normal"/>
    </style:style>
    <style:style style:name="P94" style:family="paragraph" style:parent-style-name="Standard">
      <style:text-properties style:font-name="Arial5" fo:font-size="10pt" fo:font-weight="normal" officeooo:rsid="00a79725" officeooo:paragraph-rsid="0143be24" style:font-size-asian="8.75pt" style:font-weight-asian="normal" style:font-size-complex="10pt" style:font-weight-complex="normal"/>
    </style:style>
    <style:style style:name="P95" style:family="paragraph" style:parent-style-name="Standard">
      <style:text-properties style:font-name="Arial5" fo:font-size="10pt" fo:font-weight="normal" officeooo:rsid="00ad1efc" style:font-size-asian="8.75pt" style:font-weight-asian="normal" style:font-size-complex="10pt" style:font-weight-complex="normal"/>
    </style:style>
    <style:style style:name="P96" style:family="paragraph" style:parent-style-name="Standard">
      <style:text-properties style:font-name="Arial5" fo:font-size="10pt" fo:font-weight="bold" officeooo:rsid="009772cc" officeooo:paragraph-rsid="009772cc" style:font-size-asian="8.75pt" style:font-weight-asian="bold" style:font-size-complex="10pt" style:font-weight-complex="bold"/>
    </style:style>
    <style:style style:name="P97" style:family="paragraph" style:parent-style-name="Standard">
      <style:text-properties style:font-name="Arial5" fo:font-style="normal" style:text-underline-style="none" fo:font-weight="normal" officeooo:paragraph-rsid="0140f35a" style:font-style-asian="normal" style:font-weight-asian="normal" style:font-style-complex="normal" style:font-weight-complex="normal"/>
    </style:style>
    <style:style style:name="P98" style:family="paragraph" style:parent-style-name="Standard">
      <style:text-properties officeooo:paragraph-rsid="01434f6e"/>
    </style:style>
    <style:style style:name="P99" style:family="paragraph" style:parent-style-name="Standard">
      <style:text-properties officeooo:paragraph-rsid="00a17b36"/>
    </style:style>
    <style:style style:name="P100" style:family="paragraph" style:parent-style-name="Standard">
      <style:text-properties officeooo:paragraph-rsid="0143be24"/>
    </style:style>
    <style:style style:name="P101" style:family="paragraph" style:parent-style-name="Standard">
      <style:text-properties officeooo:paragraph-rsid="00d02de4"/>
    </style:style>
    <style:style style:name="P102" style:family="paragraph" style:parent-style-name="Standard">
      <style:text-properties style:font-name="Courier New2"/>
    </style:style>
    <style:style style:name="P103" style:family="paragraph" style:parent-style-name="Standard">
      <style:text-properties style:font-name="Arial4" fo:font-size="10pt" fo:font-weight="normal" officeooo:rsid="013bf064" officeooo:paragraph-rsid="013bf064" style:font-size-asian="8.75pt" style:font-weight-asian="normal" style:font-size-complex="10pt" style:font-weight-complex="normal"/>
    </style:style>
    <style:style style:name="P104" style:family="paragraph" style:parent-style-name="Standard">
      <style:paragraph-properties fo:break-before="page"/>
    </style:style>
    <style:style style:name="P105" style:family="paragraph" style:parent-style-name="Standard">
      <style:paragraph-properties fo:break-before="page"/>
      <style:text-properties fo:font-size="16pt" fo:font-weight="bold" style:font-size-asian="16pt" style:font-weight-asian="bold" style:font-size-complex="16pt" style:font-weight-complex="bold"/>
    </style:style>
    <style:style style:name="P106" style:family="paragraph" style:parent-style-name="Standard">
      <style:paragraph-properties fo:break-before="page"/>
      <style:text-properties fo:font-size="16pt" fo:font-weight="bold" officeooo:rsid="0023cc80" officeooo:paragraph-rsid="0023cc80" style:font-size-asian="16pt" style:font-weight-asian="bold" style:font-size-complex="16pt" style:font-weight-complex="bold"/>
    </style:style>
    <style:style style:name="P107" style:family="paragraph" style:parent-style-name="Standard">
      <style:paragraph-properties fo:break-before="page"/>
      <style:text-properties fo:font-size="16pt" fo:font-weight="bold" officeooo:rsid="00468596" officeooo:paragraph-rsid="00468596" style:font-size-asian="16pt" style:font-weight-asian="bold" style:font-size-complex="16pt" style:font-weight-complex="bold"/>
    </style:style>
    <style:style style:name="P108" style:family="paragraph" style:parent-style-name="Standard">
      <style:paragraph-properties fo:break-before="page"/>
      <style:text-properties fo:font-size="16pt" fo:font-weight="bold" officeooo:rsid="00479422" officeooo:paragraph-rsid="00479422" style:font-size-asian="16pt" style:font-weight-asian="bold" style:font-size-complex="16pt" style:font-weight-complex="bold"/>
    </style:style>
    <style:style style:name="P109" style:family="paragraph" style:parent-style-name="Standard">
      <style:paragraph-properties fo:break-before="page"/>
      <style:text-properties fo:font-size="16pt" fo:font-weight="bold" officeooo:rsid="005083c2" officeooo:paragraph-rsid="005083c2" style:font-size-asian="16pt" style:font-weight-asian="bold" style:font-size-complex="16pt" style:font-weight-complex="bold"/>
    </style:style>
    <style:style style:name="P110" style:family="paragraph" style:parent-style-name="Standard">
      <style:paragraph-properties fo:break-before="page"/>
      <style:text-properties fo:font-size="16pt" fo:font-weight="bold" officeooo:rsid="00659e6f" officeooo:paragraph-rsid="00659e6f" style:font-size-asian="16pt" style:font-weight-asian="bold" style:font-size-complex="16pt" style:font-weight-complex="bold"/>
    </style:style>
    <style:style style:name="P111" style:family="paragraph" style:parent-style-name="Standard">
      <style:paragraph-properties fo:break-before="page"/>
      <style:text-properties fo:font-size="16pt" fo:font-weight="bold" officeooo:rsid="007826ee" officeooo:paragraph-rsid="007826ee" style:font-size-asian="16pt" style:font-weight-asian="bold" style:font-size-complex="16pt" style:font-weight-complex="bold"/>
    </style:style>
    <style:style style:name="P112" style:family="paragraph" style:parent-style-name="Standard">
      <style:paragraph-properties fo:break-before="page"/>
      <style:text-properties fo:font-size="16pt" fo:font-style="normal" fo:font-weight="bold" officeooo:rsid="002a8c9d" officeooo:paragraph-rsid="002a8c9d" style:font-size-asian="16pt" style:font-style-asian="normal" style:font-weight-asian="bold" style:font-size-complex="16pt" style:font-style-complex="normal" style:font-weight-complex="bold"/>
    </style:style>
    <style:style style:name="P113" style:family="paragraph" style:parent-style-name="Standard">
      <style:paragraph-properties fo:break-before="page"/>
      <style:text-properties style:font-name="ARial1" fo:font-size="16pt" fo:font-weight="bold" officeooo:rsid="00dbcca8" officeooo:paragraph-rsid="00dbcca8" style:font-size-asian="16pt" style:font-weight-asian="bold" style:font-size-complex="16pt" style:font-weight-complex="bold"/>
    </style:style>
    <style:style style:name="P114" style:family="paragraph" style:parent-style-name="Standard">
      <style:paragraph-properties fo:break-before="page"/>
      <style:text-properties style:font-name="Arial5" fo:font-size="16pt" fo:font-weight="bold" style:font-size-asian="16pt" style:font-weight-asian="bold" style:font-size-complex="16pt" style:font-weight-complex="bold"/>
    </style:style>
    <style:style style:name="P115" style:family="paragraph" style:parent-style-name="Standard">
      <style:paragraph-properties fo:break-before="page"/>
      <style:text-properties style:font-name="Arial4" fo:font-size="16pt" fo:font-weight="bold" style:font-size-asian="16pt" style:font-weight-asian="bold" style:font-size-complex="16pt" style:font-weight-complex="bold"/>
    </style:style>
    <style:style style:name="P116" style:family="paragraph" style:parent-style-name="Standard">
      <style:paragraph-properties fo:break-before="page"/>
      <style:text-properties style:font-name="Arial4" fo:font-size="16pt" fo:font-weight="bold" officeooo:rsid="011d0fd3" officeooo:paragraph-rsid="011d0fd3" style:font-size-asian="16pt" style:font-weight-asian="bold" style:font-size-complex="16pt" style:font-weight-complex="bold"/>
    </style:style>
    <style:style style:name="P117" style:family="paragraph" style:parent-style-name="Standard">
      <style:paragraph-properties fo:break-before="page"/>
      <style:text-properties style:font-name="Courier New2" fo:font-size="16pt" fo:font-weight="bold" style:font-size-asian="16pt" style:font-weight-asian="bold" style:font-size-complex="16pt" style:font-weight-complex="bold"/>
    </style:style>
    <style:style style:name="P118" style:family="paragraph" style:parent-style-name="Standard">
      <style:paragraph-properties fo:break-before="page"/>
      <style:text-properties style:font-name="Courier New2" fo:font-size="16pt" fo:font-weight="bold" officeooo:rsid="012fbd72" officeooo:paragraph-rsid="012fbd72" style:font-size-asian="16pt" style:font-weight-asian="bold" style:font-size-complex="16pt" style:font-weight-complex="bold"/>
    </style:style>
    <style:style style:name="P119" style:family="paragraph" style:parent-style-name="Standard">
      <style:paragraph-properties fo:break-before="page"/>
      <style:text-properties style:font-name="Courier New2" fo:font-size="16pt" fo:font-weight="bold" officeooo:rsid="00b417f1" officeooo:paragraph-rsid="00b417f1" style:font-size-asian="16pt" style:font-weight-asian="bold" style:font-size-complex="16pt" style:font-weight-complex="bold"/>
    </style:style>
    <style:style style:name="P120" style:family="paragraph" style:parent-style-name="Standard">
      <style:paragraph-properties fo:break-before="page"/>
      <style:text-properties style:font-name="Courier New2" fo:font-size="16pt" fo:font-weight="bold" officeooo:rsid="0099b496" officeooo:paragraph-rsid="0099b496" style:font-size-asian="16pt" style:font-weight-asian="bold" style:font-size-complex="16pt" style:font-weight-complex="bold"/>
    </style:style>
    <style:style style:name="P121" style:family="paragraph" style:parent-style-name="Standard">
      <style:paragraph-properties fo:margin-left="0in" fo:margin-right="0in" fo:text-indent="0in" style:auto-text-indent="false"/>
      <style:text-properties officeooo:rsid="002f2414" officeooo:paragraph-rsid="002f2414"/>
    </style:style>
    <style:style style:name="P122" style:family="paragraph" style:parent-style-name="Standard">
      <style:paragraph-properties fo:margin-left="0in" fo:margin-right="0in" fo:text-indent="0in" style:auto-text-indent="false"/>
      <style:text-properties officeooo:rsid="00310b21" officeooo:paragraph-rsid="00310b21"/>
    </style:style>
    <style:style style:name="P123" style:family="paragraph" style:parent-style-name="Standard">
      <style:paragraph-properties fo:margin-left="0in" fo:margin-right="0in" fo:text-indent="0in" style:auto-text-indent="false"/>
      <style:text-properties officeooo:rsid="00369acd" officeooo:paragraph-rsid="00369acd"/>
    </style:style>
    <style:style style:name="P124" style:family="paragraph" style:parent-style-name="Standard">
      <style:paragraph-properties fo:margin-left="0in" fo:margin-right="0in" fo:text-indent="0in" style:auto-text-indent="false"/>
      <style:text-properties officeooo:rsid="0039b9c4" officeooo:paragraph-rsid="0039b9c4"/>
    </style:style>
    <style:style style:name="P125" style:family="paragraph" style:parent-style-name="Standard">
      <style:paragraph-properties fo:margin-left="0in" fo:margin-right="0in" fo:text-indent="0in" style:auto-text-indent="false"/>
      <style:text-properties fo:font-weight="bold" officeooo:rsid="0042e6b5" officeooo:paragraph-rsid="0042e6b5" style:font-weight-asian="bold" style:font-weight-complex="bold"/>
    </style:style>
    <style:style style:name="P126" style:family="paragraph" style:parent-style-name="Standard">
      <style:paragraph-properties fo:margin-left="0in" fo:margin-right="0in" fo:text-indent="0in" style:auto-text-indent="false"/>
      <style:text-properties style:font-name="Courier New" fo:font-style="normal" style:text-underline-style="none" fo:font-weight="normal" officeooo:rsid="0042e6b5" officeooo:paragraph-rsid="00e4e4b9" style:font-style-asian="normal" style:font-weight-asian="normal" style:font-style-complex="normal" style:font-weight-complex="normal"/>
    </style:style>
    <style:style style:name="P127" style:family="paragraph" style:parent-style-name="Standard">
      <style:paragraph-properties fo:margin-left="0in" fo:margin-right="0in" fo:text-indent="0in" style:auto-text-indent="false"/>
      <style:text-properties officeooo:rsid="0034b319" officeooo:paragraph-rsid="0140f35a"/>
    </style:style>
    <style:style style:name="P128" style:family="paragraph" style:parent-style-name="Standard">
      <style:paragraph-properties fo:margin-left="0in" fo:margin-right="0in" fo:text-indent="0in" style:auto-text-indent="false"/>
      <style:text-properties officeooo:paragraph-rsid="0140f35a"/>
    </style:style>
    <style:style style:name="P129" style:family="paragraph" style:parent-style-name="Standard">
      <style:paragraph-properties fo:margin-left="0in" fo:margin-right="0in" fo:text-indent="0in" style:auto-text-indent="false"/>
      <style:text-properties officeooo:rsid="003c2413" officeooo:paragraph-rsid="003c2413"/>
    </style:style>
    <style:style style:name="P130" style:family="paragraph" style:parent-style-name="Standard">
      <style:paragraph-properties fo:margin-left="0in" fo:margin-right="0in" fo:text-indent="0in" style:auto-text-indent="false"/>
      <style:text-properties fo:font-style="normal" style:text-underline-style="none" fo:font-weight="normal" officeooo:rsid="0042e6b5" officeooo:paragraph-rsid="0042e6b5" style:font-style-asian="normal" style:font-weight-asian="normal" style:font-style-complex="normal" style:font-weight-complex="normal"/>
    </style:style>
    <style:style style:name="P131" style:family="paragraph" style:parent-style-name="Title1_7e_LT_7e_Titel">
      <style:text-properties fo:color="#000000" loext:opacity="100%" style:font-name="ARial1" fo:font-size="10pt" fo:font-weight="normal" officeooo:rsid="001eea46" officeooo:paragraph-rsid="001eea46" style:font-size-asian="8.75pt" style:font-weight-asian="normal" style:font-size-complex="10pt" style:font-weight-complex="normal"/>
    </style:style>
    <style:style style:name="P132" style:family="paragraph" style:parent-style-name="Title1_7e_LT_7e_Titel">
      <style:text-properties fo:color="#000000" loext:opacity="100%" style:font-name="ARial1" fo:font-size="10pt" fo:font-style="normal" fo:font-weight="normal" officeooo:rsid="001eea46" officeooo:paragraph-rsid="00203e42" style:font-size-asian="8.75pt" style:font-style-asian="normal" style:font-weight-asian="normal" style:font-size-complex="10pt" style:font-style-complex="normal" style:font-weight-complex="normal"/>
    </style:style>
    <style:style style:name="P133" style:family="paragraph" style:parent-style-name="Title1_7e_LT_7e_Titel">
      <style:text-properties fo:color="#000000" loext:opacity="100%" style:font-name="ARial1" fo:font-size="10pt" fo:font-weight="bold" officeooo:rsid="001eea46" officeooo:paragraph-rsid="001eea46" style:font-size-asian="8.75pt" style:font-weight-asian="bold" style:font-size-complex="10pt" style:font-weight-complex="bold"/>
    </style:style>
    <style:style style:name="P134" style:family="paragraph" style:parent-style-name="Table_20_Contents">
      <style:text-properties style:font-name="Courier New" officeooo:rsid="00989297" officeooo:paragraph-rsid="00989297" style:font-size-complex="10pt"/>
    </style:style>
    <style:style style:name="P135" style:family="paragraph" style:parent-style-name="Table_20_Contents">
      <style:text-properties style:font-name="Courier New" officeooo:rsid="00b14a84" officeooo:paragraph-rsid="00b14a84" style:font-size-complex="10pt"/>
    </style:style>
    <style:style style:name="P136" style:family="paragraph" style:parent-style-name="Table_20_Contents">
      <style:text-properties style:font-name="Courier New" officeooo:rsid="012940c0" officeooo:paragraph-rsid="012940c0" style:font-size-complex="10pt"/>
    </style:style>
    <style:style style:name="P137" style:family="paragraph" style:parent-style-name="Standard" style:list-style-name="L1"/>
    <style:style style:name="P138" style:family="paragraph" style:parent-style-name="Standard" style:list-style-name="L2">
      <style:text-properties fo:font-size="10pt" fo:font-weight="normal" officeooo:rsid="006dc170" officeooo:paragraph-rsid="006dc170" style:font-size-asian="8.75pt" style:font-weight-asian="normal" style:font-size-complex="10pt" style:font-weight-complex="normal"/>
    </style:style>
    <style:style style:name="P139" style:family="paragraph">
      <style:paragraph-properties fo:text-align="center"/>
    </style:style>
    <style:style style:name="P140" style:family="paragraph">
      <loext:graphic-properties draw:fill="solid" draw:fill-color="#ffffff"/>
      <style:paragraph-properties fo:text-align="center"/>
      <style:text-properties style:font-name="Arial5"/>
    </style:style>
    <style:style style:name="P141" style:family="paragraph">
      <loext:graphic-properties draw:fill="solid" draw:fill-color="#ffffff"/>
      <style:paragraph-properties fo:text-align="center"/>
    </style:style>
    <style:style style:name="P142" style:family="paragraph">
      <loext:graphic-properties draw:fill="solid" draw:fill-color="#ffffff"/>
      <style:paragraph-properties fo:text-align="center"/>
      <style:text-properties fo:font-size="12pt"/>
    </style:style>
    <style:style style:name="P143" style:family="paragraph">
      <loext:graphic-properties draw:fill="solid" draw:fill-color="#ffffff"/>
      <style:paragraph-properties fo:text-align="center"/>
      <style:text-properties fo:font-size="10pt" style:font-size-asian="10pt" style:font-size-complex="10pt"/>
    </style:style>
    <style:style style:name="P144" style:family="paragraph">
      <loext:graphic-properties draw:fill="solid" draw:fill-color="#ffffff"/>
      <style:paragraph-properties fo:text-align="center"/>
      <style:text-properties style:font-name="ARial1"/>
    </style:style>
    <style:style style:name="P145" style:family="paragraph">
      <loext:graphic-properties draw:fill="solid" draw:fill-color="#ff3333"/>
      <style:paragraph-properties fo:text-align="center"/>
    </style:style>
    <style:style style:name="P146" style:family="paragraph">
      <style:paragraph-properties fo:margin-left="0in" fo:margin-right="0in" fo:line-height="100%" fo:text-indent="0in" style:punctuation-wrap="simple" style:line-break="normal"/>
    </style:style>
    <style:style style:name="P147" style:family="paragraph">
      <loext:graphic-properties draw:fill="solid" draw:fill-color="#ffffff"/>
      <style:paragraph-properties fo:margin-left="0in" fo:margin-right="0in" fo:line-height="100%" fo:text-align="center" fo:text-indent="0in" style:punctuation-wrap="simple" style:line-break="normal"/>
      <style:text-properties style:font-name="Arial5" fo:font-size="14pt" style:font-size-asian="14pt" style:font-size-complex="14pt"/>
    </style:style>
    <style:style style:name="T1" style:family="text">
      <style:text-properties officeooo:rsid="013d4191"/>
    </style:style>
    <style:style style:name="T2" style:family="text">
      <style:text-properties fo:font-size="10pt" officeooo:rsid="0047a3bb" style:font-size-asian="8.75pt" style:font-size-complex="10pt"/>
    </style:style>
    <style:style style:name="T3"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4" style:family="text">
      <style:text-properties fo:font-size="10pt" fo:font-style="normal" fo:font-weight="normal" officeooo:rsid="00247f14" style:font-size-asian="8.75pt" style:font-style-asian="normal" style:font-weight-asian="normal" style:font-size-complex="10pt"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3f975f" style:font-style-asian="normal" style:font-weight-asian="normal" style:font-style-complex="normal" style:font-weight-complex="normal"/>
    </style:style>
    <style:style style:name="T7" style:family="text">
      <style:text-properties fo:font-style="normal" style:text-underline-style="none" fo:font-weight="normal" officeooo:rsid="003db1e4"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3f975f" style:font-weight-asian="normal" style:font-weight-complex="normal"/>
    </style:style>
    <style:style style:name="T10" style:family="text">
      <style:text-properties fo:font-weight="normal" officeooo:rsid="003db1e4" style:font-weight-asian="normal" style:font-weight-complex="normal"/>
    </style:style>
    <style:style style:name="T11" style:family="text">
      <style:text-properties fo:font-weight="normal" officeooo:rsid="00980e23" style:font-weight-asian="normal" style:font-weight-complex="normal"/>
    </style:style>
    <style:style style:name="T12" style:family="text">
      <style:text-properties fo:font-weight="normal" officeooo:rsid="00b92812" style:font-weight-asian="normal" style:font-weight-complex="normal"/>
    </style:style>
    <style:style style:name="T13" style:family="text">
      <style:text-properties fo:font-weight="normal" officeooo:rsid="010b7e08" style:font-weight-asian="normal" style:font-weight-complex="normal"/>
    </style:style>
    <style:style style:name="T14" style:family="text">
      <style:text-properties fo:font-weight="normal" officeooo:rsid="010cbb0c" style:font-weight-asian="normal" style:font-weight-complex="normal"/>
    </style:style>
    <style:style style:name="T15" style:family="text">
      <style:text-properties style:font-name="ARial1"/>
    </style:style>
    <style:style style:name="T16" style:family="text">
      <style:text-properties style:font-name="ARial1" officeooo:rsid="0070cd20"/>
    </style:style>
    <style:style style:name="T17" style:family="text">
      <style:text-properties style:font-name="ARial1" officeooo:rsid="0071b94e"/>
    </style:style>
    <style:style style:name="T18" style:family="text">
      <style:text-properties style:font-name="ARial1" officeooo:rsid="00792161"/>
    </style:style>
    <style:style style:name="T19" style:family="text">
      <style:text-properties style:font-name="ARial1" officeooo:rsid="00e23fda"/>
    </style:style>
    <style:style style:name="T20" style:family="text">
      <style:text-properties style:font-name="ARial1" officeooo:rsid="00e884b6"/>
    </style:style>
    <style:style style:name="T21" style:family="text">
      <style:text-properties style:font-name="ARial1" officeooo:rsid="00e94a88"/>
    </style:style>
    <style:style style:name="T22" style:family="text">
      <style:text-properties style:font-name="ARial1" officeooo:rsid="00ebfe84"/>
    </style:style>
    <style:style style:name="T23" style:family="text">
      <style:text-properties style:font-name="ARial1" fo:font-size="10pt" fo:font-weight="normal" officeooo:rsid="00d02de4" style:font-size-asian="8.75pt" style:font-weight-asian="normal" style:font-size-complex="10pt" style:font-weight-complex="normal"/>
    </style:style>
    <style:style style:name="T24" style:family="text">
      <style:text-properties style:font-name="ARial1" fo:font-size="10pt" fo:font-weight="bold" officeooo:rsid="00d02de4" style:font-size-asian="8.75pt" style:font-weight-asian="bold" style:font-size-complex="10pt" style:font-weight-complex="bold"/>
    </style:style>
    <style:style style:name="T25" style:family="text">
      <style:text-properties style:font-name="ARial1" officeooo:rsid="01417115"/>
    </style:style>
    <style:style style:name="T26" style:family="text">
      <style:text-properties style:font-name="Courier New"/>
    </style:style>
    <style:style style:name="T27" style:family="text">
      <style:text-properties style:font-name="Courier New" officeooo:rsid="002f2414"/>
    </style:style>
    <style:style style:name="T28" style:family="text">
      <style:text-properties style:font-name="Courier New" fo:font-style="normal" style:text-underline-style="none" fo:font-weight="normal" style:font-style-asian="normal" style:font-weight-asian="normal" style:font-style-complex="normal" style:font-weight-complex="normal"/>
    </style:style>
    <style:style style:name="T29" style:family="text">
      <style:text-properties style:font-name="Courier New" fo:font-style="normal" style:text-underline-style="none" fo:font-weight="normal" officeooo:rsid="00e4e4b9" style:font-style-asian="normal" style:font-weight-asian="normal" style:font-style-complex="normal" style:font-weight-complex="normal"/>
    </style:style>
    <style:style style:name="T30" style:family="text">
      <style:text-properties style:font-name="Courier New" fo:font-size="10pt" fo:font-weight="normal" officeooo:rsid="004863df" style:font-size-asian="8.75pt" style:font-weight-asian="normal" style:font-size-complex="10pt" style:font-weight-complex="normal"/>
    </style:style>
    <style:style style:name="T31" style:family="text">
      <style:text-properties style:font-name="Courier New" fo:font-size="10pt" fo:font-weight="normal" officeooo:rsid="00a17b36" style:font-size-asian="8.75pt" style:font-weight-asian="normal" style:font-size-complex="10pt" style:font-weight-complex="normal"/>
    </style:style>
    <style:style style:name="T32" style:family="text">
      <style:text-properties style:font-name="Courier New" fo:font-size="10pt" fo:font-weight="normal" officeooo:rsid="00d02de4" style:font-size-asian="8.75pt" style:font-weight-asian="normal" style:font-size-complex="10pt" style:font-weight-complex="normal"/>
    </style:style>
    <style:style style:name="T33" style:family="text">
      <style:text-properties style:font-name="Courier New" fo:font-size="10pt" officeooo:rsid="004863df" style:font-size-asian="8.75pt" style:font-size-complex="10pt"/>
    </style:style>
    <style:style style:name="T34" style:family="text">
      <style:text-properties style:font-name="Courier New" officeooo:rsid="004f8249"/>
    </style:style>
    <style:style style:name="T35" style:family="text">
      <style:text-properties style:font-name="Courier New" officeooo:rsid="0070cd20"/>
    </style:style>
    <style:style style:name="T36" style:family="text">
      <style:text-properties style:font-name="Courier New" officeooo:rsid="0071b94e"/>
    </style:style>
    <style:style style:name="T37" style:family="text">
      <style:text-properties style:font-name="Courier New" officeooo:rsid="00792161"/>
    </style:style>
    <style:style style:name="T38" style:family="text">
      <style:text-properties style:font-name="Courier New" officeooo:rsid="0091bfb2"/>
    </style:style>
    <style:style style:name="T39" style:family="text">
      <style:text-properties style:font-name="Courier New" officeooo:rsid="0092e14e"/>
    </style:style>
    <style:style style:name="T40" style:family="text">
      <style:text-properties style:font-name="Courier New" officeooo:rsid="00953a1a"/>
    </style:style>
    <style:style style:name="T41" style:family="text">
      <style:text-properties style:font-name="Courier New" fo:font-weight="normal" style:font-weight-asian="normal" style:font-weight-complex="normal"/>
    </style:style>
    <style:style style:name="T42" style:family="text">
      <style:text-properties style:font-name="Courier New" fo:font-weight="normal" officeooo:rsid="00b92812" style:font-weight-asian="normal" style:font-weight-complex="normal"/>
    </style:style>
    <style:style style:name="T43" style:family="text">
      <style:text-properties style:font-name="Courier New" officeooo:rsid="00c7bef4"/>
    </style:style>
    <style:style style:name="T44" style:family="text">
      <style:text-properties style:font-name="Courier New" officeooo:rsid="00f18a74"/>
    </style:style>
    <style:style style:name="T45" style:family="text">
      <style:text-properties style:font-name="Courier New" fo:font-weight="bold" style:font-weight-asian="bold" style:font-weight-complex="bold"/>
    </style:style>
    <style:style style:name="T46" style:family="text">
      <style:text-properties style:font-name="Courier New" fo:font-size="14pt" fo:font-style="normal" style:text-underline-style="none" fo:font-weight="bold" style:font-size-asian="14pt" style:font-style-asian="normal" style:font-weight-asian="bold" style:font-size-complex="14pt" style:font-style-complex="normal" style:font-weight-complex="bold"/>
    </style:style>
    <style:style style:name="T47" style:family="text">
      <style:text-properties officeooo:rsid="002f2414"/>
    </style:style>
    <style:style style:name="T48" style:family="text">
      <style:text-properties style:font-name="Courier new"/>
    </style:style>
    <style:style style:name="T49" style:family="text">
      <style:text-properties fo:font-weight="bold" style:font-weight-asian="bold" style:font-weight-complex="bold"/>
    </style:style>
    <style:style style:name="T50" style:family="text">
      <style:text-properties fo:font-weight="bold" officeooo:rsid="0140f35a" style:font-weight-asian="bold" style:font-weight-complex="bold"/>
    </style:style>
    <style:style style:name="T51" style:family="text">
      <style:text-properties style:text-underline-style="none" fo:font-weight="bold" style:font-weight-asian="bold" style:font-weight-complex="bold"/>
    </style:style>
    <style:style style:name="T52" style:family="text">
      <style:text-properties officeooo:rsid="003f975f"/>
    </style:style>
    <style:style style:name="T53" style:family="text">
      <style:text-properties officeooo:rsid="004ab448"/>
    </style:style>
    <style:style style:name="T54" style:family="text">
      <style:text-properties officeooo:rsid="00625b55"/>
    </style:style>
    <style:style style:name="T55" style:family="text">
      <style:text-properties officeooo:rsid="006dc170"/>
    </style:style>
    <style:style style:name="T56" style:family="text">
      <style:text-properties officeooo:rsid="0070cd20"/>
    </style:style>
    <style:style style:name="T57" style:family="text">
      <style:text-properties style:font-name="ARIAL"/>
    </style:style>
    <style:style style:name="T58" style:family="text">
      <style:text-properties style:font-name="ARIAL" fo:font-weight="normal" style:font-weight-asian="normal" style:font-weight-complex="normal"/>
    </style:style>
    <style:style style:name="T59" style:family="text">
      <style:text-properties officeooo:rsid="00792161"/>
    </style:style>
    <style:style style:name="T60" style:family="text">
      <style:text-properties officeooo:rsid="0092e14e"/>
    </style:style>
    <style:style style:name="T61" style:family="text">
      <style:text-properties officeooo:rsid="00c7bef4"/>
    </style:style>
    <style:style style:name="T62" style:family="text">
      <style:text-properties style:font-name="Courier nEW" fo:font-weight="normal" style:font-weight-asian="normal" style:font-weight-complex="normal"/>
    </style:style>
    <style:style style:name="T63" style:family="text">
      <style:text-properties officeooo:rsid="00ec825d"/>
    </style:style>
    <style:style style:name="T64" style:family="text">
      <style:text-properties officeooo:rsid="00efabd7"/>
    </style:style>
    <style:style style:name="T65" style:family="text">
      <style:text-properties fo:font-size="14pt" style:text-underline-style="none" fo:font-weight="bold" style:font-size-asian="14pt" style:font-weight-asian="bold" style:font-size-complex="14pt" style:font-weight-complex="bold"/>
    </style:style>
    <style:style style:name="T66" style:family="text">
      <style:text-properties fo:font-size="14pt" style:text-underline-style="none" fo:font-weight="bold" officeooo:rsid="00f36538"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14pt" style:font-size-asian="14pt" style:font-size-complex="14pt"/>
    </style:style>
    <style:style style:name="T6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70" style:family="text">
      <style:text-properties fo:font-size="14pt" fo:font-style="normal" style:text-underline-style="none" fo:font-weight="bold" officeooo:rsid="003db1e4" style:font-size-asian="14pt" style:font-style-asian="normal" style:font-weight-asian="bold" style:font-size-complex="14pt" style:font-style-complex="normal" style:font-weight-complex="bold"/>
    </style:style>
    <style:style style:name="T71" style:family="text">
      <style:text-properties fo:font-size="14pt" fo:font-style="normal" style:text-underline-style="none" fo:font-weight="bold" officeooo:rsid="0092e14e" style:font-size-asian="14pt" style:font-style-asian="normal" style:font-weight-asian="bold" style:font-size-complex="14pt" style:font-style-complex="normal" style:font-weight-complex="bold"/>
    </style:style>
    <style:style style:name="T72" style:family="text">
      <style:text-properties fo:font-size="14pt" fo:font-style="normal" style:text-underline-style="none" style:font-size-asian="14pt" style:font-style-asian="normal" style:font-size-complex="14pt" style:font-style-complex="normal"/>
    </style:style>
    <style:style style:name="T73" style:family="text">
      <style:text-properties officeooo:rsid="00f4b534"/>
    </style:style>
    <style:style style:name="T74" style:family="text">
      <style:text-properties officeooo:rsid="00f4c1c8"/>
    </style:style>
    <style:style style:name="T75" style:family="text">
      <style:text-properties officeooo:rsid="0100e9a0"/>
    </style:style>
    <style:style style:name="T76" style:family="text">
      <style:text-properties officeooo:rsid="0102b5fd"/>
    </style:style>
    <style:style style:name="T77" style:family="text">
      <style:text-properties officeooo:rsid="0105a3af"/>
    </style:style>
    <style:style style:name="T78" style:family="text">
      <style:text-properties officeooo:rsid="0108314c"/>
    </style:style>
    <style:style style:name="T79" style:family="text">
      <style:text-properties officeooo:rsid="010d0bfe"/>
    </style:style>
    <style:style style:name="T80" style:family="text">
      <style:text-properties officeooo:rsid="010dcdde"/>
    </style:style>
    <style:style style:name="T81" style:family="text">
      <style:text-properties officeooo:rsid="010e1910"/>
    </style:style>
    <style:style style:name="T82" style:family="text">
      <style:text-properties officeooo:rsid="0111f0f3"/>
    </style:style>
    <style:style style:name="T83" style:family="text">
      <style:text-properties officeooo:rsid="011f54f1"/>
    </style:style>
    <style:style style:name="T84" style:family="text">
      <style:text-properties officeooo:rsid="01372388"/>
    </style:style>
    <style:style style:name="T85" style:family="text">
      <style:text-properties style:font-name="Arial5"/>
    </style:style>
    <style:style style:name="T86" style:family="text">
      <style:text-properties style:font-name="Arial5" officeooo:rsid="00ebfe84"/>
    </style:style>
    <style:style style:name="T87" style:family="text">
      <style:text-properties style:font-name="Arial5" officeooo:rsid="00792161"/>
    </style:style>
    <style:style style:name="T88" style:family="text">
      <style:text-properties style:font-name="Arial5" fo:font-size="14pt" fo:font-style="normal" style:text-underline-style="none" fo:font-weight="bold" style:font-size-asian="14pt" style:font-style-asian="normal" style:font-weight-asian="bold" style:font-size-complex="14pt" style:font-style-complex="normal" style:font-weight-complex="bold"/>
    </style:style>
    <style:style style:name="T89" style:family="text">
      <style:text-properties style:font-name="Arial5" officeooo:rsid="01434f6e"/>
    </style:style>
    <style:style style:name="T90" style:family="text">
      <style:text-properties style:font-name="Arial5" fo:font-size="10pt" fo:font-weight="normal" officeooo:rsid="00a17b36" style:font-size-asian="8.75pt" style:font-weight-asian="normal" style:font-size-complex="10pt" style:font-weight-complex="normal"/>
    </style:style>
    <style:style style:name="T91" style:family="text">
      <style:text-properties officeooo:rsid="0140f35a"/>
    </style:style>
    <style:style style:name="T92" style:family="text">
      <style:text-properties fo:font-size="16pt" fo:font-weight="bold" style:font-size-asian="16pt" style:font-weight-asian="bold" style:font-size-complex="16pt" style:font-weight-complex="bold"/>
    </style:style>
    <style:style style:name="T93" style:family="text">
      <style:text-properties fo:font-size="16pt" fo:font-weight="bold" officeooo:rsid="0148e6e6" style:font-size-asian="16pt" style:font-weight-asian="bold" style:font-size-complex="16pt" style:font-weight-complex="bold"/>
    </style:style>
    <style:style style:name="T94" style:family="text">
      <style:text-properties officeooo:rsid="01417115"/>
    </style:style>
    <style:style style:name="T95" style:family="text">
      <style:text-properties officeooo:rsid="01434f6e"/>
    </style:style>
    <style:style style:name="T96" style:family="text">
      <style:text-properties officeooo:rsid="0143be24"/>
    </style:style>
    <style:style style:name="T97" style:family="text">
      <style:text-properties style:font-name="Courier New2"/>
    </style:style>
    <style:style style:name="T98" style:family="text">
      <style:text-properties style:font-name="Courier New2" officeooo:rsid="0143c1a5"/>
    </style:style>
    <style:style style:name="T99" style:family="text">
      <style:text-properties style:font-name="Courier New2" fo:font-weight="normal" style:font-weight-asian="normal" style:font-weight-complex="normal"/>
    </style:style>
    <style:style style:name="T100" style:family="text">
      <style:text-properties style:font-name="Courier New2" officeooo:rsid="0144fe74"/>
    </style:style>
    <style:style style:name="T101" style:family="text">
      <style:text-properties style:font-name="Arial4"/>
    </style:style>
    <style:style style:name="T102" style:family="text">
      <style:text-properties style:font-name="Arial4" fo:font-weight="normal" style:font-weight-asian="normal" style:font-weight-complex="normal"/>
    </style:style>
    <style:style style:name="T103" style:family="text">
      <style:text-properties officeooo:rsid="0144fe74"/>
    </style:style>
    <style:style style:name="T104" style:family="text">
      <style:text-properties officeooo:rsid="0146c374"/>
    </style:style>
    <style:style style:name="T105" style:family="text">
      <style:text-properties officeooo:rsid="014823b5"/>
    </style:style>
    <style:style style:name="T106" style:family="text">
      <style:text-properties officeooo:rsid="0148e6e6"/>
    </style:style>
    <style:style style:name="T107" style:family="text">
      <style:text-properties officeooo:rsid="0149f6ef"/>
    </style:style>
    <style:style style:name="T108" style:family="text">
      <style:text-properties style:font-name="Courier New" officeooo:rsid="0149f6ef"/>
    </style:style>
    <style:style style:name="T109" style:family="text">
      <style:text-properties style:font-name="Arial5" fo:font-size="12pt"/>
    </style:style>
    <style:style style:name="T110" style:family="text">
      <style:text-properties style:font-name="Courier New" fo:font-size="12pt"/>
    </style:style>
    <style:style style:name="T111" style:family="text">
      <style:text-properties style:font-name="Courier New" fo:font-size="10pt" style:font-size-asian="10pt" style:font-size-complex="10pt"/>
    </style:style>
    <style:style style:name="T112" style:family="text">
      <style:text-properties style:font-name="Arial5" fo:font-size="10pt" style:font-size-asian="10pt" style:font-size-complex="10pt"/>
    </style:style>
    <style:style style:name="T113" style:family="text">
      <style:text-properties style:font-name="Arial5" fo:font-size="10pt" fo:language="en" fo:country="US" style:font-size-asian="10pt" style:font-size-complex="10pt"/>
    </style:style>
    <style:style style:name="T114" style:family="text">
      <style:text-properties style:font-name="Arial5" fo:font-size="10pt" fo:language="en" fo:country="US" fo:font-weight="bold"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ff3333" draw:marker-start-width="0.1984in" draw:marker-end-width="0.1984in" draw:fill="solid" draw:fill-color="#fffff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svg:stroke-color="#ff3333" draw:marker-start-width="0.1689in" draw:marker-end-width="0.1689in" draw:fill="solid" draw:fill-color="#ffffff"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ff3333" draw:marker-start-width="0.1689in" draw:marker-end="Arrow"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ff3333" draw:marker-start="" draw:marker-start-width="0.1689in" draw:marker-end="Arrow"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svg:stroke-color="#ff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ff3333" draw:marker-start="Arrow"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02in" svg:stroke-color="#ff3333" draw:marker-start="Rounded_20_short_20_Arrow" draw:marker-start-width="0.1984in" draw:marker-end="" draw:marker-end-width="0.1984in" draw:fill="solid"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02in" svg:stroke-color="#ff3333" draw:marker-start="Arrowheads_20_1" draw:marker-start-width="0.1984in" draw:marker-end-width="0.1984in" draw:fill="solid" draw:fill-color="#fffff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65. Operator Overloading</text:p>
      <text:p text:style-name="Standard"/>
      <text:p text:style-name="P84">Objectives</text:p>
      <text:p text:style-name="P52"/>
      <text:list xml:id="list2623201932" text:style-name="L1">
        <text:list-item>
          <text:p text:style-name="P137">Overloading Operators</text:p>
        </text:list-item>
      </text:list>
      <text:p text:style-name="P131"/>
      <text:p text:style-name="P105">Review</text:p>
      <text:p text:style-name="Standard"/>
      <text:p text:style-name="Standard">The name of some methods are awkward to use.</text:p>
      <text:p text:style-name="P132"/>
      <text:p text:style-name="Standard">For certain data (objects) we are more used to operators rather than method names.</text:p>
      <text:p text:style-name="Standard"/>
      <text:p text:style-name="P87">Consider the following:</text:p>
      <table:table table:name="Table1" table:style-name="Table1">
        <table:table-column table:style-name="Table1.A"/>
        <table:table-row table:style-name="TableLine2314781930288">
          <table:table-cell table:style-name="Table1.A1" office:value-type="string">
            <text:p text:style-name="P33">// Fraction.h</text:p>
            <text:p text:style-name="P33"/>
            <text:p text:style-name="P33">class Fraction</text:p>
            <text:p text:style-name="P33">{</text:p>
            <text:p text:style-name="P33">public:</text:p>
            <text:p text:style-name="P46"><text:s text:c="4"/>Fraction(int n=0, int d=1)</text:p>
            <text:p text:style-name="P46"><text:s text:c="8"/>: n_(n), d_(d)</text:p>
            <text:p text:style-name="P46"><text:s text:c="4"/>{}</text:p>
            <text:p text:style-name="P33"><text:s text:c="4"/>Fraction plus(const Fraction &amp;) const;</text:p>
            <text:p text:style-name="P33"><text:s text:c="4"/>void print() const;</text:p>
            <text:p text:style-name="P33">private: <text:s text:c="3"/></text:p>
            <text:p text:style-name="P33"><text:s text:c="4"/>int n_, d_; // numerator,denominator</text:p>
            <text:p text:style-name="P33">};</text:p>
          </table:table-cell>
        </table:table-row>
      </table:table>
      <text:p text:style-name="P133"/>
      <table:table table:name="Table56" table:style-name="Table56">
        <table:table-column table:style-name="Table56.A"/>
        <table:table-row table:style-name="TableLine2314781931376">
          <table:table-cell table:style-name="Table56.A1" office:value-type="string">
            <text:p text:style-name="P47">// Fraction.cpp</text:p>
            <text:p text:style-name="P47"/>
            <text:p text:style-name="P47">#include "Fraction.h"</text:p>
            <text:p text:style-name="P47"/>
            <text:p text:style-name="P47">Fraction Fraction::plus(const Fraction &amp; a) const</text:p>
            <text:p text:style-name="P47">{ </text:p>
            <text:p text:style-name="P47"><text:s text:c="4"/>return Fraction(n_ * a.d_ + d_ * a.n_, d_ * a.d_); </text:p>
            <text:p text:style-name="P47">}</text:p>
          </table:table-cell>
        </table:table-row>
      </table:table>
      <text:p text:style-name="P86"/>
      <table:table table:name="Table2" table:style-name="Table2">
        <table:table-column table:style-name="Table2.A"/>
        <table:table-row table:style-name="TableLine2314781936272">
          <table:table-cell table:style-name="Table2.A1" office:value-type="string">
            <text:p text:style-name="P46">#include “Fraction.h”</text:p>
            <text:p text:style-name="P33"/>
            <text:p text:style-name="P33">int main() </text:p>
            <text:p text:style-name="P33">{</text:p>
            <text:p text:style-name="P33"><text:s text:c="4"/>Fraction a(1,3), b(1,4); // a=1/3 and b=1/4</text:p>
            <text:p text:style-name="P33"><text:s text:c="4"/>Fraction c = a.plus(b); // basically, c = a + b</text:p>
            <text:p text:style-name="P33"/>
            <text:p text:style-name="P33"><text:s text:c="4"/>return 0;</text:p>
            <text:p text:style-name="P33">}</text:p>
          </table:table-cell>
        </table:table-row>
      </table:table>
      <text:p text:style-name="Standard"/>
      <text:p text:style-name="Standard">So, if we want <text:span text:style-name="T26">c = a + b * c – d</text:span><text:span text:style-name="T85">,</text:span> it would have to look like</text:p>
      <text:p text:style-name="Standard"/>
      <text:p text:style-name="P44"><text:s text:c="4"/>c = (a.plus(b.mult(c))).subtract(d)</text:p>
      <text:p text:style-name="P44"/>
      <text:p text:style-name="Standard">YUCK!!!</text:p>
      <text:p text:style-name="Standard"/>
      <text:p text:style-name="P106">Operator as a Method</text:p>
      <text:p text:style-name="P53"/>
      <table:table table:name="Table3" table:style-name="Table3">
        <table:table-column table:style-name="Table3.A"/>
        <table:table-row table:style-name="TableLine2314781945792">
          <table:table-cell table:style-name="Table3.A1" office:value-type="string">
            <text:p text:style-name="P33">// Fraction.h</text:p>
            <text:p text:style-name="P33"/>
            <text:p text:style-name="P33">class Fraction </text:p>
            <text:p text:style-name="P33">{</text:p>
            <text:p text:style-name="P33">public:</text:p>
            <text:p text:style-name="P46"><text:s text:c="4"/>Fraction(int n=0, int d=1)</text:p>
            <text:p text:style-name="P46"><text:s text:c="8"/>: n_(n), d_(d)</text:p>
            <text:p text:style-name="P46"><text:s text:c="4"/>{}</text:p>
            <text:p text:style-name="P33"><text:s text:c="4"/>Fraction operator+(const Fraction &amp;) const;</text:p>
            <text:p text:style-name="P33">private:</text:p>
            <text:p text:style-name="P33"><text:s text:c="4"/>int n_, d_; // numerator,denominator</text:p>
            <text:p text:style-name="P33">};</text:p>
          </table:table-cell>
        </table:table-row>
      </table:table>
      <text:p text:style-name="Standard"/>
      <table:table table:name="Table57" table:style-name="Table57">
        <table:table-column table:style-name="Table57.A"/>
        <table:table-row table:style-name="TableLine2314781947696">
          <table:table-cell table:style-name="Table57.A1" office:value-type="string">
            <text:p text:style-name="P46">// Fraction.cpp</text:p>
            <text:p text:style-name="P46"/>
            <text:p text:style-name="P46">#include "Fraction.h"</text:p>
            <text:p text:style-name="P46">Fraction Fraction::operator+(const Fraction &amp; b) const</text:p>
            <text:p text:style-name="P46">{ </text:p>
            <text:p text:style-name="P46"><text:s text:c="4"/>return Fraction(n_ * b.d_ + d_ * b.n_, d_ * b.d_); </text:p>
            <text:p text:style-name="P46">} </text:p>
          </table:table-cell>
        </table:table-row>
      </table:table>
      <text:p text:style-name="P86"/>
      <text:p text:style-name="P86">Re-defining <text:span text:style-name="T26">+</text:span>, so <text:span text:style-name="T91">that</text:span> we have <text:span text:style-name="T26">+</text:span> for <text:span text:style-name="T26">int</text:span><text:span text:style-name="T85">, </text:span><text:span text:style-name="T26">double</text:span><text:span text:style-name="T85">, and </text:span><text:span text:style-name="T26">Fraction</text:span><text:span text:style-name="T85">.</text:span></text:p>
      <table:table table:name="Table4" table:style-name="Table4">
        <table:table-column table:style-name="Table4.A"/>
        <table:table-row table:style-name="TableLine2314781940896">
          <table:table-cell table:style-name="Table4.A1" office:value-type="string">
            <text:p text:style-name="P33">#include “Fraction.h”</text:p>
            <text:p text:style-name="P33"/>
            <text:p text:style-name="P33">int main()</text:p>
            <text:p text:style-name="P33"><draw:rect text:anchor-type="paragraph" draw:z-index="0" draw:name="Shape1" draw:style-name="gr9" draw:text-style-name="P147" svg:width="2.9795in" svg:height="0.6598in" svg:x="3.1398in" svg:y="0.0319in"><text:p text:style-name="P146"><text:span text:style-name="T113">Same as </text:span><text:span text:style-name="T114">Fraction c = a.operator+(b)</text:span></text:p></draw:rect>{</text:p>
            <text:p text:style-name="P33"><text:s text:c="4"/>Fraction a(1,3), b(1,4);</text:p>
            <text:p text:style-name="P33"><draw:line text:anchor-type="paragraph" draw:z-index="1" draw:name="Shape2" draw:style-name="gr8" draw:text-style-name="P145" svg:x1="1.9937in" svg:y1="0.0709in" svg:x2="3.1394in" svg:y2="0.05in"><text:p/></draw:line><text:s text:c="4"/>Fraction c = a + b;</text:p>
            <text:p text:style-name="P33"><text:s text:c="4"/>Fraction d = a.operator+(b);</text:p>
            <text:p text:style-name="P33"/>
            <text:p text:style-name="P33"><text:s text:c="4"/>return 0;</text:p>
            <text:p text:style-name="P33">}</text:p>
          </table:table-cell>
        </table:table-row>
      </table:table>
      <text:p text:style-name="Standard"/>
      <text:p text:style-name="Standard">Most programming languages allow you to define operators (with their own syntax). <text:span text:style-name="T3">There are languages that </text:span><text:span text:style-name="T4">do</text:span><text:span text:style-name="T3"> not have operator overloading. Example: Java.</text:span></text:p>
      <text:p text:style-name="Standard"/>
      <table:table table:name="Table5" table:style-name="Table5">
        <table:table-column table:style-name="Table5.A"/>
        <table:table-row table:style-name="TableLine2314781944160">
          <table:table-cell table:style-name="Table5.A1" office:value-type="string">
            <text:p text:style-name="P33">// Fraction.cpp</text:p>
            <text:p text:style-name="P33"/>
            <text:p text:style-name="P33">#include “Fraction.h”</text:p>
            <text:p text:style-name="P33"/>
            <text:p text:style-name="P33">Fraction Fraction::operator*(const Fraction &amp; b) const</text:p>
            <text:p text:style-name="P33">{ </text:p>
            <text:p text:style-name="P33"><text:s text:c="4"/>return Fraction(n_ * b.n_, d_ * b.d_);</text:p>
            <text:p text:style-name="P33">}</text:p>
          </table:table-cell>
        </table:table-row>
      </table:table>
      <text:p text:style-name="P73">Test it:</text:p>
      <table:table table:name="Table6" table:style-name="Table6">
        <table:table-column table:style-name="Table6.A"/>
        <table:table-row table:style-name="TableLine2314781941168">
          <table:table-cell table:style-name="Table6.A1" office:value-type="string">
            <text:p text:style-name="P34">#include “Fraction.h”</text:p>
            <text:p text:style-name="P34"/>
            <text:p text:style-name="P34">int main() </text:p>
            <text:p text:style-name="P34"><text:soft-page-break/>{</text:p>
            <text:p text:style-name="P34"><text:s text:c="4"/>Fraction a(1, 3), b(1, 4); </text:p>
            <text:p text:style-name="P34"><text:s text:c="4"/>Fraction c = a * b; </text:p>
            <text:p text:style-name="P34"><text:s text:c="2"/></text:p>
            <text:p text:style-name="P34"><text:s text:c="4"/>return 0;</text:p>
            <text:p text:style-name="P34">}</text:p>
          </table:table-cell>
        </table:table-row>
      </table:table>
      <text:p text:style-name="Standard"/>
      <text:p text:style-name="Standard"/>
      <text:p text:style-name="P112">Operator <text:span text:style-name="T105">i</text:span>n/<text:span text:style-name="T105">o</text:span>utside the class</text:p>
      <text:p text:style-name="P72"/>
      <text:p text:style-name="P128"><text:span text:style-name="T47">In general suppose </text:span><text:span text:style-name="T27">a,b</text:span><text:span text:style-name="T47"> are objects of class </text:span><text:span text:style-name="T27">C</text:span><text:span text:style-name="T47">. </text:span></text:p>
      <text:p text:style-name="P128"/>
      <text:p text:style-name="P128"><text:span text:style-name="T47">C++ will interpret </text:span><text:span text:style-name="T27">a + b</text:span><text:span text:style-name="T47"> as either</text:span></text:p>
      <text:p text:style-name="P121"><text:tab/><text:span text:style-name="T26">a + b </text:span><text:span text:style-name="T19">is the same as</text:span><text:span text:style-name="T26"> a.operator+(b)</text:span></text:p>
      <text:p text:style-name="P121">or</text:p>
      <text:p text:style-name="P121"><text:tab/><text:span text:style-name="T26">a + b </text:span><text:span text:style-name="T19">is the same as</text:span><text:span text:style-name="T26"> operator+(a, b)</text:span></text:p>
      <text:p text:style-name="P121"/>
      <text:p text:style-name="P121">For <text:span text:style-name="T26">a.operator+(b)</text:span>, C++ will look for <text:span text:style-name="T26">operator+</text:span> in the class <text:span text:style-name="T26">C</text:span> (i.e., the class of <text:span text:style-name="T26">a</text:span>) that accepts <text:span text:style-name="T26">b</text:span> (object of class <text:span text:style-name="T26">C</text:span>)</text:p>
      <text:p text:style-name="P121"/>
      <text:p text:style-name="P121">For <text:span text:style-name="T26">operator+(a, b)</text:span>, C++ will look for an <text:span text:style-name="T26">operator+</text:span> not in any class that accepts <text:span text:style-name="T26">a,b</text:span> of class <text:span text:style-name="T26">C</text:span></text:p>
      <text:p text:style-name="P121"/>
      <text:p text:style-name="P122">For instance, for <text:span text:style-name="T26">Fraction</text:span> class</text:p>
      <table:table table:name="Table7" table:style-name="Table7">
        <table:table-column table:style-name="Table7.A"/>
        <table:table-row table:style-name="TableLine2314781941712">
          <table:table-cell table:style-name="Table7.A1" office:value-type="string">
            <text:p text:style-name="P33">class Fraction</text:p>
            <text:p text:style-name="P33">{</text:p>
            <text:p text:style-name="P33">public:</text:p>
            <text:p text:style-name="P33"><text:s text:c="4"/>...</text:p>
            <text:p text:style-name="P33"><text:s text:c="4"/>Fraction operator+(const Fraction &amp; b) const {...}</text:p>
            <text:p text:style-name="P33">};</text:p>
          </table:table-cell>
        </table:table-row>
      </table:table>
      <text:p text:style-name="P127">will let you execute <text:span text:style-name="T26">a + b</text:span> where <text:span text:style-name="T26">a,b</text:span> are <text:span text:style-name="T26">Fraction</text:span> objects as <text:span text:style-name="T48">a.operator+(b)</text:span> </text:p>
      <text:p text:style-name="P127"/>
      <text:p text:style-name="P127">... or ...</text:p>
      <text:p text:style-name="P123"/>
      <text:p text:style-name="P123">... if you prefer an operator <text:span text:style-name="T69">outside</text:span> the class:</text:p>
      <table:table table:name="Table8" table:style-name="Table8">
        <table:table-column table:style-name="Table8.A"/>
        <table:table-row table:style-name="TableLine2314781941984">
          <table:table-cell table:style-name="Table8.A1" office:value-type="string">
            <text:p text:style-name="P33">class Fraction</text:p>
            <text:p text:style-name="P33">{</text:p>
            <text:p text:style-name="P33">public:</text:p>
            <text:p text:style-name="P33"><text:s text:c="4"/>...</text:p>
            <text:p text:style-name="P33">};</text:p>
            <text:p text:style-name="P33"/>
            <text:p text:style-name="P33">Fraction operator+(const Fraction &amp; a, const Fraction &amp; b)</text:p>
            <text:p text:style-name="P33">{ </text:p>
            <text:p text:style-name="P33"><text:s text:c="4"/>... </text:p>
            <text:p text:style-name="P33">}</text:p>
          </table:table-cell>
        </table:table-row>
      </table:table>
      <text:p text:style-name="P124">will let you execute <text:span text:style-name="T26">a + b</text:span>, where <text:span text:style-name="T26">a,b</text:span> are <text:span text:style-name="T26">Fraction</text:span> objects, as <text:span text:style-name="T26">operator+(a, b)</text:span>.</text:p>
      <text:p text:style-name="P124"/>
      <text:p text:style-name="P129"><text:span text:style-name="T9">It is preferable to have an </text:span>operator in a class if possible. <text:span text:style-name="T52">Y</text:span><text:span text:style-name="T10">ou </text:span><text:span text:style-name="T70">cannot</text:span><text:span text:style-name="T7"> </text:span><text:span text:style-name="T6">have both:</text:span></text:p>
      <table:table table:name="Table9" table:style-name="Table9">
        <table:table-column table:style-name="Table9.A"/>
        <table:table-row table:style-name="TableLine2314781952048">
          <table:table-cell table:style-name="Table9.A1" office:value-type="string">
            <text:p text:style-name="P33">class Fraction</text:p>
            <text:p text:style-name="P33">{</text:p>
            <text:p text:style-name="P33">public:</text:p>
            <text:p text:style-name="P33"><text:s text:c="4"/>Fraction operator+(const Fraction &amp; b) const <text:s text:c="6"/></text:p>
            <text:p text:style-name="P33"><text:s text:c="4"/>{ </text:p>
            <text:p text:style-name="P33"><text:s text:c="6"/>... </text:p>
            <text:p text:style-name="P33"><text:s text:c="4"/>}</text:p>
            <text:p text:style-name="P33"><text:soft-page-break/>};</text:p>
            <text:p text:style-name="P33"/>
            <text:p text:style-name="P33">// <text:span text:style-name="T50">DANGER!</text:span><text:span text:style-name="T91"> can't have both above and the following together</text:span></text:p>
            <text:p text:style-name="P33">Fraction operator+(const Fraction &amp; a, const Fraction &amp; b)</text:p>
            <text:p text:style-name="P33">{ </text:p>
            <text:p text:style-name="P33"><text:s text:c="4"/>... </text:p>
            <text:p text:style-name="P33">}</text:p>
          </table:table-cell>
        </table:table-row>
      </table:table>
      <text:p text:style-name="P125"/>
      <text:p text:style-name="P125"><text:span text:style-name="T6">W</text:span><text:span text:style-name="T5">hy? Because C++ does not know which </text:span><text:span text:style-name="T28">operator+</text:span><text:span text:style-name="T5"> to use if you give C++ both options. So you should only have either:</text:span></text:p>
      <text:p text:style-name="P130"/>
      <text:p text:style-name="P125"><text:span text:style-name="T28"><text:s text:c="2"/>Fraction Fraction::operator+(const Fraction &amp;) </text:span><text:span text:style-name="T29">const</text:span></text:p>
      <text:p text:style-name="P89"/>
      <text:p text:style-name="P97">or</text:p>
      <text:p text:style-name="P126"/>
      <text:p text:style-name="P126"><text:s text:c="2"/>Fraction operator+(const Fraction &amp;,</text:p>
      <text:p text:style-name="P126"><text:s text:c="21"/>const Fraction &amp;)</text:p>
      <text:p text:style-name="P85"/>
      <text:p text:style-name="P85">but not both.</text:p>
      <text:p text:style-name="P76"/>
      <text:p text:style-name="P77">You can overload the following:</text:p>
      <text:p text:style-name="P35"/>
      <text:p text:style-name="P35"><text:tab/>+ <text:s/><text:tab/>- <text:s/><text:tab/>* <text:s/><text:tab/>/ <text:s/><text:tab/>% <text:s/><text:tab/>^ <text:s/><text:tab/>&amp; <text:s/><text:tab/>|</text:p>
      <text:p text:style-name="P35"><text:tab/>+= <text:tab/>-= <text:tab/>*= <text:tab/>/= <text:tab/>%= <text:tab/>^= <text:tab/>&amp;= <text:tab/>|=</text:p>
      <text:p text:style-name="P35"><text:tab/> ! <text:s/><text:tab/>= <text:s/><text:tab/>&lt; <text:s/><text:tab/>&gt; <text:tab/>&lt;&lt; <text:tab/>&gt;&gt; <text:s/><text:tab/>~ <text:tab/>[ ]</text:p>
      <text:p text:style-name="P35"><text:tab/>!= <text:tab/>== <text:tab/>&lt;= <text:tab/>&gt;= <text:tab/>&lt;&lt;= <text:tab/>&gt;&gt;=</text:p>
      <text:p text:style-name="P35"><text:tab/>&amp;&amp; <text:tab/>|| <text:tab/>++ <text:tab/>-- <text:tab/>-&gt;* <text:tab/>, <text:tab/>-&gt; <text:tab/>()</text:p>
      <text:p text:style-name="P35"><text:tab/>new <text:tab/><text:tab/>new[] <text:tab/>delete <text:tab/>delete[]</text:p>
      <text:p text:style-name="P35"/>
      <text:p text:style-name="P74"><text:span text:style-name="T68">Warning:</text:span> <text:span text:style-name="T8">You </text:span><text:span text:style-name="T72">cannot</text:span><text:span text:style-name="T5"> define your own functions for </text:span></text:p>
      <text:p text:style-name="P74"/>
      <text:p text:style-name="P74"><text:span text:style-name="T5"><text:tab/></text:span><text:span text:style-name="T28">::<text:tab/>.<text:tab/>.*<text:tab/>?:<text:tab/>sizeof</text:span></text:p>
      <text:p text:style-name="P74"/>
      <text:p text:style-name="P74"/>
      <text:p text:style-name="P107">Precedence <text:span text:style-name="T105">r</text:span>ules</text:p>
      <text:p text:style-name="P54"/>
      <text:p text:style-name="P58">Usual precedence rules apply automatically. So if you have <text:span text:style-name="T26">operator+</text:span> and <text:span text:style-name="T26">operator*</text:span> for class C, then</text:p>
      <text:p text:style-name="P58"/>
      <text:p text:style-name="P58"><text:tab/><text:span text:style-name="T26">a = b + c * d;</text:span></text:p>
      <text:p text:style-name="P58"/>
      <text:p text:style-name="P58">is the same as</text:p>
      <text:p text:style-name="P58"/>
      <text:p text:style-name="P58"><text:tab/><text:span text:style-name="T26">a = b + (c * d);</text:span></text:p>
      <text:p text:style-name="P58"/>
      <text:p text:style-name="P58">i.e.,</text:p>
      <text:p text:style-name="P58"/>
      <text:p text:style-name="P58"><text:tab/><text:span text:style-name="T26">a = b.operator+(c.operator*(d));</text:span></text:p>
      <text:p text:style-name="P58"/>
      <text:p text:style-name="P58"><text:span text:style-name="T49">Reminder:</text:span> Review precedence rules from CISS240.</text:p>
      <text:p text:style-name="P108">Binary &amp; <text:span text:style-name="T105">u</text:span>nary <text:span text:style-name="T105">o</text:span>perators</text:p>
      <text:p text:style-name="P59"/>
      <text:p text:style-name="P60">Some operators are binary (example <text:span text:style-name="T26">*</text:span>), some are unary (example <text:span text:style-name="T26">!</text:span>), and some are both (example <text:span text:style-name="T26">-</text:span>)</text:p>
      <text:p text:style-name="P55"><draw:rect text:anchor-type="paragraph" draw:z-index="2" draw:name="Shape3" draw:style-name="gr1" draw:text-style-name="P144" svg:width="0.6394in" svg:height="0.3197in" svg:x="3.7126in" svg:y="0.0161in"><text:p text:style-name="P139"><text:span text:style-name="T15">Binary</text:span></text:p></draw:rect></text:p>
      <text:p text:style-name="P78"><draw:line text:anchor-type="paragraph" draw:z-index="4" draw:name="Shape4" draw:style-name="gr7" draw:text-style-name="P139" svg:x1="1.7055in" svg:y1="0.0579in" svg:x2="3.7126in" svg:y2="0.0508in"><text:p/></draw:line><draw:line text:anchor-type="paragraph" draw:z-index="5" draw:name="Shape5" draw:style-name="gr6" draw:text-style-name="P139" svg:x1="4.3516in" svg:y1="0.0366in" svg:x2="4.7268in" svg:y2="0.0366in"><text:p/></draw:line><draw:line text:anchor-type="paragraph" draw:z-index="6" draw:name="Shape6" draw:style-name="gr6" draw:text-style-name="P139" svg:x1="4.7264in" svg:y1="0.0366in" svg:x2="4.7335in" svg:y2="1.474in"><text:p/></draw:line><text:span text:style-name="T2"><text:tab/></text:span><text:span text:style-name="T33">C a = b – c;</text:span></text:p>
      <text:p text:style-name="P75"><draw:line text:anchor-type="paragraph" draw:z-index="9" draw:name="Shape7" draw:style-name="gr6" draw:text-style-name="P139" svg:x1="3.4764in" svg:y1="0.5591in" svg:x2="3.4626in" svg:y2="0.1075in"><text:p/></draw:line><draw:line text:anchor-type="paragraph" draw:z-index="10" draw:name="Shape8" draw:style-name="gr3" draw:text-style-name="P139" svg:x1="3.4626in" svg:y1="0.1079in" svg:x2="1.7126in" svg:y2="0.0799in"><text:p/></draw:line><text:tab/><text:span text:style-name="T30">C d = -b;</text:span></text:p>
      <text:p text:style-name="P36"/>
      <text:p text:style-name="Standard"><draw:rect text:anchor-type="paragraph" draw:z-index="3" draw:name="Shape9" draw:style-name="gr1" draw:text-style-name="P144" svg:width="0.6394in" svg:height="0.3197in" svg:x="3.7126in" svg:y="0.0665in"><text:p text:style-name="P139"><text:span text:style-name="T15">Unary</text:span></text:p></draw:rect><text:span text:style-name="T53">The f</text:span>unction/method called is based on signature:</text:p>
      <table:table table:name="Table10" table:style-name="Table10">
        <table:table-column table:style-name="Table10.A"/>
        <table:table-row table:style-name="TableLine2314792279728">
          <table:table-cell table:style-name="Table10.A1" office:value-type="string">
            <text:p text:style-name="P33"><draw:line text:anchor-type="paragraph" draw:z-index="8" draw:name="Shape10" draw:style-name="gr6" draw:text-style-name="P139" svg:x1="3.6744in" svg:y1="0.0307in" svg:x2="3.4382in" svg:y2="0.0307in"><text:p/></draw:line><text:span text:style-name="T94">class </text:span>C </text:p>
            <text:p text:style-name="P33"><draw:line text:anchor-type="paragraph" draw:z-index="12" draw:name="Shape11" draw:style-name="gr6" draw:text-style-name="P139" svg:x1="4.0283in" svg:y1="0.0299in" svg:x2="4.0283in" svg:y2="0.4217in"><text:p/></draw:line>{</text:p>
            <text:p text:style-name="P33"><text:s text:c="4"/>...</text:p>
            <text:p text:style-name="P33"><draw:line text:anchor-type="paragraph" draw:z-index="11" draw:name="Shape12" draw:style-name="gr7" draw:text-style-name="P139" svg:x1="1.5701in" svg:y1="0.1063in" svg:x2="4.0283in" svg:y2="0.1063in"><text:p/></draw:line><text:s text:c="4"/>C operator-();</text:p>
            <text:p text:style-name="P33"><draw:line text:anchor-type="paragraph" draw:z-index="7" draw:name="Shape13" draw:style-name="gr7" draw:text-style-name="P139" svg:x1="1.5354in" svg:y1="0.122in" svg:x2="4.6882in" svg:y2="0.1429in"><text:p/></draw:line><text:s text:c="4"/>C operator-(C);</text:p>
            <text:p text:style-name="P33"><text:s text:c="4"/>...</text:p>
            <text:p text:style-name="P33">};</text:p>
          </table:table-cell>
        </table:table-row>
      </table:table>
      <text:p text:style-name="Standard"/>
      <text:p text:style-name="P79">In general for operator <text:span text:style-name="T26">&lt;op&gt;</text:span></text:p>
      <text:p text:style-name="P79"><text:tab/></text:p>
      <text:p text:style-name="P80"><text:span text:style-name="T34"><text:s text:c="2"/>a &lt;op&gt; b </text:span><text:span text:style-name="T20">is the same as</text:span><text:span text:style-name="T34"> a.operator&lt;op&gt;(b) </text:span></text:p>
      <text:p text:style-name="P45"><text:tab/><text:tab/><text:tab/><text:tab/><text:tab/>or <text:s text:c="15"/><text:tab/><text:tab/><text:tab/> <text:s text:c="4"/>operator&lt;op&gt;(a,b)</text:p>
      <text:p text:style-name="P45"/>
      <text:p text:style-name="P80"><text:span text:style-name="T34"><text:s text:c="2"/>&lt;op&gt;a <text:s text:c="3"/></text:span><text:span text:style-name="T20">is the same as</text:span><text:span text:style-name="T34"> a.operator&lt;op&gt;() <text:s text:c="3"/></text:span></text:p>
      <text:p text:style-name="P45"><text:tab/><text:tab/><text:tab/><text:tab/> <text:s text:c="5"/>or </text:p>
      <text:p text:style-name="P45"><text:tab/><text:tab/><text:tab/> <text:s text:c="4"/>operator&lt;op&gt;(a)</text:p>
      <text:p text:style-name="P45"/>
      <text:p text:style-name="P80"><text:span text:style-name="T34"><text:s text:c="2"/>a&lt;op&gt; <text:s text:c="3"/></text:span><text:span text:style-name="T20">is the same as</text:span><text:span text:style-name="T34"> a.operator&lt;op&gt;(int) </text:span></text:p>
      <text:p text:style-name="P45"><text:tab/><text:tab/><text:tab/><text:tab/> <text:s text:c="5"/>or </text:p>
      <text:p text:style-name="P45"><text:s text:c="23"/>operator&lt;op&gt;(a,int)</text:p>
      <text:p text:style-name="P79"/>
      <text:p text:style-name="P81">Here's how C++ looks for operators to execute for <text:span text:style-name="T26">+</text:span> (unary and binary), <text:span text:style-name="T26">+=, ++</text:span> (pre and post)</text:p>
      <text:p text:style-name="P81"/>
      <text:p text:style-name="P81"><text:span text:style-name="T26">+a <text:s text:c="5"/></text:span><text:span text:style-name="T21">is the same as</text:span><text:span text:style-name="T26"> a.operator+() <text:s text:c="2"/>or operator+(a)</text:span></text:p>
      <text:p text:style-name="P43">a += b <text:s/><text:span text:style-name="T21">is the sa</text:span><text:span text:style-name="T25">m</text:span><text:span text:style-name="T21">e as</text:span> a.operator+=(b) or operator+=(a,b) </text:p>
      <text:p text:style-name="P43">a + b <text:s text:c="2"/><text:span text:style-name="T21">is the same as</text:span> a.operator+(b) <text:s/>or operator+(a,b) <text:s/>++a <text:s text:c="4"/><text:span text:style-name="T21">is the same as</text:span> a.operator++() <text:s/>or operator++(a)</text:p>
      <text:p text:style-name="P43">a++ <text:s text:c="4"/><text:span text:style-name="T21">is the same as</text:span> a.operator++(0) or operator++(a,0)</text:p>
      <text:p text:style-name="P43"/>
      <text:p text:style-name="Standard"/>
      <text:p text:style-name="P109">Pre and <text:span text:style-name="T106">p</text:span>ost <text:span text:style-name="T106">o</text:span>perators</text:p>
      <text:p text:style-name="P56"/>
      <table:table table:name="Table11" table:style-name="Table11">
        <table:table-column table:style-name="Table11.A"/>
        <table:table-row table:style-name="TableLine2314792294144">
          <table:table-cell table:style-name="Table11.A1" office:value-type="string">
            <text:p text:style-name="P33">class Int </text:p>
            <text:p text:style-name="P33">{</text:p>
            <text:p text:style-name="P33">public:</text:p>
            <text:p text:style-name="P33"><text:s text:c="4"/>Int(int x=0)</text:p>
            <text:p text:style-name="P33"><text:s text:c="8"/>: x_(x)</text:p>
            <text:p text:style-name="P33"><text:s text:c="4"/>{}</text:p>
            <text:p text:style-name="P33"><text:s text:c="4"/></text:p>
            <text:p text:style-name="P33"><text:s text:c="4"/>void operator++() </text:p>
            <text:p text:style-name="P33"><text:s text:c="4"/>{ </text:p>
            <text:p text:style-name="P33"><text:s text:c="8"/>std::cout &lt;&lt; "pre\n"; ++x_; </text:p>
            <text:p text:style-name="P33"><text:s text:c="4"/>}</text:p>
            <text:p text:style-name="P33"><text:s text:c="4"/></text:p>
            <text:p text:style-name="P33"><text:s text:c="4"/>void operator++(int a) </text:p>
            <text:p text:style-name="P33"><text:s text:c="4"/>{ </text:p>
            <text:p text:style-name="P33"><text:s text:c="8"/>std::cout &lt;&lt; "post " &lt;&lt; a &lt;&lt; "\n"; x_++; </text:p>
            <text:p text:style-name="P33"><text:s text:c="4"/>}</text:p>
            <text:p text:style-name="P33"/>
            <text:p text:style-name="P33"><text:s text:c="4"/>int get() { return x_; } </text:p>
            <text:p text:style-name="P33"/>
            <text:p text:style-name="P33">private:</text:p>
            <text:p text:style-name="P33"><text:s text:c="4"/>int x_;</text:p>
            <text:p text:style-name="P33">};</text:p>
          </table:table-cell>
        </table:table-row>
      </table:table>
      <text:p text:style-name="P57"/>
      <table:table table:name="Table12" table:style-name="Table12">
        <table:table-column table:style-name="Table12.A"/>
        <table:table-row table:style-name="TableLine2314792296320">
          <table:table-cell table:style-name="Table12.A1" office:value-type="string">
            <text:p text:style-name="P33">int main() </text:p>
            <text:p text:style-name="P33">{</text:p>
            <text:p text:style-name="P33"><text:s text:c="4"/>C x(4);</text:p>
            <text:p text:style-name="P33"><text:s text:c="4"/>++x; </text:p>
            <text:p text:style-name="P33"><text:s text:c="4"/>std::cout &lt;&lt; x.get() &lt;&lt; "\n";</text:p>
            <text:p text:style-name="P33"><text:s text:c="4"/>x++; </text:p>
            <text:p text:style-name="P33"><text:s text:c="4"/>std::cout &lt;&lt; x.get() &lt;&lt; "\n";</text:p>
            <text:p text:style-name="P33"/>
            <text:p text:style-name="P33"><text:s text:c="4"/>return 0;</text:p>
            <text:p text:style-name="P33">}</text:p>
          </table:table-cell>
        </table:table-row>
      </table:table>
      <text:p text:style-name="P57"/>
      <text:p text:style-name="Standard">C++ translates <text:span text:style-name="T26">++x</text:span> and <text:span text:style-name="T26">x++</text:span> as:<text:tab/></text:p>
      <text:p text:style-name="Standard"><text:tab/><text:span text:style-name="T26">++x</text:span><text:span text:style-name="T85"> </text:span><text:span text:style-name="T86">is the same as</text:span><text:span text:style-name="T85"> </text:span><text:span text:style-name="T26">x.operator++()</text:span></text:p>
      <text:p text:style-name="Standard"><text:tab/><text:span text:style-name="T26">x++</text:span> <text:span text:style-name="T22">is the same as</text:span> <text:span text:style-name="T26">x.operator++(0)</text:span></text:p>
      <text:p text:style-name="Standard">i.e., for post operators, C++ calls operator with a value of 0.</text:p>
      <text:p text:style-name="Standard"/>
      <text:p text:style-name="Standard"/>
      <text:p text:style-name="Standard"><text:span text:style-name="T49">Exercise:</text:span> <text:span text:style-name="T8">Overload the operators needed for the following code to run:</text:span></text:p>
      <table:table table:name="Table13" table:style-name="Table13">
        <table:table-column table:style-name="Table13.A"/>
        <table:table-row table:style-name="TableLine2314792280000">
          <table:table-cell table:style-name="Table13.A1" office:value-type="string">
            <text:p text:style-name="P33">int main()</text:p>
            <text:p text:style-name="P33">{</text:p>
            <text:p text:style-name="P33"><text:s text:c="4"/>Int i(5), j(9), k(0);</text:p>
            <text:p text:style-name="P33"><text:s text:c="4"/>j = i++; j = ++i;</text:p>
            <text:p text:style-name="P33"><text:s text:c="4"/>i = j--; i = --j; </text:p>
            <text:p text:style-name="P33"/>
            <text:p text:style-name="P33"><text:s text:c="4"/>return 0;</text:p>
            <text:p text:style-name="P48">}</text:p>
          </table:table-cell>
        </table:table-row>
      </table:table>
      <text:p text:style-name="P50"/>
      <text:p text:style-name="P105">Restriction on <text:span text:style-name="T106">a</text:span>rguments</text:p>
      <text:p text:style-name="P2"/>
      <text:p text:style-name="Standard">Whether the operator is unary or binary is fixed. Just try to recall their meanings from CISS240. For example, <text:span text:style-name="T26">%</text:span> (remainder operator) is a <text:span text:style-name="T69">binary</text:span> operator: <text:span text:style-name="T26">3 % 5</text:span> is meaningful; <text:span text:style-name="T26">5%</text:span> has no meaning. So you cannot overload <text:span text:style-name="T26">operator%</text:span> by declaring and defining a unary <text:span text:style-name="T26">%</text:span>:</text:p>
      <text:p text:style-name="P3"/>
      <text:p text:style-name="P3"><text:tab/><text:span text:style-name="T26">C C::operator%()</text:span></text:p>
      <text:p text:style-name="P3"/>
      <text:p text:style-name="Standard"><text:span text:style-name="T26">operator%</text:span> <text:span text:style-name="T69">must</text:span> be</text:p>
      <text:p text:style-name="P3"/>
      <text:p text:style-name="P4"><text:tab/><text:span text:style-name="T26">C C::operator%(C) </text:span></text:p>
      <text:p text:style-name="P4"/>
      <text:p text:style-name="Standard">or</text:p>
      <text:p text:style-name="P3"/>
      <text:p text:style-name="P4"><text:s/><text:tab/><text:span text:style-name="T26">C C::operator%(const C &amp;)</text:span> </text:p>
      <text:p text:style-name="P4"/>
      <text:p text:style-name="Standard">etc.</text:p>
      <text:p text:style-name="Standard"/>
      <text:p text:style-name="Standard">Other correct declarations:</text:p>
      <text:p text:style-name="Standard"/>
      <text:p text:style-name="Standard"><text:tab/><text:span text:style-name="T26">C* operator&amp;();</text:span></text:p>
      <text:p text:style-name="Standard"/>
      <text:p text:style-name="Standard">See operator<text:span text:style-name="T94">s</text:span> <text:span text:style-name="T26">[], (), -&gt;,</text:span> etc. later.</text:p>
      <text:p text:style-name="P105">Hiding <text:span text:style-name="T106">p</text:span>re-defined <text:span text:style-name="T106">o</text:span>perator<text:span text:style-name="T54">s</text:span></text:p>
      <text:p text:style-name="Standard"/>
      <text:p text:style-name="Standard">Here are the pre-defined class operators:</text:p>
      <text:p text:style-name="Standard"/>
      <text:p text:style-name="P5"><text:tab/><text:span text:style-name="T26">=<text:tab/>&amp;<text:tab/>,</text:span></text:p>
      <text:p text:style-name="P5"/>
      <text:p text:style-name="Standard">If you do not want these pre-defined operators to be callable, just declare them as private. You need <text:span text:style-name="T69">not</text:span> define them:</text:p>
      <table:table table:name="Table14" table:style-name="Table14">
        <table:table-column table:style-name="Table14.A"/>
        <table:table-row table:style-name="TableLine2314792313184">
          <table:table-cell table:style-name="Table14.A1" office:value-type="string">
            <text:p text:style-name="P33">class C</text:p>
            <text:p text:style-name="P33">{</text:p>
            <text:p text:style-name="P33">private:</text:p>
            <text:p text:style-name="P33"><text:s text:c="4"/>C &amp; operator=(const C &amp;);</text:p>
            <text:p text:style-name="P33">};</text:p>
          </table:table-cell>
        </table:table-row>
      </table:table>
      <text:p text:style-name="P82"/>
      <text:p text:style-name="P110">Operators <text:span text:style-name="T97">&lt;op&gt;</text:span> and <text:span text:style-name="T97">&lt;op&gt;=</text:span></text:p>
      <text:p text:style-name="P61"/>
      <text:p text:style-name="P70">Defining <text:span text:style-name="T26">+</text:span> does not give you <text:span text:style-name="T26">+=</text:span> automatically.</text:p>
      <text:p text:style-name="P70"/>
      <text:p text:style-name="P70">Here's some advice: define + in terms of <text:span text:style-name="T26">+=</text:span>, <text:span text:style-name="T26">-</text:span> in terms of <text:span text:style-name="T26">-=</text:span>, etc. <text:span text:style-name="T63">For instance:</text:span></text:p>
      <table:table table:name="Table15" table:style-name="Table15">
        <table:table-column table:style-name="Table15.A"/>
        <table:table-row table:style-name="TableLine2314792298768">
          <table:table-cell table:style-name="Table15.A1" office:value-type="string">
            <text:p text:style-name="P33">class Int </text:p>
            <text:p text:style-name="P33">{</text:p>
            <text:p text:style-name="P33">public:</text:p>
            <text:p text:style-name="P33"><text:s text:c="4"/>...</text:p>
            <text:p text:style-name="P33"><text:s text:c="4"/>Int &amp; operator+=(const Int &amp; c) </text:p>
            <text:p text:style-name="P33"><text:s text:c="4"/>{ </text:p>
            <text:p text:style-name="P33"><text:s text:c="8"/>x_ += c.x_; </text:p>
            <text:p text:style-name="P33"/>
            <text:p text:style-name="P33"><text:s text:c="8"/>return <text:span text:style-name="T64">(</text:span>*this<text:span text:style-name="T64">)</text:span>; </text:p>
            <text:p text:style-name="P33"><text:s text:c="4"/>}</text:p>
            <text:p text:style-name="P33"/>
            <text:p text:style-name="P33"><text:s text:c="4"/>Int operator+(Int c) const </text:p>
            <text:p text:style-name="P33"><text:s text:c="4"/>{ </text:p>
            <text:p text:style-name="P33"><text:s text:c="8"/>return <text:span text:style-name="T64">(</text:span>Int(*this) += c<text:span text:style-name="T64">)</text:span>; </text:p>
            <text:p text:style-name="P33"><text:s text:c="4"/>}</text:p>
            <text:p text:style-name="P33"><text:s text:c="4"/>...</text:p>
            <text:p text:style-name="P33"/>
            <text:p text:style-name="P33">private:</text:p>
            <text:p text:style-name="P33"><text:s text:c="4"/>int x_;</text:p>
            <text:p text:style-name="P33">};</text:p>
          </table:table-cell>
        </table:table-row>
      </table:table>
      <text:p text:style-name="P62"/>
      <text:p text:style-name="P62">A <text:span text:style-name="T69">nonmember function</text:span> is just a function not in a class (i.e., not <text:span text:style-name="T94">a </text:span>method). If the function works with objects from a particular class, then the function is included with the class. <text:span text:style-name="T55">You should</text:span></text:p>
      <text:p text:style-name="P62"><text:tab/></text:p>
      <text:list xml:id="list143003612" text:style-name="L2">
        <text:list-item>
          <text:p text:style-name="P138">Put the function prototype in the header file (<text:span text:style-name="T26">*.h</text:span>)</text:p>
        </text:list-item>
        <text:list-item>
          <text:p text:style-name="P138">Define the function in the implementation file (<text:span text:style-name="T26">*.cpp</text:span>)</text:p>
        </text:list-item>
        <text:list-item>
          <text:p text:style-name="P138">Note that the function prototype is outside the class declaration</text:p>
        </text:list-item>
      </text:list>
      <text:p text:style-name="P63"/>
      <text:p text:style-name="P64">Since the function prototype is out the class, it does <text:span text:style-name="T69">not</text:span> have access to the private members of the class. You can overwrite this for efficiency </text:p>
      <text:p text:style-name="P65">(later). <text:span text:style-name="T56">Note that here </text:span><text:span text:style-name="T35">+=</text:span><text:span text:style-name="T56"> is more efficient than </text:span><text:span text:style-name="T35">+</text:span><text:span text:style-name="T56">, same for integer </text:span><text:span text:style-name="T35">+</text:span><text:span text:style-name="T56"> and </text:span><text:span text:style-name="T35">+=</text:span><text:span text:style-name="T16">. </text:span><text:span text:style-name="T17">Also note that we want to do</text:span></text:p>
      <text:p text:style-name="P65"/>
      <text:p text:style-name="P65"><text:tab/><text:span text:style-name="T44">(a += b) += b; </text:span></text:p>
      <text:p text:style-name="P65"><text:span text:style-name="T17"><text:tab/></text:span><text:span text:style-name="T36">c = (a += b); // i.e., a+=b; c=a;</text:span><text:span text:style-name="T16"> </text:span></text:p>
      <text:p text:style-name="P65"/>
      <text:p text:style-name="P66"><text:span text:style-name="T16">T</text:span><text:span text:style-name="T15">hat's why </text:span><text:span text:style-name="T26">operator+=</text:span><text:span text:style-name="T15"> returns a reference to </text:span><text:span text:style-name="T26">*this</text:span><text:span text:style-name="T57">. </text:span></text:p>
      <table:table table:name="Table16" table:style-name="Table16">
        <table:table-column table:style-name="Table16.A"/>
        <table:table-row table:style-name="TableLine2314792305568">
          <table:table-cell table:style-name="Table16.A1" office:value-type="string">
            <text:p text:style-name="P33">class Int </text:p>
            <text:p text:style-name="P33">{ </text:p>
            <text:p text:style-name="P33">public:</text:p>
            <text:p text:style-name="P33"><text:s text:c="4"/>...</text:p>
            <text:p text:style-name="P33"><text:s text:c="4"/><text:span text:style-name="T65">Int &amp;</text:span> operator+=(const C &amp; c)</text:p>
            <text:p text:style-name="P33"><text:s text:c="4"/>{ </text:p>
            <text:p text:style-name="P33"><text:s text:c="8"/>x += c.x; </text:p>
            <text:p text:style-name="P33"><text:soft-page-break/><text:span text:style-name="T51"><text:s text:c="8"/></text:span><text:span text:style-name="T65">return </text:span><text:span text:style-name="T66">(</text:span><text:span text:style-name="T65">*this</text:span><text:span text:style-name="T66">)</text:span><text:span text:style-name="T65">;</text:span> </text:p>
            <text:p text:style-name="P33"><text:s text:c="4"/>}</text:p>
            <text:p text:style-name="P33"><text:s text:c="4"/>...</text:p>
            <text:p text:style-name="P33">};</text:p>
          </table:table-cell>
        </table:table-row>
      </table:table>
      <text:p text:style-name="P71"/>
      <text:p text:style-name="P71">And <text:span text:style-name="T26">operator+</text:span> can be written like this:</text:p>
      <table:table table:name="Table17" table:style-name="Table17">
        <table:table-column table:style-name="Table17.A"/>
        <table:table-row table:style-name="TableLine2314792307472">
          <table:table-cell table:style-name="Table17.A1" office:value-type="string">
            <text:p text:style-name="P33">class Int </text:p>
            <text:p text:style-name="P33">{ </text:p>
            <text:p text:style-name="P33">public:</text:p>
            <text:p text:style-name="P33"><text:s text:c="4"/>...</text:p>
            <text:p text:style-name="P33"><text:s text:c="4"/>Int operator+(<text:span text:style-name="T94">const </text:span>Int c) const </text:p>
            <text:p text:style-name="P33"><text:s text:c="4"/>{ </text:p>
            <text:p text:style-name="P33"><text:s text:c="8"/><text:span text:style-name="T65">return </text:span><text:span text:style-name="T66">(</text:span><text:span text:style-name="T65">Int(*this) += c</text:span><text:span text:style-name="T66">)</text:span><text:span text:style-name="T65">;</text:span> </text:p>
            <text:p text:style-name="P33"><text:s text:c="4"/>}</text:p>
            <text:p text:style-name="P33"><text:s text:c="4"/>...</text:p>
            <text:p text:style-name="P33">};</text:p>
          </table:table-cell>
        </table:table-row>
      </table:table>
      <text:p text:style-name="P51"/>
      <text:p text:style-name="P111">Commutation</text:p>
      <text:p text:style-name="P67"/>
      <text:p text:style-name="P68">At this point for <text:span text:style-name="T26">Int</text:span> objects <text:span text:style-name="T26">a</text:span> and <text:span text:style-name="T26">b</text:span>, <text:span text:style-name="T26">a + b</text:span> and <text:span text:style-name="T26">b + a</text:span> make sense.</text:p>
      <text:p text:style-name="P68"><draw:rect text:anchor-type="paragraph" draw:z-index="13" draw:name="Shape14" draw:style-name="gr5" draw:text-style-name="P143" svg:width="1.6043in" svg:height="0.7295in" svg:x="1.7193in" svg:y="0.0283in"><text:p text:style-name="P139"><text:span text:style-name="T111">a.operator+(b)</text:span></text:p><text:p text:style-name="P139"><text:span text:style-name="T112">or</text:span></text:p><text:p text:style-name="P139"><text:span text:style-name="T111">operator+(a, b)</text:span></text:p></draw:rect></text:p>
      <text:p text:style-name="P68"/>
      <text:p text:style-name="Standard"><text:tab/><text:span text:style-name="T59">a</text:span><text:span text:style-name="T37"> + b <text:tab/> <text:s text:c="3"/></text:span><text:span text:style-name="T87">is</text:span><text:span text:style-name="T18"> </text:span></text:p>
      <text:p text:style-name="P68"/>
      <text:p text:style-name="P68"/>
      <text:p text:style-name="Standard"><text:span text:style-name="T85">C++ will look for</text:span><text:span text:style-name="T15"> </text:span><text:span text:style-name="T26">a.operator+(b)</text:span><text:span text:style-name="T85"> or </text:span><text:span text:style-name="T26">operator+(a,b)</text:span><text:span text:style-name="T15">.</text:span><text:span text:style-name="T85"> BUT ... what if you want to do </text:span><text:span text:style-name="T26">a + 1</text:span><text:span text:style-name="T85"> or </text:span><text:span text:style-name="T26">1 + a</text:span><text:span text:style-name="T85">? We’ll talk about </text:span><text:span text:style-name="T26">1 + a</text:span><text:span text:style-name="T85"> first ...</text:span></text:p>
      <text:p text:style-name="P88"/>
      <text:p text:style-name="Standard"><text:span text:style-name="T85">If </text:span><text:span text:style-name="T26">a</text:span><text:span text:style-name="T15"> </text:span><text:span text:style-name="T85">is an </text:span><text:span text:style-name="T26">Int</text:span><text:span text:style-name="T85"> object,</text:span></text:p>
      <text:p text:style-name="Standard"><draw:rect text:anchor-type="paragraph" draw:z-index="14" draw:name="Shape15" draw:style-name="gr5" draw:text-style-name="P143" svg:width="1.6043in" svg:height="0.7295in" svg:x="1.7472in" svg:y="0.0425in"><text:p text:style-name="P139"><text:span text:style-name="T111">1.operator+(a)</text:span></text:p><text:p text:style-name="P139"><text:span text:style-name="T112">or</text:span></text:p><text:p text:style-name="P139"><text:span text:style-name="T111">operator+(1, a)</text:span></text:p></draw:rect></text:p>
      <text:p text:style-name="Standard"/>
      <text:p text:style-name="Standard"><text:span text:style-name="T15"><text:tab/></text:span><text:span text:style-name="T26">1 + a</text:span><text:span text:style-name="T15"> <text:s text:c="10"/></text:span><text:span text:style-name="T85">is</text:span><text:span text:style-name="T15"> </text:span></text:p>
      <text:p text:style-name="Standard"/>
      <text:p text:style-name="Standard"/>
      <text:p text:style-name="Standard"><text:span text:style-name="T26">1</text:span><text:span text:style-name="T15"> </text:span><text:span text:style-name="T85">is not an object so </text:span><text:span text:style-name="T26">1.operator+(a)</text:span><text:span text:style-name="T85"> does not make sense.</text:span></text:p>
      <text:p text:style-name="P88"/>
      <text:p text:style-name="Standard"><text:span text:style-name="T85">Therefore, </text:span><text:span text:style-name="T88">you will need to define this function outside the </text:span><text:span text:style-name="T46">Int</text:span><text:span text:style-name="T88"> class:</text:span></text:p>
      <text:p text:style-name="Standard"/>
      <text:p text:style-name="Standard"><text:span text:style-name="T15"><text:tab/></text:span><text:span text:style-name="T26">Int operator+(int c, const Int &amp; a);</text:span></text:p>
      <text:p text:style-name="P69"/>
      <table:table table:name="Table18" table:style-name="Table18">
        <table:table-column table:style-name="Table18.A"/>
        <table:table-row table:style-name="TableLine2314792303936">
          <table:table-cell table:style-name="Table18.A1" office:value-type="string">
            <text:p text:style-name="P33">// Int.h</text:p>
            <text:p text:style-name="P33"/>
            <text:p text:style-name="P33">class Int </text:p>
            <text:p text:style-name="P33">{ </text:p>
            <text:p text:style-name="P33">public:</text:p>
            <text:p text:style-name="P33"><text:s text:c="4"/>...</text:p>
            <text:p text:style-name="P33"><text:s text:c="4"/>Int <text:span text:style-name="T73">&amp; </text:span>operator+=(const Int &amp; c);</text:p>
            <text:p text:style-name="P33"><text:s text:c="4"/>Int operator+(Int c) const </text:p>
            <text:p text:style-name="P33"><text:s text:c="4"/>{ </text:p>
            <text:p text:style-name="P33"><text:s text:c="8"/>return <text:span text:style-name="T74">(</text:span>Int(*this) += c<text:span text:style-name="T74">)</text:span>; </text:p>
            <text:p text:style-name="P33"><text:s text:c="4"/>}</text:p>
            <text:p text:style-name="P33"><text:s text:c="4"/>...</text:p>
            <text:p text:style-name="P33">private: </text:p>
            <text:p text:style-name="P33"><text:s text:c="4"/>int x_;</text:p>
            <text:p text:style-name="P33">};</text:p>
            <text:p text:style-name="P33"/>
            <text:p text:style-name="P33">Int operator+(int, const Int &amp;);</text:p>
          </table:table-cell>
        </table:table-row>
      </table:table>
      <text:p text:style-name="P6"/>
      <table:table table:name="Table19" table:style-name="Table19">
        <table:table-column table:style-name="Table19.A"/>
        <table:table-row table:style-name="TableLine2314792299040">
          <table:table-cell table:style-name="Table19.A1" office:value-type="string">
            <text:p text:style-name="P33">// Int.cpp</text:p>
            <text:p text:style-name="P33"/>
            <text:p text:style-name="P33">...</text:p>
            <text:p text:style-name="P33">Int operator+(int a, const int &amp; b)</text:p>
            <text:p text:style-name="P33">{</text:p>
            <text:p text:style-name="P33"><text:s text:c="4"/>return Int(a) + b;</text:p>
            <text:p text:style-name="P33">}</text:p>
            <text:p text:style-name="P33">...</text:p>
          </table:table-cell>
        </table:table-row>
      </table:table>
      <text:p text:style-name="P7"/>
      <text:p text:style-name="P91"><text:soft-page-break/>You have the same issue if you want to do this:</text:p>
      <text:p text:style-name="P91"/>
      <text:p text:style-name="P7"><text:tab/><text:span text:style-name="T26">Int a(6); </text:span></text:p>
      <text:p text:style-name="P7"><text:tab/><text:span text:style-name="T26">Int b = 5 * a;</text:span><text:span text:style-name="T57"> </text:span></text:p>
      <text:p text:style-name="P91"/>
      <text:p text:style-name="P92">is the same as </text:p>
      <text:p text:style-name="P83"><text:tab/></text:p>
      <text:p text:style-name="P8"><text:span text:style-name="T57"><text:tab/></text:span><text:span text:style-name="T26">Int b = operator*(5,a);</text:span></text:p>
      <text:p text:style-name="P8"/>
      <text:p text:style-name="P90"><text:span text:style-name="T49">You will need to define the function outside the </text:span><text:span text:style-name="T45">Int</text:span><text:span text:style-name="T49"> class:</text:span></text:p>
      <text:p text:style-name="P9"/>
      <text:p text:style-name="P10"><text:tab/><text:span text:style-name="T38">Int operator*(int c, const Int &amp; a);</text:span></text:p>
      <text:p text:style-name="P10"/>
      <text:p text:style-name="Standard">Now back to the other case: <text:span text:style-name="T26">a + 1</text:span>. If you have a class <text:span text:style-name="T26">C</text:span>, then</text:p>
      <text:p text:style-name="Standard"/>
      <text:p text:style-name="Standard"><text:tab/><text:span text:style-name="T26">C c = 1; </text:span></text:p>
      <text:p text:style-name="Standard"/>
      <text:p text:style-name="Standard">is the same as </text:p>
      <text:p text:style-name="Standard"/>
      <text:p text:style-name="Standard"><text:tab/><text:span text:style-name="T26">C c(1);</text:span></text:p>
      <text:p text:style-name="Standard"/>
      <text:p text:style-name="Standard">If <text:span text:style-name="T26">C(1)</text:span> is a valid constructor call. <text:span text:style-name="T60">In this case, the constructor was called <text:s/></text:span><text:span text:style-name="T71">implicitly</text:span><text:span text:style-name="T60">. That means that for the </text:span><text:span text:style-name="T39">Int</text:span><text:span text:style-name="T60"> class,</text:span></text:p>
      <text:p text:style-name="Standard"/>
      <text:p text:style-name="Standard"><text:tab/><text:span text:style-name="T40">Int i(42), j(0);</text:span></text:p>
      <text:p text:style-name="Standard"><text:tab/><text:span text:style-name="T26">j = i + 1; // becomes j = i + Int(1);</text:span></text:p>
      <text:p text:style-name="Standard"/>
      <text:p text:style-name="Standard">So you do <text:span text:style-name="T69">not</text:span> need <text:span text:style-name="T26">operator+(const Int&amp;, int);</text:span></text:p>
      <text:p text:style-name="Standard"/>
      <text:p text:style-name="Standard"/>
      <text:p text:style-name="P96">Exercise: <text:span text:style-name="T11">How many constructor calls are there? Where?</text:span></text:p>
      <table:table table:name="Table20" table:style-name="Table20">
        <table:table-column table:style-name="Table20.A"/>
        <table:table-row table:style-name="TableLine2314792307744">
          <table:table-cell table:style-name="Table20.A1" office:value-type="string">
            <text:p text:style-name="P33">#include &lt;iostream&gt;</text:p>
            <text:p text:style-name="P33"/>
            <text:p text:style-name="P33">class Int</text:p>
            <text:p text:style-name="P33">{</text:p>
            <text:p text:style-name="P33">public:</text:p>
            <text:p text:style-name="P33"><text:s text:c="4"/>Int(int x) </text:p>
            <text:p text:style-name="P33"><text:s text:c="8"/>: x_(x)</text:p>
            <text:p text:style-name="P33"><text:s text:c="4"/>{ </text:p>
            <text:p text:style-name="P33"><text:s text:c="8"/>std::cout &lt;&lt; "Int\n"; </text:p>
            <text:p text:style-name="P33"><text:s text:c="4"/>}</text:p>
            <text:p text:style-name="P33"/>
            <text:p text:style-name="P33"><text:s text:c="4"/>Int operator+(const Int &amp; i)</text:p>
            <text:p text:style-name="P33"><text:s text:c="4"/>{</text:p>
            <text:p text:style-name="P33"><text:s text:c="8"/>return Int(x_ + i.x_);</text:p>
            <text:p text:style-name="P33"><text:s text:c="4"/>}</text:p>
            <text:p text:style-name="P33"/>
            <text:p text:style-name="P33">private:</text:p>
            <text:p text:style-name="P33"><text:s text:c="4"/>int x_;</text:p>
            <text:p text:style-name="P33">};</text:p>
          </table:table-cell>
        </table:table-row>
      </table:table>
      <text:p text:style-name="P25"><text:soft-page-break/></text:p>
      <table:table table:name="Table21" table:style-name="Table21">
        <table:table-column table:style-name="Table21.A"/>
        <table:table-row table:style-name="TableLine2314792305840">
          <table:table-cell table:style-name="Table21.A1" office:value-type="string">
            <text:p text:style-name="P134">#include “Int.h”</text:p>
            <text:p text:style-name="P134"/>
            <text:p text:style-name="P134">int main()</text:p>
            <text:p text:style-name="P134">{</text:p>
            <text:p text:style-name="P134"><text:s text:c="4"/>Int i(42), j(0);</text:p>
            <text:p text:style-name="P134"><text:s text:c="4"/>j = i + 1;</text:p>
            <text:p text:style-name="P134"><text:s text:c="4"/></text:p>
            <text:p text:style-name="P134"><text:s text:c="4"/>return 0;</text:p>
            <text:p text:style-name="P134">}</text:p>
          </table:table-cell>
        </table:table-row>
      </table:table>
      <text:p text:style-name="P31"/>
      <text:p text:style-name="P120"><text:span text:style-name="T103">o</text:span>perator<text:span text:style-name="T8">[]</text:span></text:p>
      <text:p text:style-name="Standard"/>
      <text:p text:style-name="Standard">If <text:span text:style-name="T26">c</text:span> is a <text:span text:style-name="T26">C</text:span> object, C++ translates <text:span text:style-name="T26">c[n]</text:span> like this:</text:p>
      <text:p text:style-name="Standard"/>
      <text:p text:style-name="Standard"><text:tab/><text:span text:style-name="T26">c[n] </text:span><text:span text:style-name="T89">is the same as</text:span><text:span text:style-name="T26"> c.operator[](n)</text:span></text:p>
      <text:p text:style-name="Standard"/>
      <text:p text:style-name="Standard"><text:span text:style-name="T26">operator[]</text:span> must be a member function.</text:p>
      <text:p text:style-name="P11"/>
      <table:table table:name="Table22" table:style-name="Table22">
        <table:table-column table:style-name="Table22.A"/>
        <table:table-row table:style-name="TableLine2314792300672">
          <table:table-cell table:style-name="Table22.A1" office:value-type="string">
            <text:p text:style-name="P33">class IntDynArr </text:p>
            <text:p text:style-name="P33">{</text:p>
            <text:p text:style-name="P33">public:</text:p>
            <text:p text:style-name="P33"><text:s text:c="4"/>IntDynArr(int s) </text:p>
            <text:p text:style-name="P33"><text:s text:c="8"/>: size_(s), p_(new int[s]) </text:p>
            <text:p text:style-name="P33"><text:s text:c="4"/>{}</text:p>
            <text:p text:style-name="P33"/>
            <text:p text:style-name="P33"><text:s text:c="4"/>~IntDynArr() { delete [] p_; }</text:p>
            <text:p text:style-name="P33"/>
            <text:p text:style-name="P33"><text:s text:c="4"/><text:span text:style-name="T65">int operator[](int n)</text:span> { return p_[n]; }</text:p>
            <text:p text:style-name="P33"/>
            <text:p text:style-name="P33">private:</text:p>
            <text:p text:style-name="P33"><text:s text:c="4"/>int size_;</text:p>
            <text:p text:style-name="P33"><text:s text:c="4"/>int * p_;</text:p>
            <text:p text:style-name="P33">};</text:p>
          </table:table-cell>
        </table:table-row>
      </table:table>
      <text:p text:style-name="P11"/>
      <table:table table:name="Table23" table:style-name="Table23">
        <table:table-column table:style-name="Table23.A"/>
        <table:table-row table:style-name="TableLine2314792303664">
          <table:table-cell table:style-name="Table23.A1" office:value-type="string">
            <text:p text:style-name="P33">int main()</text:p>
            <text:p text:style-name="P33">{</text:p>
            <text:p text:style-name="P33"><text:s text:c="4"/>IntDynArr c(100);</text:p>
            <text:p text:style-name="P33"><text:s text:c="4"/>std::cout &lt;&lt; c[5] &lt;&lt; std::endl;</text:p>
            <text:p text:style-name="P33"><text:s text:c="4"/></text:p>
            <text:p text:style-name="P33"><text:s text:c="4"/>return 0;</text:p>
            <text:p text:style-name="P33">}</text:p>
          </table:table-cell>
        </table:table-row>
      </table:table>
      <text:p text:style-name="P12"/>
      <text:p text:style-name="Standard">But what about this?</text:p>
      <table:table table:name="Table59" table:style-name="Table59">
        <table:table-column table:style-name="Table59.A"/>
        <table:table-row table:style-name="TableLine2314792313728">
          <table:table-cell table:style-name="Table59.A1" office:value-type="string">
            <text:p text:style-name="P33">int main()</text:p>
            <text:p text:style-name="P33">{</text:p>
            <text:p text:style-name="P33"><text:s text:c="4"/>IntDynArr c(100);</text:p>
            <text:p text:style-name="P33"><text:s text:c="4"/>c[5] = 23; // ERROR! </text:p>
            <text:p text:style-name="P33"><text:s text:c="4"/>std::cout &lt;&lt; c[5] &lt;&lt; std::endl;</text:p>
            <text:p text:style-name="P33"/>
            <text:p text:style-name="P33"><text:s text:c="4"/>return 0;</text:p>
            <text:p text:style-name="P33">}</text:p>
          </table:table-cell>
        </table:table-row>
      </table:table>
      <text:p text:style-name="P99"/>
      <table:table table:name="Table24" table:style-name="Table24">
        <table:table-column table:style-name="Table24.A"/>
        <table:table-row table:style-name="TableLine2314792311552">
          <table:table-cell table:style-name="Table24.A1" office:value-type="string">
            <text:p text:style-name="P33">class IntDynArr </text:p>
            <text:p text:style-name="P33">{</text:p>
            <text:p text:style-name="P33">public:</text:p>
            <text:p text:style-name="P33"><text:s text:c="4"/>IntDynArr(int s) </text:p>
            <text:p text:style-name="P33"><text:s text:c="8"/>: size_(s), p_(new int[s]) </text:p>
            <text:p text:style-name="P33"><text:s text:c="4"/>{}</text:p>
            <text:p text:style-name="P33"/>
            <text:p text:style-name="P33"><text:s text:c="4"/>~IntDynArr() { delete [] p_; <text:span text:style-name="T95">}</text:span></text:p>
            <text:p text:style-name="P33"><text:s text:c="4"/>...</text:p>
            <text:p text:style-name="P33"><draw:ellipse text:anchor-type="paragraph" draw:z-index="20" draw:name="Shape16" draw:style-name="gr2" draw:text-style-name="P141" svg:width="0.7713in" svg:height="0.2433in" svg:x="0.2299in" svg:y="0.1161in"><text:p/></draw:ellipse><text:soft-page-break/></text:p>
            <text:p text:style-name="P33"><text:s text:c="4"/><text:span text:style-name="T65">int &amp; operator[](int n)</text:span> </text:p>
            <text:p text:style-name="P33"><draw:rect text:anchor-type="paragraph" draw:z-index="21" draw:name="Shape17" draw:style-name="gr1" draw:text-style-name="P140" svg:width="1.385in" svg:height="0.4724in" svg:x="3.0717in" svg:y="0.1319in"><text:p text:style-name="P139"><text:span text:style-name="T85">Why a reference?</text:span></text:p></draw:rect><text:s text:c="4"/>{ </text:p>
            <text:p text:style-name="P33"><text:s text:c="8"/>return p_[n]; </text:p>
            <text:p text:style-name="P33"><text:s text:c="4"/>}</text:p>
            <text:p text:style-name="P33"><text:s text:c="4"/>...</text:p>
            <text:p text:style-name="P33"/>
            <text:p text:style-name="P33">private:</text:p>
            <text:p text:style-name="P33"><text:s text:c="4"/>int size_;</text:p>
            <text:p text:style-name="P33"><text:s text:c="4"/>int * p_;</text:p>
            <text:p text:style-name="P33">};</text:p>
          </table:table-cell>
        </table:table-row>
      </table:table>
      <text:p text:style-name="P98"/>
      <text:p text:style-name="Standard"><text:span text:style-name="T90">Of course you can includes checks like </text:span><text:span text:style-name="T31">size &gt;= 0</text:span><text:span text:style-name="T90"> for constructor, and argument of </text:span><text:span text:style-name="T31">[]</text:span><text:span text:style-name="T90"> is within bounds:</text:span></text:p>
      <table:table table:name="Table26" table:style-name="Table26">
        <table:table-column table:style-name="Table26.A"/>
        <table:table-row table:style-name="TableLine2314792302848">
          <table:table-cell table:style-name="Table26.A1" office:value-type="string">
            <text:p text:style-name="P33">...</text:p>
            <text:p text:style-name="P33">int &amp; operator[](int n)</text:p>
            <text:p text:style-name="P33">{ </text:p>
            <text:p text:style-name="P33"><text:s text:c="4"/>if (n &gt;= 0 &amp;&amp; n &lt; size)</text:p>
            <text:p text:style-name="P33"><text:s text:c="8"/>return p_[n]; </text:p>
            <text:p text:style-name="P33">}</text:p>
            <text:p text:style-name="P33">...</text:p>
          </table:table-cell>
        </table:table-row>
      </table:table>
      <text:p text:style-name="Standard">But what if <text:span text:style-name="T26">n &lt; 0</text:span> or <text:span text:style-name="T26">n &gt;= size</text:span>?</text:p>
      <text:p text:style-name="P21"/>
      <text:p text:style-name="Standard"><text:span text:style-name="T75">Later, we will handle such errors with</text:span> <text:span text:style-name="T65">exceptions</text:span>.</text:p>
      <text:p text:style-name="Standard"/>
      <text:p text:style-name="Standard">Now include</text:p>
      <table:table table:name="Table25" table:style-name="Table25">
        <table:table-column table:style-name="Table25.A"/>
        <table:table-row table:style-name="TableLine2314792304208">
          <table:table-cell table:style-name="Table25.A1" office:value-type="string">
            <text:p text:style-name="P33">...</text:p>
            <text:p text:style-name="P33">int &amp; operator[](int n) <text:span text:style-name="T95">const</text:span></text:p>
            <text:p text:style-name="P33">{ </text:p>
            <text:p text:style-name="P49"><text:s text:c="4"/>if (n &gt;= 0 &amp;&amp; n &lt; size)</text:p>
            <text:p text:style-name="P49"><text:s text:c="8"/>return p_[n];</text:p>
            <text:p text:style-name="P33">}</text:p>
            <text:p text:style-name="P33">...</text:p>
          </table:table-cell>
        </table:table-row>
      </table:table>
      <text:p text:style-name="Standard">What is the point of this?</text:p>
      <text:p text:style-name="P117"><text:span text:style-name="T103">o</text:span>perator()</text:p>
      <text:p text:style-name="Standard"/>
      <text:p text:style-name="Standard">Suppose you have class <text:span text:style-name="T26">C</text:span> and <text:span text:style-name="T26">c</text:span> is an object of class <text:span text:style-name="T26">C</text:span>. C++ translates <text:span text:style-name="T26">c(a)</text:span> like this:</text:p>
      <text:p text:style-name="Standard"/>
      <text:p text:style-name="Standard"><text:tab/><text:span text:style-name="T26">c(a) </text:span><text:span text:style-name="T76">is the same as</text:span><text:span text:style-name="T26"> c.operator()(a)</text:span></text:p>
      <text:p text:style-name="Standard"/>
      <text:p text:style-name="Standard"><text:span text:style-name="T67">The point:</text:span> makes object look like a function</text:p>
      <table:table table:name="Table27" table:style-name="Table27">
        <table:table-column table:style-name="Table27.A"/>
        <table:table-row table:style-name="TableLine2314792300400">
          <table:table-cell table:style-name="Table27.A1" office:value-type="string">
            <text:p text:style-name="P33">class Square</text:p>
            <text:p text:style-name="P33">{ </text:p>
            <text:p text:style-name="P33">public: </text:p>
            <text:p text:style-name="P33"><text:s text:c="4"/>int operator()(int x) </text:p>
            <text:p text:style-name="P33"><text:s text:c="4"/>{ </text:p>
            <text:p text:style-name="P33"><text:s text:c="8"/>return x * x; </text:p>
            <text:p text:style-name="P33"><text:s text:c="4"/>} </text:p>
            <text:p text:style-name="P33">};</text:p>
            <text:p text:style-name="P33"/>
            <text:p text:style-name="P33">int main()</text:p>
            <text:p text:style-name="P33">{</text:p>
            <text:p text:style-name="P33"><text:s text:c="4"/>Square square;</text:p>
            <text:p text:style-name="P33"><text:s text:c="4"/>std::cout &lt;&lt; square(5);</text:p>
            <text:p text:style-name="P33"/>
            <text:p text:style-name="P33"><text:s text:c="4"/>return 0; </text:p>
            <text:p text:style-name="P33">}</text:p>
          </table:table-cell>
        </table:table-row>
      </table:table>
      <text:p text:style-name="P22"/>
      <text:p text:style-name="P93">Why not just use functions? Make object remember previous computation(s).</text:p>
      <table:table table:name="Table28" table:style-name="Table28">
        <table:table-column table:style-name="Table28.A"/>
        <table:table-row table:style-name="TableLine2314792311008">
          <table:table-cell table:style-name="Table28.A1" office:value-type="string">
            <text:p text:style-name="P33">class Square</text:p>
            <text:p text:style-name="P33">{ </text:p>
            <text:p text:style-name="P33">public: </text:p>
            <text:p text:style-name="P33"><text:s text:c="4"/>Square()</text:p>
            <text:p text:style-name="P33"><text:s text:c="8"/>: last_square_(-1)</text:p>
            <text:p text:style-name="P33"><text:s text:c="4"/>{}</text:p>
            <text:p text:style-name="P33"/>
            <text:p text:style-name="P33"><text:s text:c="4"/>int operator()(int x) </text:p>
            <text:p text:style-name="P33"><text:s text:c="4"/>{</text:p>
            <text:p text:style-name="P33"><text:s text:c="8"/>if (last_square_ != -1 &amp;&amp; x == last_x_)</text:p>
            <text:p text:style-name="P33"><text:s text:c="8"/><text:span text:style-name="T76">{</text:span></text:p>
            <text:p text:style-name="P33"><text:s text:c="12"/>return last_square_;</text:p>
            <text:p text:style-name="P33"><text:s text:c="8"/><text:span text:style-name="T76">}</text:span></text:p>
            <text:p text:style-name="P33"><text:s text:c="8"/>else</text:p>
            <text:p text:style-name="P33"><text:s text:c="8"/>{</text:p>
            <text:p text:style-name="P33"><text:s text:c="12"/>last_x_ = x; </text:p>
            <text:p text:style-name="P33"><text:s text:c="12"/>last_square_ = x * x;</text:p>
            <text:p text:style-name="P33"/>
            <text:p text:style-name="P33"><text:s text:c="12"/>return last_square_;</text:p>
            <text:p text:style-name="P33"><text:s text:c="8"/>}</text:p>
            <text:p text:style-name="P33"><text:s text:c="4"/>}</text:p>
            <text:p text:style-name="P33"/>
            <text:p text:style-name="P33">private:</text:p>
            <text:p text:style-name="P33"><text:s text:c="4"/>int last_x_, last_square_;</text:p>
            <text:p text:style-name="P33">};</text:p>
          </table:table-cell>
        </table:table-row>
      </table:table>
      <text:p text:style-name="P100"><text:soft-page-break/>This is helpful if you frequently compute the last square and the computation of <text:span text:style-name="T26">x * x</text:span> costs more than the computation of the boolean values in the code.</text:p>
      <text:p text:style-name="P100"/>
      <text:p text:style-name="P94">You can also remember not just the history of one computation, but use an array.</text:p>
      <text:p text:style-name="P94"/>
      <text:p text:style-name="Standard">Some computations are so intensive that some form of “history” of computations is absolutely necessary.</text:p>
      <text:p text:style-name="Standard"/>
      <text:p text:style-name="Standard">Here's the Fibonacci sequence:</text:p>
      <text:p text:style-name="Standard"><text:tab/></text:p>
      <text:p text:style-name="Standard"><text:tab/>0, 1, 1, 2, 3, 5, 8, 13, 21, ... </text:p>
      <text:p text:style-name="Standard"/>
      <text:p text:style-name="Standard">You start off with 0, 1. Subsequent terms are the sum of the previous two. Here's a simple Fibonacci function:</text:p>
      <table:table table:name="Table30" table:style-name="Table30">
        <table:table-column table:style-name="Table30.A"/>
        <table:table-row table:style-name="TableLine2314792312096">
          <table:table-cell table:style-name="Table30.A1" office:value-type="string">
            <text:p text:style-name="P37">int fib(int n)</text:p>
            <text:p text:style-name="P37">{</text:p>
            <text:p text:style-name="P38"><text:s text:c="4"/>if (n == 0)</text:p>
            <text:p text:style-name="P38"><text:s text:c="8"/>return 0;</text:p>
            <text:p text:style-name="P38"><text:s text:c="4"/>else if (n == 1)</text:p>
            <text:p text:style-name="P38"><text:s text:c="8"/>return 1;</text:p>
            <text:p text:style-name="P38"><text:s text:c="4"/>else</text:p>
            <text:p text:style-name="P38"><text:s text:c="8"/>return fib(n–1) + fib(n–2);</text:p>
            <text:p text:style-name="P37">}</text:p>
          </table:table-cell>
        </table:table-row>
      </table:table>
      <text:p text:style-name="P13"/>
      <text:p text:style-name="Standard">Try to execute <text:span text:style-name="T26">fib</text:span> for high values of <text:span text:style-name="T26">n</text:span>:</text:p>
      <table:table table:name="Table31" table:style-name="Table31">
        <table:table-column table:style-name="Table31.A"/>
        <table:table-row table:style-name="TableLine2314792300944">
          <table:table-cell table:style-name="Table31.A1" office:value-type="string">
            <text:p text:style-name="P39">for (int n = 0; n &lt; 100; n++)</text:p>
            <text:p text:style-name="P39">{</text:p>
            <text:p text:style-name="P39"><text:s text:c="5"/>Std::cout &lt;&lt; n &lt;&lt; ',' &lt;&lt; fib(n) &lt;&lt; '\n';</text:p>
            <text:p text:style-name="P39">}</text:p>
          </table:table-cell>
        </table:table-row>
      </table:table>
      <text:p text:style-name="P100">Why is it so slow? <text:span text:style-name="T26">fib(90)</text:span> calls <text:span text:style-name="T26">fib(89)</text:span> and <text:span text:style-name="T26">fib(88)</text:span> and adds their return values. f<text:span text:style-name="T26">ib(89) </text:span>calls <text:span text:style-name="T26">fib(88)</text:span> and <text:span text:style-name="T26">fib(87)</text:span> and adds their return values. Etc. <text:span text:style-name="T77">There are m</text:span>any re-computations!!!</text:p>
      <text:p text:style-name="P100"/>
      <text:p text:style-name="P95">Let's remedy this by making a class:</text:p>
      <table:table table:name="Table32" table:style-name="Table32">
        <table:table-column table:style-name="Table32.A"/>
        <table:table-row table:style-name="TableLine2314792297408">
          <table:table-cell table:style-name="Table32.A1" office:value-type="string">
            <text:p text:style-name="P33">class Fibonacci</text:p>
            <text:p text:style-name="P33">{</text:p>
            <text:p text:style-name="P33">public:</text:p>
            <text:p text:style-name="P33"><text:s text:c="4"/>Fibonacci()</text:p>
            <text:p text:style-name="P33"><text:s text:c="4"/>{ </text:p>
            <text:p text:style-name="P33"><text:s text:c="8"/>lookup_[0] = 0; </text:p>
            <text:p text:style-name="P33"><text:s text:c="8"/>lookup_[1] = 1;</text:p>
            <text:p text:style-name="P33"><text:s text:c="8"/>for (int i = 2; i &lt; 100; i++)</text:p>
            <text:p text:style-name="P33"><text:s text:c="8"/><text:span text:style-name="T78">{</text:span></text:p>
            <text:p text:style-name="P33"><text:s text:c="12"/>lookup_[i] = -1;</text:p>
            <text:p text:style-name="P33"><text:s text:c="8"/><text:span text:style-name="T78">}</text:span></text:p>
            <text:p text:style-name="P33"><text:s text:c="4"/>}</text:p>
            <text:p text:style-name="P33"/>
            <text:p text:style-name="P33">private:</text:p>
            <text:p text:style-name="P33"><text:s text:c="4"/>int lookup_[100];</text:p>
            <text:p text:style-name="P33">}</text:p>
          </table:table-cell>
        </table:table-row>
      </table:table>
      <text:p text:style-name="Standard"/>
      <text:p text:style-name="P100"><text:soft-page-break/>In <text:span text:style-name="T26">lookup_</text:span>, if <text:span text:style-name="T26">lookup_[i]</text:span> is <text:span text:style-name="T26">-1</text:span>, it means that the <text:span text:style-name="T26">i</text:span><text:span text:style-name="T85">th</text:span> value of Fibonacci has not been stored in <text:span text:style-name="T26">lookup_[i]</text:span> yet.</text:p>
      <text:p text:style-name="P100"/>
      <text:p text:style-name="P100">Now add <text:span text:style-name="T26">operator()</text:span>:</text:p>
      <table:table table:name="Table33" table:style-name="Table33">
        <table:table-column table:style-name="Table33.A"/>
        <table:table-row table:style-name="TableLine2314792301760">
          <table:table-cell table:style-name="Table33.A1" office:value-type="string">
            <text:p text:style-name="P40">int Fibonacci::operator(int n)</text:p>
            <text:p text:style-name="P40">{</text:p>
            <text:p text:style-name="P40"><text:s text:c="4"/>if (n &lt; 100) // within lookup_'s range </text:p>
            <text:p text:style-name="P40"><text:s text:c="4"/>{</text:p>
            <text:p text:style-name="P40"><text:s text:c="8"/>// not stored in lookup_ yet</text:p>
            <text:p text:style-name="P40"><text:s text:c="8"/>if (lookup_[n] == -1) </text:p>
            <text:p text:style-name="P40"><text:s text:c="12"/>lookup_[n] = (*this)(n - 1) + (*this)(n - 2);</text:p>
            <text:p text:style-name="P40"/>
            <text:p text:style-name="P40"><text:s text:c="8"/>return lookup_[n]; </text:p>
            <text:p text:style-name="P40"><text:s text:c="4"/>}</text:p>
            <text:p text:style-name="P40"><text:s text:c="4"/>else // outside lookup_'s range</text:p>
            <text:p text:style-name="P40"><text:s text:c="4"/><text:span text:style-name="T78">{</text:span></text:p>
            <text:p text:style-name="P40"><text:s text:c="8"/>return (*this)(n - 1) + (*this)(n – 2);</text:p>
            <text:p text:style-name="P40"><text:s text:c="4"/><text:span text:style-name="T78">}</text:span></text:p>
            <text:p text:style-name="P40">}</text:p>
          </table:table-cell>
        </table:table-row>
      </table:table>
      <text:p text:style-name="P14"/>
      <text:p text:style-name="P15">Now test this version of the Fibonacci computation:</text:p>
      <table:table table:name="Table34" table:style-name="Table34">
        <table:table-column table:style-name="Table34.A"/>
        <table:table-row table:style-name="TableLine2314792297952">
          <table:table-cell table:style-name="Table34.A1" office:value-type="string">
            <text:p text:style-name="P135">Fibonacci fib;</text:p>
            <text:p text:style-name="P135"/>
            <text:p text:style-name="P135">for (int n = 0; n &lt; 100; n++)</text:p>
            <text:p text:style-name="P135">{</text:p>
            <text:p text:style-name="P135"><text:s text:c="4"/>std::cout &lt;&lt; n &lt;&lt; ',' &lt;&lt; fib(n) &lt;&lt; '\n';</text:p>
            <text:p text:style-name="P135">}</text:p>
          </table:table-cell>
        </table:table-row>
      </table:table>
      <text:p text:style-name="Standard"/>
      <text:p text:style-name="Standard">Another reason to use objects that look like function: <text:span text:style-name="T96">t</text:span>he computation involves two (or more) values but one of them does not change. <text:span text:style-name="T96">S</text:span>tore that unchanging value in the object.</text:p>
      <table:table table:name="Table35" table:style-name="Table35">
        <table:table-column table:style-name="Table35.A"/>
        <table:table-row table:style-name="TableLine2314792330592">
          <table:table-cell table:style-name="Table35.A1" office:value-type="string">
            <text:p text:style-name="P33">class AddBy</text:p>
            <text:p text:style-name="P33">{</text:p>
            <text:p text:style-name="P33">public:</text:p>
            <text:p text:style-name="P33"><text:s text:c="4"/>AddBy(int x) : x_(x) {}</text:p>
            <text:p text:style-name="P33"><text:s text:c="4"/>int operator()(int y) { return x_ + y; }</text:p>
            <text:p text:style-name="P33">private: </text:p>
            <text:p text:style-name="P33"><text:s text:c="4"/>int x_;</text:p>
            <text:p text:style-name="P33">};</text:p>
          </table:table-cell>
        </table:table-row>
      </table:table>
      <text:p text:style-name="Standard">Test it with:</text:p>
      <table:table table:name="Table36" table:style-name="Table36">
        <table:table-column table:style-name="Table36.A"/>
        <table:table-row table:style-name="TableLine2314792326240">
          <table:table-cell table:style-name="Table36.A1" office:value-type="string">
            <text:p text:style-name="P33">AddBy f(5);</text:p>
            <text:p text:style-name="P33">std::cout &lt;&lt; f(3) &lt;&lt; ',' &lt;&lt; f(11) &lt;&lt; '\n';</text:p>
            <text:p text:style-name="P33">AddBy g(10);</text:p>
            <text:p text:style-name="P33">std::cout &lt;&lt; g(3) &lt;&lt; ',' &lt;&lt; g(11) &lt;&lt; '\n';</text:p>
          </table:table-cell>
        </table:table-row>
      </table:table>
      <text:p text:style-name="Standard">You can also provide methods to modify the <text:span text:style-name="T26">x_</text:span> in the class.</text:p>
      <text:p text:style-name="P119"><text:span text:style-name="T103">o</text:span>perator<text:span text:style-name="T8">=</text:span></text:p>
      <text:p text:style-name="P26"/>
      <text:p text:style-name="Standard"><text:span text:style-name="T8">The default </text:span><text:span text:style-name="T41">=</text:span><text:span text:style-name="T8"> operator will perform member-wise copy. For example: If you have the following class</text:span></text:p>
      <table:table table:name="Table37" table:style-name="Table37">
        <table:table-column table:style-name="Table37.A"/>
        <table:table-row table:style-name="TableLine2314792331408">
          <table:table-cell table:style-name="Table37.A1" office:value-type="string">
            <text:p text:style-name="P33">class vec2i </text:p>
            <text:p text:style-name="P33">{</text:p>
            <text:p text:style-name="P33">private:</text:p>
            <text:p text:style-name="P33"><text:s text:c="4"/>int x_, y_;</text:p>
            <text:p text:style-name="P33">};</text:p>
          </table:table-cell>
        </table:table-row>
      </table:table>
      <text:p text:style-name="Standard"><text:span text:style-name="T8">and you have objects </text:span><text:span text:style-name="T41">p, q</text:span><text:span text:style-name="T8"> of </text:span><text:span text:style-name="T41">vec2i</text:span><text:span text:style-name="T8">. Then </text:span><text:span text:style-name="T41">p=q</text:span><text:span text:style-name="T8"> will have the same effect as </text:span><text:span text:style-name="T41">p.x_ = q.x_</text:span><text:span text:style-name="T8">, </text:span><text:span text:style-name="T41">p.y_ = q.y_</text:span><text:span text:style-name="T8">.</text:span></text:p>
      <text:p text:style-name="P27"/>
      <text:p text:style-name="Standard"><text:span text:style-name="T67">WARNING:</text:span> <text:span text:style-name="T8">You might actually not want </text:span><text:span text:style-name="T41">operator=</text:span><text:span text:style-name="T8"> to behave as above. Why? Can you think of some examples where the default </text:span><text:span text:style-name="T41">operator=</text:span><text:span text:style-name="T8"> is bad?</text:span></text:p>
      <text:p text:style-name="Standard"/>
      <text:p text:style-name="Standard"><text:span text:style-name="T8">You can overwrite the default </text:span><text:span text:style-name="T41">=</text:span><text:span text:style-name="T8"> by creating your own </text:span><text:span text:style-name="T41">operator=</text:span><text:span text:style-name="T8"> .</text:span></text:p>
      <text:p text:style-name="Standard"><text:span text:style-name="T8">You definitely want to do this if your object holds on to some form of system resource. </text:span>Example:<text:span text:style-name="T8"> There is a pointer in your object.</text:span></text:p>
      <text:p text:style-name="Standard"/>
      <text:p text:style-name="Standard"><text:span text:style-name="T8">The default </text:span><text:span text:style-name="T41">operator=</text:span><text:span text:style-name="T8"> is called the </text:span><text:span text:style-name="T69">default copy operator</text:span><text:span text:style-name="T8"> (not to be confused with the copy constructor which is a constructor that has an object as parameter). </text:span><text:span text:style-name="T12">Note that you can do this:</text:span></text:p>
      <text:p text:style-name="P28"/>
      <text:p text:style-name="P28"><text:span text:style-name="T12"><text:tab/></text:span><text:span text:style-name="T42">SomeClass a, b, c, d;</text:span></text:p>
      <text:p text:style-name="P41"><text:tab/>a = b = c = d;</text:p>
      <text:p text:style-name="P42"/>
      <text:p text:style-name="Standard">This is because the second statement is</text:p>
      <text:p text:style-name="P42"/>
      <text:p text:style-name="P41"><text:tab/>a = (b = (c = d));</text:p>
      <text:p text:style-name="P42"/>
      <text:p text:style-name="Standard">i.e.,</text:p>
      <text:p text:style-name="P42"/>
      <text:p text:style-name="P41"><text:tab/>a = (b = (c.operator=(d)));</text:p>
      <text:p text:style-name="P42"/>
      <text:p text:style-name="Standard"><text:span text:style-name="T8">This implies that </text:span><text:span text:style-name="T41">c.operator=(d)</text:span><text:span text:style-name="T8"> has a return val</text:span><text:span text:style-name="T13">ue. </text:span><text:span text:style-name="T14">This will be </text:span><text:span text:style-name="T13">mentioned later.</text:span></text:p>
      <text:p text:style-name="P114"><text:span text:style-name="T100">o</text:span><text:span text:style-name="T97">perator=</text:span> Return<text:span text:style-name="T104">ing</text:span> Value</text:p>
      <text:p text:style-name="Standard"/>
      <text:p text:style-name="Standard">What do we want to achieve with</text:p>
      <text:p text:style-name="Standard"/>
      <text:p text:style-name="Standard"><text:tab/><text:span text:style-name="T26">a = b = c = d;</text:span></text:p>
      <text:p text:style-name="Standard"/>
      <text:p text:style-name="Standard">We want to set <text:span text:style-name="T26">c</text:span> to <text:span text:style-name="T26">d</text:span>, then <text:span text:style-name="T26">b</text:span> to <text:span text:style-name="T26">c</text:span>. Therefore in </text:p>
      <text:p text:style-name="Standard"/>
      <text:p text:style-name="Standard"><text:tab/><text:span text:style-name="T26">a = (b = (c.operator=(d)));</text:span></text:p>
      <text:p text:style-name="Standard"/>
      <text:p text:style-name="Standard">we want (basically)</text:p>
      <text:p text:style-name="Standard"/>
      <text:p text:style-name="Standard"><text:tab/><text:span text:style-name="T26">c = d;</text:span></text:p>
      <text:p text:style-name="Standard"><text:tab/>a = b = c;</text:p>
      <text:p text:style-name="Standard"/>
      <text:p text:style-name="Standard">Therefore for a class <text:span text:style-name="T26">C</text:span> we want <text:span text:style-name="T26">operator=</text:span> to look like this:</text:p>
      <table:table table:name="Table38" table:style-name="Table38">
        <table:table-column table:style-name="Table38.A"/>
        <table:table-row table:style-name="TableLine2314792331136">
          <table:table-cell table:style-name="Table38.A1" office:value-type="string">
            <text:p text:style-name="P33">C &amp; C::operator=(const C &amp; <text:span text:style-name="T80">c</text:span>)</text:p>
            <text:p text:style-name="P33">{</text:p>
            <text:p text:style-name="P33"><text:s text:c="4"/>... some code ...</text:p>
            <text:p text:style-name="P33"/>
            <text:p text:style-name="P33"><text:s text:c="4"/>return <text:span text:style-name="T79">(</text:span>*this<text:span text:style-name="T79">)</text:span>;</text:p>
            <text:p text:style-name="P33">}</text:p>
          </table:table-cell>
        </table:table-row>
      </table:table>
      <text:p text:style-name="Standard"/>
      <text:p text:style-name="Standard">What if we have the following instead? Why is this version a bad idea?</text:p>
      <table:table table:name="Table39" table:style-name="Table39">
        <table:table-column table:style-name="Table39.A"/>
        <table:table-row table:style-name="TableLine2314792315904">
          <table:table-cell table:style-name="Table39.A1" office:value-type="string">
            <text:p text:style-name="P33">C C::operator=(const C &amp; <text:span text:style-name="T80">c</text:span>)</text:p>
            <text:p text:style-name="P33">{</text:p>
            <text:p text:style-name="P33"><text:s text:c="4"/>... some code ...</text:p>
            <text:p text:style-name="P33"/>
            <text:p text:style-name="P33"><text:s text:c="4"/>return <text:span text:style-name="T80">(</text:span>*this<text:span text:style-name="T80">)</text:span>;</text:p>
            <text:p text:style-name="P33">}</text:p>
          </table:table-cell>
        </table:table-row>
      </table:table>
      <text:p text:style-name="Standard"/>
      <text:p text:style-name="P104"><text:span text:style-name="T92">Assignment of </text:span><text:span text:style-name="T93">s</text:span><text:span text:style-name="T92">ame </text:span><text:span text:style-name="T93">o</text:span><text:span text:style-name="T92">bject</text:span> </text:p>
      <text:p text:style-name="Standard"/>
      <text:p text:style-name="Standard">Depending on what you want to do, you usually do not want to change the object <text:span text:style-name="T26">obj1</text:span> if you execute <text:span text:style-name="T26">obj1 = obj2</text:span> if <text:span text:style-name="T26">obj2</text:span> is actually the same as <text:span text:style-name="T26">obj1</text:span>.</text:p>
      <table:table table:name="Table40" table:style-name="Table40">
        <table:table-column table:style-name="Table40.A"/>
        <table:table-row table:style-name="TableLine2314792323792">
          <table:table-cell table:style-name="Table40.A1" office:value-type="string">
            <text:p text:style-name="P33">C &amp; C::operator=(const C &amp; x)</text:p>
            <text:p text:style-name="P33">{</text:p>
            <text:p text:style-name="P33"><text:s text:c="4"/>if (this == &amp;x) </text:p>
            <text:p text:style-name="P33"><text:s text:c="8"/>return <text:span text:style-name="T81">(</text:span>*this<text:span text:style-name="T81">)</text:span>;</text:p>
            <text:p text:style-name="P33"/>
            <text:p text:style-name="P33"><text:s text:c="4"/>... some code ...</text:p>
            <text:p text:style-name="P33"/>
            <text:p text:style-name="P33"><text:s text:c="4"/>return <text:span text:style-name="T81">(</text:span>*this<text:span text:style-name="T81">)</text:span>;</text:p>
            <text:p text:style-name="P33">}</text:p>
          </table:table-cell>
        </table:table-row>
      </table:table>
      <text:p text:style-name="Standard"/>
      <text:p text:style-name="P114">Cascading <text:span text:style-name="T100">operator</text:span><text:span text:style-name="T97">=</text:span></text:p>
      <text:p text:style-name="Standard"/>
      <text:p text:style-name="Standard">Note that if you have</text:p>
      <table:table table:name="Table41" table:style-name="Table41">
        <table:table-column table:style-name="Table41.A"/>
        <table:table-row table:style-name="TableLine2314792325696">
          <table:table-cell table:style-name="Table41.A1" office:value-type="string">
            <text:p text:style-name="P33">class vec2iTemperature</text:p>
            <text:p text:style-name="P33">{</text:p>
            <text:p text:style-name="P33">private:</text:p>
            <text:p text:style-name="P33"><text:s text:c="4"/>vec2i p_;</text:p>
            <text:p text:style-name="P33"><text:s text:c="4"/>double temp_;</text:p>
            <text:p text:style-name="P33">};</text:p>
          </table:table-cell>
        </table:table-row>
      </table:table>
      <text:p text:style-name="Standard">and objects <text:span text:style-name="T26">t1, t2</text:span> of <text:span text:style-name="T26">vec2iTemperature</text:span>, then <text:span text:style-name="T26">t1 = t2</text:span> is the same as <text:span text:style-name="T43">t1.p_ = t2.p_</text:span><text:span text:style-name="T61"> and </text:span><text:span text:style-name="T43">t1.temp_ = t2.temp_</text:span><text:span text:style-name="T61">. </text:span><text:span text:style-name="T43">t1.p_ = t2.p_</text:span><text:span text:style-name="T61"> will call the </text:span><text:span text:style-name="T43">=</text:span><text:span text:style-name="T61"> of </text:span><text:span text:style-name="T43">vec2i</text:span><text:span text:style-name="T61">. The above puts object inside object. See later section on object composition.</text:span></text:p>
      <text:p text:style-name="P105">Initialization</text:p>
      <text:p text:style-name="Standard"/>
      <text:p text:style-name="Standard"><text:span text:style-name="T49">Reminder:</text:span> The following does not call <text:span text:style-name="T26">operator=</text:span></text:p>
      <text:p text:style-name="Standard"><text:tab/></text:p>
      <text:p text:style-name="Standard"><text:tab/><text:span text:style-name="T26">Date d = today;</text:span></text:p>
      <text:p text:style-name="Standard"/>
      <text:p text:style-name="Standard">The above is actually an initialization and not an assignment. Initialization always involves the constructor. In the above case, the copy constructor is called. In other words, the above is the same as</text:p>
      <text:p text:style-name="Standard"/>
      <text:p text:style-name="Standard"><text:tab/><text:span text:style-name="T26">Date d(today);</text:span></text:p>
      <text:p text:style-name="P16"/>
      <text:p text:style-name="P16"/>
      <text:p text:style-name="P105">Avoiding <text:span text:style-name="T106">m</text:span>ember-wise <text:span text:style-name="T106">c</text:span>opy</text:p>
      <text:p text:style-name="Standard"/>
      <text:p text:style-name="Standard">If your object is going to use some resource that requires code to manually acquire and release, you <text:span text:style-name="T69">must</text:span> write your own</text:p>
      <text:p text:style-name="Standard"/>
      <text:p text:style-name="Standard"><text:tab/>– constructor (to acquire resource)</text:p>
      <text:p text:style-name="Standard"><text:tab/>– destructor (to release resource)</text:p>
      <text:p text:style-name="Standard"><text:tab/>– copy constructor (to prevent memberwise copy)</text:p>
      <text:p text:style-name="Standard"><text:tab/>– <text:span text:style-name="T26">operator=</text:span> (to prevent memberwise copy)</text:p>
      <text:p text:style-name="Standard"/>
      <text:p text:style-name="Standard">Here's a standard example where the “resource” is memory ...</text:p>
      <table:table table:name="Table42" table:style-name="Table42">
        <table:table-column table:style-name="Table42.A"/>
        <table:table-row table:style-name="TableLine2314792324880">
          <table:table-cell table:style-name="Table42.A1" office:value-type="string">
            <text:p text:style-name="P33">class IntPointer </text:p>
            <text:p text:style-name="P33">{</text:p>
            <text:p text:style-name="P33">public:</text:p>
            <text:p text:style-name="P33"><text:s text:c="4"/>IntPointer() </text:p>
            <text:p text:style-name="P33"><text:s text:c="8"/>: p_(new int) </text:p>
            <text:p text:style-name="P33"><text:s text:c="4"/>{}</text:p>
            <text:p text:style-name="P33"/>
            <text:p text:style-name="P33"><text:s text:c="4"/>IntPointer(const IntPointer &amp; intptr) </text:p>
            <text:p text:style-name="P33"><text:s text:c="8"/>: p_(new int) </text:p>
            <text:p text:style-name="P33"><text:s text:c="4"/>{ </text:p>
            <text:p text:style-name="P33"><text:s text:c="8"/>*p_ = *(intptr.p_); </text:p>
            <text:p text:style-name="P33"><text:s text:c="4"/>}</text:p>
            <text:p text:style-name="P33"/>
            <text:p text:style-name="P33"><text:s text:c="4"/>~IntPointer() { delete p_; }</text:p>
            <text:p text:style-name="P33"/>
            <text:p text:style-name="P33"><text:s text:c="4"/>IntPointer &amp; operator=(const IntPointer &amp; intptr)</text:p>
            <text:p text:style-name="P33"><text:s text:c="4"/>{</text:p>
            <text:p text:style-name="P33"><text:s text:c="8"/>if (this == &amp;intptr) </text:p>
            <text:p text:style-name="P33"><text:s text:c="8"/><text:span text:style-name="T82">{</text:span></text:p>
            <text:p text:style-name="P33"><text:s text:c="12"/>return (*this);</text:p>
            <text:p text:style-name="P33"><text:s text:c="8"/><text:span text:style-name="T82">}</text:span></text:p>
            <text:p text:style-name="P33"><text:s text:c="8"/></text:p>
            <text:p text:style-name="P33"><text:s text:c="8"/>*p_ = *(intptr.p_);</text:p>
            <text:p text:style-name="P33"><text:s text:c="8"/></text:p>
            <text:p text:style-name="P33"><text:s text:c="8"/>return (*this);</text:p>
            <text:p text:style-name="P33"><text:s text:c="4"/>}</text:p>
            <text:p text:style-name="P33"/>
            <text:p text:style-name="P33">private: </text:p>
            <text:p text:style-name="P33"><text:s text:c="4"/>int * p_;</text:p>
            <text:p text:style-name="P33">};</text:p>
          </table:table-cell>
        </table:table-row>
      </table:table>
      <text:p text:style-name="P23"/>
      <text:p text:style-name="Standard">You should document your <text:span text:style-name="T26">IntPointer</text:span> to let the user know that <text:span text:style-name="T26">IntPointer</text:span> objects do not share memory. Why? Because if you use the regular pointers:</text:p>
      <text:p text:style-name="Standard"/>
      <text:p text:style-name="Standard"><text:tab/><text:span text:style-name="T26">int * p = new int;</text:span></text:p>
      <text:p text:style-name="P33"><text:tab/>int * q;</text:p>
      <text:p text:style-name="P33"><text:tab/>q = p;</text:p>
      <text:p text:style-name="Standard"/>
      <text:p text:style-name="Standard">then <text:span text:style-name="T26">p</text:span> and <text:span text:style-name="T26">q</text:span> do point to the same integer value. </text:p>
      <text:p text:style-name="P101"/>
      <text:p text:style-name="P101"/>
      <text:p text:style-name="Standard"><text:soft-page-break/><text:span text:style-name="T24">Exercise.</text:span><text:span text:style-name="T23"> What about </text:span><text:span text:style-name="T32">IntDynArr</text:span><text:span text:style-name="T23">? Write the copy constructor and </text:span><text:span text:style-name="T32">operator=</text:span><text:span text:style-name="T23">.</text:span></text:p>
      <text:p text:style-name="Standard"/>
      <text:p text:style-name="Standard"/>
      <text:p text:style-name="Standard"><text:span text:style-name="T49">Exercise. </text:span>What about <text:span text:style-name="T26">IntArr</text:span>?</text:p>
      <text:p text:style-name="P115"><text:span text:style-name="T100">o</text:span><text:span text:style-name="T97">perator&gt;&gt;</text:span> and <text:span text:style-name="T108">o</text:span><text:span text:style-name="T98">perator</text:span><text:span text:style-name="T97">&lt;&lt;</text:span></text:p>
      <text:p text:style-name="Standard"/>
      <text:p text:style-name="Standard"><text:span text:style-name="T8">You’ve been using </text:span><text:span text:style-name="T41">&lt;&lt;</text:span><text:span text:style-name="T8"> and </text:span><text:span text:style-name="T41">&gt;&gt;</text:span><text:span text:style-name="T8"> since day 1 of CISS240. From your previous notes you know that you can overload </text:span><text:span text:style-name="T41">operator&gt;&gt;</text:span><text:span text:style-name="T8"> and </text:span><text:span text:style-name="T62">operator&lt;&lt;.</text:span><text:span text:style-name="T58"> </text:span><text:span text:style-name="T8">You also know from CISS240 that you can output </text:span></text:p>
      <text:p text:style-name="Standard"><text:span text:style-name="T62">int, char[], double</text:span><text:span text:style-name="T8">, etc., i.e., C++ has overloaded </text:span><text:span text:style-name="T62">operator&gt;&gt;</text:span><text:span text:style-name="T8"> in </text:span><text:span text:style-name="T99">iostream.h</text:span><text:span text:style-name="T102"> .You</text:span><text:span text:style-name="T8"> also know that you can do </text:span></text:p>
      <text:p text:style-name="Standard"/>
      <text:p text:style-name="Standard"><text:span text:style-name="T8"><text:tab/></text:span><text:span text:style-name="T41">std::cout &lt;&lt; "A" &lt;&lt; 3 &lt;&lt; 5.5;</text:span></text:p>
      <text:p text:style-name="Standard"/>
      <text:p text:style-name="Standard">So the operators return an object.</text:p>
      <table:table table:name="Table43" table:style-name="Table43">
        <table:table-column table:style-name="Table43.A"/>
        <table:table-row table:style-name="TableLine2314792321616">
          <table:table-cell table:style-name="Table43.A1" office:value-type="string">
            <text:p text:style-name="P102">#include &lt;iostream&gt;</text:p>
            <text:p text:style-name="P102"><draw:rect text:anchor-type="paragraph" draw:z-index="15" draw:name="Shape18" draw:style-name="gr1" draw:text-style-name="P141" svg:width="2.8543in" svg:height="0.9031in" svg:x="2.8272in" svg:y="0.0311in"><text:p text:style-name="P139"><text:span text:style-name="T26">std::cout</text:span><text:span text:style-name="T85"> is a </text:span><text:span text:style-name="T26">std::ostream</text:span> </text:p><text:p text:style-name="P139"><text:span text:style-name="T101">object that’s already created for you. </text:span></text:p><text:p text:style-name="P139"><text:span text:style-name="T26">std::ostream</text:span><text:span text:style-name="T101"> is a </text:span>C++ <text:span text:style-name="T101">class.</text:span></text:p></draw:rect></text:p>
            <text:p text:style-name="P102">#ifndef INT_H</text:p>
            <text:p text:style-name="P102">#define INT_H</text:p>
            <text:p text:style-name="P102"/>
            <text:p text:style-name="P102">class Int </text:p>
            <text:p text:style-name="P102">{</text:p>
            <text:p text:style-name="P102">public: </text:p>
            <text:p text:style-name="P102"><text:s text:c="4"/>Int(int x0 = 0) : x_(x0) {}</text:p>
            <text:p text:style-name="P102"><text:s text:c="4"/>int get() const { return x_; }</text:p>
            <text:p text:style-name="P102"><text:s text:c="4"/>...</text:p>
            <text:p text:style-name="P102"><text:s text:c="4"/>void operator&lt;&lt;(std::ostream &amp;, const Int &amp;);</text:p>
            <text:p text:style-name="P102"><text:s text:c="4"/>...</text:p>
            <text:p text:style-name="P102">private: </text:p>
            <text:p text:style-name="P102"><text:s text:c="4"/>int x_;</text:p>
            <text:p text:style-name="P102">};</text:p>
            <text:p text:style-name="P102"/>
            <text:p text:style-name="P102">#endif</text:p>
          </table:table-cell>
        </table:table-row>
      </table:table>
      <text:p text:style-name="P29"/>
      <table:table table:name="Table44" table:style-name="Table44">
        <table:table-column table:style-name="Table44.A"/>
        <table:table-row table:style-name="TableLine2314583531920">
          <table:table-cell table:style-name="Table44.A1" office:value-type="string">
            <text:p text:style-name="P102">#include "Int.h"</text:p>
            <text:p text:style-name="P102"/>
            <text:p text:style-name="P102">void operator&lt;&lt;(std::ostream &amp; cout, const Int &amp; c)</text:p>
            <text:p text:style-name="P102"><draw:rect text:anchor-type="paragraph" draw:z-index="16" draw:name="Shape19" draw:style-name="gr1" draw:text-style-name="P142" svg:width="3.515in" svg:height="0.2996in" svg:x="2.7783in" svg:y="0.0673in"><text:p text:style-name="P139"><text:span text:style-name="T109">2. Same as </text:span><text:span text:style-name="T110">operator&lt;&lt;(cout, c.get())</text:span></text:p></draw:rect>{</text:p>
            <text:p text:style-name="P102"><draw:line text:anchor-type="paragraph" draw:z-index="17" draw:name="Shape20" draw:style-name="gr4" draw:text-style-name="P139" svg:x1="2.7783in" svg:y1="0.0764in" svg:x2="1.7228in" svg:y2="0.0626in"><text:p/></draw:line><text:s text:c="4"/>cout &lt;&lt; c.get();</text:p>
            <text:p text:style-name="P102">}</text:p>
          </table:table-cell>
        </table:table-row>
      </table:table>
      <text:p text:style-name="P29"/>
      <table:table table:name="Table45" table:style-name="Table45">
        <table:table-column table:style-name="Table45.A"/>
        <table:table-row table:style-name="TableLine2314578620704">
          <table:table-cell table:style-name="Table45.A1" office:value-type="string">
            <text:p text:style-name="P102">#include "Int.h"</text:p>
            <text:p text:style-name="P102"/>
            <text:p text:style-name="P102">int main() </text:p>
            <text:p text:style-name="P102">{ </text:p>
            <text:p text:style-name="P102"><draw:rect text:anchor-type="paragraph" draw:z-index="18" draw:name="Shape21" draw:style-name="gr1" draw:text-style-name="P141" svg:width="3.3961in" svg:height="0.3685in" svg:x="2.7854in" svg:y="0.0528in"><text:p text:style-name="P139"><text:span text:style-name="T85">1. Same as </text:span><text:span text:style-name="T26">operator&lt;&lt;(std::cout,c)</text:span></text:p></draw:rect><text:s text:c="4"/>Int c(42); </text:p>
            <text:p text:style-name="P102"><draw:line text:anchor-type="paragraph" draw:z-index="19" draw:name="Shape22" draw:style-name="gr3" draw:text-style-name="P139" svg:x1="2.7854in" svg:y1="0.0618in" svg:x2="1.698in" svg:y2="0.0693in"><text:p/></draw:line><text:s text:c="4"/>std::cout &lt;&lt; c;</text:p>
            <text:p text:style-name="P102"/>
            <text:p text:style-name="P102"><text:s text:c="4"/>return 0;</text:p>
            <text:p text:style-name="P102">}</text:p>
          </table:table-cell>
        </table:table-row>
      </table:table>
      <text:p text:style-name="P29"/>
      <text:p text:style-name="P113"><text:span text:style-name="T101">Cascading </text:span><text:span text:style-name="T100">operator</text:span><text:span text:style-name="T99">&lt;&lt;</text:span></text:p>
      <text:p text:style-name="Standard"/>
      <text:p text:style-name="Standard">If you want to do the following:<text:tab/></text:p>
      <text:p text:style-name="Standard"><text:tab/><text:span text:style-name="T26">Int c(42);</text:span></text:p>
      <text:p text:style-name="Standard"><text:s/><text:tab/><text:span text:style-name="T97">std::cout &lt;&lt; c &lt;&lt; "\n";</text:span></text:p>
      <text:p text:style-name="Standard">you need to return an <text:span text:style-name="T26">ostream</text:span> object from your <text:span text:style-name="T26">operator&lt;&lt;</text:span> so that the above becomes</text:p>
      <text:p text:style-name="Standard"><text:tab/><text:span text:style-name="T26">Int c(42);</text:span></text:p>
      <text:p text:style-name="Standard"><text:tab/><text:span text:style-name="T26">operator&lt;&lt;(operator&lt;&lt;(std::cout, c), "\n");</text:span></text:p>
      <text:p text:style-name="Standard"/>
      <table:table table:name="Table46" table:style-name="Table46">
        <table:table-column table:style-name="Table46.A"/>
        <table:table-row table:style-name="TableLine2314941785360">
          <table:table-cell table:style-name="Table46.A1" office:value-type="string">
            <text:p text:style-name="P102">#include &lt;iostream&gt;</text:p>
            <text:p text:style-name="P102"/>
            <text:p text:style-name="P102">#ifndef INT_H</text:p>
            <text:p text:style-name="P102">#define INT_H</text:p>
            <text:p text:style-name="P102"/>
            <text:p text:style-name="P102">class Int </text:p>
            <text:p text:style-name="P102">{</text:p>
            <text:p text:style-name="P102">public: </text:p>
            <text:p text:style-name="P102"><text:s text:c="4"/>Int(int a) </text:p>
            <text:p text:style-name="P102"><text:s text:c="8"/>: x(a) </text:p>
            <text:p text:style-name="P102"><text:s text:c="4"/>{}</text:p>
            <text:p text:style-name="P102"/>
            <text:p text:style-name="P102"><text:s text:c="4"/>int get() const { return x; }</text:p>
            <text:p text:style-name="P102"/>
            <text:p text:style-name="P102">private: </text:p>
            <text:p text:style-name="P102"><text:s text:c="4"/>int x;</text:p>
            <text:p text:style-name="P102">};</text:p>
            <text:p text:style-name="P102"/>
            <text:p text:style-name="P102">std::ostream &amp; operator&lt;&lt;(std::ostream &amp;, const Int &amp;);</text:p>
            <text:p text:style-name="P102"/>
            <text:p text:style-name="P102">#endif</text:p>
          </table:table-cell>
        </table:table-row>
      </table:table>
      <text:p text:style-name="P17"/>
      <table:table table:name="Table47" table:style-name="Table47">
        <table:table-column table:style-name="Table47.A"/>
        <table:table-row table:style-name="TableLine2314941800592">
          <table:table-cell table:style-name="Table47.A1" office:value-type="string">
            <text:p text:style-name="P102">#include "Int.h"</text:p>
            <text:p text:style-name="P102"/>
            <text:p text:style-name="P102">std::ostream &amp; operator&lt;&lt;(std::ostream &amp; cout, const Int &amp; c) {</text:p>
            <text:p text:style-name="P102"><text:s text:c="4"/>cout &lt;&lt; c.get();</text:p>
            <text:p text:style-name="P102"/>
            <text:p text:style-name="P102"><text:s text:c="4"/>return cout;</text:p>
            <text:p text:style-name="P102">}</text:p>
          </table:table-cell>
        </table:table-row>
      </table:table>
      <text:p text:style-name="P17"/>
      <table:table table:name="Table48" table:style-name="Table48">
        <table:table-column table:style-name="Table48.A"/>
        <table:table-row table:style-name="TableLine2314941791344">
          <table:table-cell table:style-name="Table48.A1" office:value-type="string">
            <text:p text:style-name="P102">#include "Int.h"</text:p>
            <text:p text:style-name="P102"/>
            <text:p text:style-name="P102"><text:span text:style-name="T104">int</text:span> main() </text:p>
            <text:p text:style-name="P102">{ </text:p>
            <text:p text:style-name="P102"><text:s text:c="4"/>Int c(42), d(43); </text:p>
            <text:p text:style-name="P102"><text:s text:c="4"/>std::cout &lt;&lt; c &lt;&lt; "," &lt;&lt; d &lt;&lt; "\n";</text:p>
            <text:p text:style-name="P102"/>
            <text:p text:style-name="P102"><text:s text:c="4"/>return 0;</text:p>
            <text:p text:style-name="P102">}</text:p>
          </table:table-cell>
        </table:table-row>
      </table:table>
      <text:p text:style-name="P32"/>
      <text:p text:style-name="P116">Friends</text:p>
      <text:p text:style-name="P18"/>
      <text:p text:style-name="Standard">You can let <text:span text:style-name="T26">operator&lt;&lt;</text:span> have access to the private members of the object by making your <text:span text:style-name="T26">operator&lt;&lt;</text:span> a <text:span text:style-name="T67">friend</text:span> in your class. <text:span text:style-name="T83">We will re-visit friends later.</text:span></text:p>
      <text:p text:style-name="Standard"/>
      <table:table table:name="Table49" table:style-name="Table49">
        <table:table-column table:style-name="Table49.A"/>
        <table:table-row table:style-name="TableLine2314941789712">
          <table:table-cell table:style-name="Table49.A1" office:value-type="string">
            <text:p text:style-name="P102">#include &lt;iostream&gt;</text:p>
            <text:p text:style-name="P102"/>
            <text:p text:style-name="P102">#ifndef INT_H</text:p>
            <text:p text:style-name="P102">#define INT_H</text:p>
            <text:p text:style-name="P102"/>
            <text:p text:style-name="P102">class C </text:p>
            <text:p text:style-name="P102">{</text:p>
            <text:p text:style-name="P102">public: </text:p>
            <text:p text:style-name="P102"><text:s text:c="4"/>Int(int x0 = 0) </text:p>
            <text:p text:style-name="P102"><text:s text:c="8"/>: x_(x0) </text:p>
            <text:p text:style-name="P102"><text:s text:c="4"/>{}</text:p>
            <text:p text:style-name="P102"/>
            <text:p text:style-name="P102"><text:s text:c="4"/>int get() const { return x_; }</text:p>
            <text:p text:style-name="P102"/>
            <text:p text:style-name="P102"><text:s text:c="4"/><text:span text:style-name="T67">friend</text:span> std::ostream &amp; operator&lt;&lt;(std::ostream &amp;, const Int &amp;);</text:p>
            <text:p text:style-name="P102"/>
            <text:p text:style-name="P102">private: </text:p>
            <text:p text:style-name="P102"><text:s text:c="4"/>int x_; </text:p>
            <text:p text:style-name="P102">};</text:p>
            <text:p text:style-name="P102"/>
            <text:p text:style-name="P102">#endif</text:p>
          </table:table-cell>
        </table:table-row>
      </table:table>
      <text:p text:style-name="P19"/>
      <table:table table:name="Table50" table:style-name="Table50">
        <table:table-column table:style-name="Table50.A"/>
        <table:table-row table:style-name="TableLine2314941788896">
          <table:table-cell table:style-name="Table50.A1" office:value-type="string">
            <text:p text:style-name="P102">#include “Int.h"</text:p>
            <text:p text:style-name="P102"/>
            <text:p text:style-name="P102">std::ostream &amp; operator&lt;&lt;(std::ostream &amp; cout, const Int &amp; c) </text:p>
            <text:p text:style-name="P102">{</text:p>
            <text:p text:style-name="P102"><text:s text:c="4"/>cout &lt;&lt; <text:span text:style-name="T67">c.x_</text:span>; </text:p>
            <text:p text:style-name="P102"><text:s text:c="4"/>return cout;</text:p>
            <text:p text:style-name="P102">}</text:p>
          </table:table-cell>
        </table:table-row>
      </table:table>
      <text:p text:style-name="P19"/>
      <table:table table:name="Table51" table:style-name="Table51">
        <table:table-column table:style-name="Table51.A"/>
        <table:table-row table:style-name="TableLine2314941793248">
          <table:table-cell table:style-name="Table51.A1" office:value-type="string">
            <text:p text:style-name="P102">#include “Int.h"</text:p>
            <text:p text:style-name="P102"/>
            <text:p text:style-name="P102">int main() </text:p>
            <text:p text:style-name="P102">{ </text:p>
            <text:p text:style-name="P102"><text:s text:c="4"/>Int c(42),d(43); </text:p>
            <text:p text:style-name="P102"><text:s text:c="4"/>std::cout &lt;&lt; c &lt;&lt; "," &lt;&lt; d &lt;&lt; "\n"; </text:p>
            <text:p text:style-name="P102"/>
            <text:p text:style-name="P102"><text:s text:c="4"/>return 0;</text:p>
            <text:p text:style-name="P102">}</text:p>
          </table:table-cell>
        </table:table-row>
      </table:table>
      <text:p text:style-name="P24"/>
      <text:p text:style-name="P24">In general, if the header of a function <text:span text:style-name="T26">f</text:span> is a friend in a class <text:span text:style-name="T26">C</text:span>, then <text:span text:style-name="T26">f</text:span> has access to things in private section of class <text:span text:style-name="T26">C</text:span>:</text:p>
      <table:table table:name="Table52" table:style-name="Table52">
        <table:table-column table:style-name="Table52.A"/>
        <table:table-row table:style-name="TableLine2314941786448">
          <table:table-cell table:style-name="Table52.A1" office:value-type="string">
            <text:p text:style-name="P136">class C </text:p>
            <text:p text:style-name="P136">{</text:p>
            <text:p text:style-name="P136">public: </text:p>
            <text:p text:style-name="P136"><text:soft-page-break/><text:s text:c="4"/><text:span text:style-name="T67">friend void f(C &amp; c);</text:span></text:p>
            <text:p text:style-name="P136"/>
            <text:p text:style-name="P136">private: </text:p>
            <text:p text:style-name="P136"><text:s text:c="4"/>int x_;</text:p>
            <text:p text:style-name="P136"><text:s text:c="4"/>void m() { x++; }</text:p>
            <text:p text:style-name="P136">} </text:p>
            <text:p text:style-name="P136"/>
            <text:p text:style-name="P136">void f(C &amp; c) </text:p>
            <text:p text:style-name="P136">{</text:p>
            <text:p text:style-name="P136"><text:s text:c="4"/>c.x_ = 0; // f can access c.x_ (private)</text:p>
            <text:p text:style-name="P136"><text:s text:c="4"/>c.m(); <text:s text:c="3"/>// f can access c.m <text:s/>(private)</text:p>
            <text:p text:style-name="P136">}</text:p>
          </table:table-cell>
        </table:table-row>
      </table:table>
      <text:p text:style-name="Standard"/>
      <text:p text:style-name="Standard">Do NOT declare too many friends in a class – this breaks the principle of information hiding and makes the class harder to maintain in case you </text:p>
      <text:p text:style-name="Standard">need private members variables or methods in the future.</text:p>
      <text:p text:style-name="Standard"/>
      <text:p text:style-name="Standard">Of course friends can be completely avoided.</text:p>
      <text:p text:style-name="P118"><text:span text:style-name="T103">o</text:span>perator<text:span text:style-name="T8">&gt;&gt;</text:span></text:p>
      <text:p text:style-name="P30"/>
      <text:p text:style-name="Standard">For input, just change <text:span text:style-name="T26">ostream</text:span> to <text:span text:style-name="T26">istream</text:span>. Everything else is pretty similar. You should be able to figure the differences out yourself. Here’s an example to guide you.</text:p>
      <table:table table:name="Table53" table:style-name="Table53">
        <table:table-column table:style-name="Table53.A"/>
        <table:table-row table:style-name="TableLine2314941795424">
          <table:table-cell table:style-name="Table53.A1" office:value-type="string">
            <text:p text:style-name="P102">#include &lt;iostream&gt;</text:p>
            <text:p text:style-name="P102"/>
            <text:p text:style-name="P102">#ifndef FRACTION_H</text:p>
            <text:p text:style-name="P102">#define FRACTION_H</text:p>
            <text:p text:style-name="P102"/>
            <text:p text:style-name="P102">class Fraction </text:p>
            <text:p text:style-name="P102">{</text:p>
            <text:p text:style-name="P102">public:</text:p>
            <text:p text:style-name="P102"><text:s text:c="4"/>Fraction(int a, int b) </text:p>
            <text:p text:style-name="P102"><text:s text:c="8"/>: n_(a), d_(b) </text:p>
            <text:p text:style-name="P102"><text:s text:c="4"/>{}</text:p>
            <text:p text:style-name="P102"/>
            <text:p text:style-name="P102"><text:s text:c="4"/>friend std::istream &amp; operator&gt;&gt;(std::istream &amp;, Fraction &amp;);</text:p>
            <text:p text:style-name="P102"><text:s text:c="4"/>friend std::ostream &amp; operator&lt;&lt;(std::ostream &amp;, const Fraction &amp;);</text:p>
            <text:p text:style-name="P102"/>
            <text:p text:style-name="P102">private:</text:p>
            <text:p text:style-name="P102"><text:s text:c="4"/>int n_, d_;</text:p>
            <text:p text:style-name="P102">};</text:p>
            <text:p text:style-name="P102"/>
            <text:p text:style-name="P102">#endif</text:p>
          </table:table-cell>
        </table:table-row>
      </table:table>
      <text:p text:style-name="P20"/>
      <table:table table:name="Table54" table:style-name="Table54">
        <table:table-column table:style-name="Table54.A"/>
        <table:table-row table:style-name="TableLine2314941793792">
          <table:table-cell table:style-name="Table54.A1" office:value-type="string">
            <text:p text:style-name="P102">#include “Fraction.h"</text:p>
            <text:p text:style-name="P102"/>
            <text:p text:style-name="P102">std::ostream &amp; operator&lt;&lt;(std::ostream &amp; cout, const Fraction &amp; r)</text:p>
            <text:p text:style-name="P102">{ </text:p>
            <text:p text:style-name="P102"><text:s text:c="4"/>cout &lt;&lt; r.n_ &lt;&lt; "/" &lt;&lt; r.d_; </text:p>
            <text:p text:style-name="P102"><text:s text:c="4"/>return cout; </text:p>
            <text:p text:style-name="P102">}</text:p>
            <text:p text:style-name="P102"/>
            <text:p text:style-name="P102">std::istream &amp; operator&gt;&gt;(std::istream &amp; cin, <text:span text:style-name="T84">Fraction</text:span> &amp; r)</text:p>
            <text:p text:style-name="P102">{ </text:p>
            <text:p text:style-name="P102"><text:s text:c="4"/>cin &gt;&gt; r.n_ &gt;&gt; r.d_; </text:p>
            <text:p text:style-name="P102"><text:s text:c="4"/>return cin; </text:p>
            <text:p text:style-name="P102">}</text:p>
          </table:table-cell>
        </table:table-row>
      </table:table>
      <text:p text:style-name="P20"/>
      <table:table table:name="Table55" table:style-name="Table55">
        <table:table-column table:style-name="Table55.A"/>
        <table:table-row table:style-name="TableLine2314941785632">
          <table:table-cell table:style-name="Table55.A1" office:value-type="string">
            <text:p text:style-name="P102">#include “Fraction.h"</text:p>
            <text:p text:style-name="P102"/>
            <text:p text:style-name="P102">int main() </text:p>
            <text:p text:style-name="P102">{</text:p>
            <text:p text:style-name="P102"><text:s text:c="4"/>Fraction c(0,1), d(0,1);</text:p>
            <text:p text:style-name="P102"><text:s text:c="4"/></text:p>
            <text:p text:style-name="P102"><text:s text:c="4"/>std::cout &lt;&lt; c &lt;&lt; "," &lt;&lt; d &lt;&lt; "\n";</text:p>
            <text:p text:style-name="P102"><text:s text:c="4"/>std::cin &gt;&gt; c &gt;&gt; d;</text:p>
            <text:p text:style-name="P102"><text:s text:c="4"/>std::cout &lt;&lt; c &lt;&lt; "," &lt;&lt; d &lt;&lt; "\n";</text:p>
            <text:p text:style-name="P102"/>
            <text:p text:style-name="P102"><text:s text:c="4"/>return 0;</text:p>
            <text:p text:style-name="P102">}</text:p>
          </table:table-cell>
        </table:table-row>
      </table:table>
      <text:p text:style-name="P10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4" svg:font-family="Arial"/>
    <style:font-face style:name="Courier New2" svg:font-family="'Courier New'"/>
    <style:font-face style:name="Lohit Devanagari2" svg:font-family="'Lohit Devanagari'"/>
    <style:font-face style:name="Arial1" svg:font-family="Arial" style:font-family-generic="roman"/>
    <style:font-face style:name="Lohit Devanagari" svg:font-family="'Lohit Devanagari'" style:font-family-generic="roman"/>
    <style:font-face style:name="ARIAL" svg:font-family="ARIAL" style:font-family-generic="swiss"/>
    <style:font-face style:name="ARial1" svg:font-family="ARial" style:font-family-generic="swiss"/>
    <style:font-face style:name="Arial5" svg:font-family="Arial" style:font-family-generic="swiss"/>
    <style:font-face style:name="Arial" svg:font-family="Arial" style:font-adornments="Regular" style:font-family-generic="swiss"/>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Arial3" svg:font-family="Arial" style:font-pitch="variable"/>
    <style:font-face style:name="Liberation Serif2" svg:font-family="'Liberation Serif'" style:font-pitch="variable"/>
    <style:font-face style:name="Courier New1"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fo:font-size="10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1"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roman"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835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1"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loext:opacity="100%" style:font-name="Lohit Devanagari" fo:font-family="'Lohit Devanagari'"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1"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1"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835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3d4191"/>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Standard">C++ (Y. Liow) <text:s text:c="53"/>65. Operator Overloading</text:p>
      </style:header>
      <style:footer>
        <text:p text:style-name="MP1"><text:page-number text:select-page="current">29</text:page-number><text:s/><text:span text:style-name="MT1">of </text:span><text:span text:style-name="MT1"><text:page-count>3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3-03T16:30:07.332218759</meta:creation-date>
    <dc:date>2024-03-26T18:10:40.899000000</dc:date>
    <meta:editing-duration>P3DT23H44M21S</meta:editing-duration>
    <meta:editing-cycles>288</meta:editing-cycles>
    <meta:generator>LibreOffice/7.1.2.2$Windows_X86_64 LibreOffice_project/8a45595d069ef5570103caea1b71cc9d82b2aae4</meta:generator>
    <meta:document-statistic meta:table-count="57" meta:image-count="0" meta:object-count="0" meta:page-count="33" meta:paragraph-count="795" meta:word-count="3522" meta:character-count="20258" meta:non-whitespace-character-count="15600"/>
  </office:meta>
</office:document-meta>
</file>